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181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3.1555in"/>
    </style:style>
    <style:style style:name="co6" style:family="table-column">
      <style:table-column-properties fo:break-before="auto" style:column-width="2.1256in"/>
    </style:style>
    <style:style style:name="co7" style:family="table-column">
      <style:table-column-properties fo:break-before="auto" style:column-width="2.8764in"/>
    </style:style>
    <style:style style:name="co8" style:family="table-column">
      <style:table-column-properties fo:break-before="auto" style:column-width="2.4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902in" fo:break-before="auto" style:use-optimal-row-height="fals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/>
  </office:automatic-styles>
  <office:body>
    <office:spreadsheet>
      <table:table table:name="phenotype_correlat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3"/>
        <table:table-row table:style-name="ro1">
          <table:table-cell table:style-name="ce1" office:value-type="string" calcext:value-type="string" table:number-columns-spanned="3" table:number-rows-spanned="3">
            <text:p>Pearson Correlations between phenotypes assayed in different environments at different developmental stages</text:p>
          </table:table-cell>
          <table:covered-table-cell table:number-columns-repeated="2"/>
          <table:table-cell table:style-name="ce1" office:value-type="string" calcext:value-type="string" table:number-columns-spanned="8" table:number-rows-spanned="1">
            <text:p>R07018 x R07020</text:p>
          </table:table-cell>
          <table:covered-table-cell table:number-columns-repeated="7" table:style-name="ce2"/>
        </table:table-row>
        <table:table-row table:style-name="ro2">
          <table:covered-table-cell table:number-columns-repeated="3"/>
          <table:table-cell table:style-name="ce1" office:value-type="string" calcext:value-type="string" table:number-columns-spanned="2" table:number-rows-spanned="1">
            <text:p>greenhouse; 39 DAP (n=94)</text:p>
          </table:table-cell>
          <table:covered-table-cell table:style-name="ce2"/>
          <table:table-cell table:style-name="ce1" office:value-type="string" calcext:value-type="string" table:number-columns-spanned="3" table:number-rows-spanned="1">
            <text:p>fields; 80 DAP (n=94)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fields; 114 DAP (n=94)</text:p>
          </table:table-cell>
          <table:covered-table-cell table:number-columns-repeated="2" table:style-name="ce2"/>
        </table:table-row>
        <table:table-row table:style-name="ro1">
          <table:covered-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3">
          <table:table-cell table:style-name="ce1" office:value-type="string" calcext:value-type="string" table:number-columns-spanned="1" table:number-rows-spanned="8">
            <text:p>R07018 x R07020</text:p>
          </table:table-cell>
          <table:table-cell table:style-name="ce1" office:value-type="string" calcext:value-type="string" table:number-columns-spanned="1" table:number-rows-spanned="2">
            <text:p>greenhouse; 39 DAP (n=94)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80700760775804" calcext:value-type="float">
            <text:p>0.6807007608</text:p>
          </table:table-cell>
          <table:table-cell office:value-type="float" office:value="0.181088389695785" calcext:value-type="float">
            <text:p>0.1810883897</text:p>
          </table:table-cell>
          <table:table-cell office:value-type="float" office:value="0.361070003930091" calcext:value-type="float">
            <text:p>0.3610700039</text:p>
          </table:table-cell>
          <table:table-cell office:value-type="float" office:value="0.346533276110754" calcext:value-type="float">
            <text:p>0.3465332761</text:p>
          </table:table-cell>
          <table:table-cell office:value-type="float" office:value="0.187272447956071" calcext:value-type="float">
            <text:p>0.187272448</text:p>
          </table:table-cell>
          <table:table-cell office:value-type="float" office:value="0.162380131403769" calcext:value-type="float">
            <text:p>0.1623801314</text:p>
          </table:table-cell>
          <table:table-cell office:value-type="float" office:value="0.167844494557927" calcext:value-type="float">
            <text:p>0.1678444946</text:p>
          </table:table-cell>
        </table:table-row>
        <table:table-row table:style-name="ro3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680700760775804" calcext:value-type="float">
            <text:p>0.6807007608</text:p>
          </table:table-cell>
          <table:table-cell office:value-type="float" office:value="1" calcext:value-type="float">
            <text:p>1</text:p>
          </table:table-cell>
          <table:table-cell office:value-type="float" office:value="0.206635435174667" calcext:value-type="float">
            <text:p>0.2066354352</text:p>
          </table:table-cell>
          <table:table-cell office:value-type="float" office:value="0.411974493662629" calcext:value-type="float">
            <text:p>0.4119744937</text:p>
          </table:table-cell>
          <table:table-cell office:value-type="float" office:value="0.365049761263841" calcext:value-type="float">
            <text:p>0.3650497613</text:p>
          </table:table-cell>
          <table:table-cell office:value-type="float" office:value="0.0961459452147713" calcext:value-type="float">
            <text:p>0.0961459452</text:p>
          </table:table-cell>
          <table:table-cell office:value-type="float" office:value="0.11350882778001" calcext:value-type="float">
            <text:p>0.1135088278</text:p>
          </table:table-cell>
          <table:table-cell office:value-type="float" office:value="0.0524288645328032" calcext:value-type="float">
            <text:p>0.0524288645</text:p>
          </table:table-cell>
        </table:table-row>
        <table:table-row table:style-name="ro3">
          <table:covered-table-cell/>
          <table:table-cell table:style-name="ce1" office:value-type="string" calcext:value-type="string" table:number-columns-spanned="1" table:number-rows-spanned="3">
            <text:p>fields; 80 DAP (n=94)</text:p>
          </table:table-cell>
          <table:table-cell office:value-type="float" office:value="3" calcext:value-type="float">
            <text:p>3</text:p>
          </table:table-cell>
          <table:table-cell office:value-type="float" office:value="0.181088389695785" calcext:value-type="float">
            <text:p>0.1810883897</text:p>
          </table:table-cell>
          <table:table-cell office:value-type="float" office:value="0.206635435174667" calcext:value-type="float">
            <text:p>0.2066354352</text:p>
          </table:table-cell>
          <table:table-cell office:value-type="float" office:value="1" calcext:value-type="float">
            <text:p>1</text:p>
          </table:table-cell>
          <table:table-cell office:value-type="float" office:value="0.692172106298132" calcext:value-type="float">
            <text:p>0.6921721063</text:p>
          </table:table-cell>
          <table:table-cell office:value-type="float" office:value="0.557810497715904" calcext:value-type="float">
            <text:p>0.5578104977</text:p>
          </table:table-cell>
          <table:table-cell office:value-type="float" office:value="0.351218007784562" calcext:value-type="float">
            <text:p>0.3512180078</text:p>
          </table:table-cell>
          <table:table-cell office:value-type="float" office:value="0.300679837555405" calcext:value-type="float">
            <text:p>0.3006798376</text:p>
          </table:table-cell>
          <table:table-cell office:value-type="float" office:value="0.285708825379688" calcext:value-type="float">
            <text:p>0.2857088254</text:p>
          </table:table-cell>
        </table:table-row>
        <table:table-row table:style-name="ro3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361070003930091" calcext:value-type="float">
            <text:p>0.3610700039</text:p>
          </table:table-cell>
          <table:table-cell office:value-type="float" office:value="0.411974493662629" calcext:value-type="float">
            <text:p>0.4119744937</text:p>
          </table:table-cell>
          <table:table-cell office:value-type="float" office:value="0.692172106298132" calcext:value-type="float">
            <text:p>0.6921721063</text:p>
          </table:table-cell>
          <table:table-cell office:value-type="float" office:value="1" calcext:value-type="float">
            <text:p>1</text:p>
          </table:table-cell>
          <table:table-cell office:value-type="float" office:value="0.805140275078649" calcext:value-type="float">
            <text:p>0.8051402751</text:p>
          </table:table-cell>
          <table:table-cell office:value-type="float" office:value="0.359189706005158" calcext:value-type="float">
            <text:p>0.359189706</text:p>
          </table:table-cell>
          <table:table-cell office:value-type="float" office:value="0.297591830129675" calcext:value-type="float">
            <text:p>0.2975918301</text:p>
          </table:table-cell>
          <table:table-cell office:value-type="float" office:value="0.327143348641249" calcext:value-type="float">
            <text:p>0.3271433486</text:p>
          </table:table-cell>
        </table:table-row>
        <table:table-row table:style-name="ro3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346533276110754" calcext:value-type="float">
            <text:p>0.3465332761</text:p>
          </table:table-cell>
          <table:table-cell office:value-type="float" office:value="0.365049761263841" calcext:value-type="float">
            <text:p>0.3650497613</text:p>
          </table:table-cell>
          <table:table-cell office:value-type="float" office:value="0.557810497715904" calcext:value-type="float">
            <text:p>0.5578104977</text:p>
          </table:table-cell>
          <table:table-cell office:value-type="float" office:value="0.805140275078649" calcext:value-type="float">
            <text:p>0.8051402751</text:p>
          </table:table-cell>
          <table:table-cell office:value-type="float" office:value="1" calcext:value-type="float">
            <text:p>1</text:p>
          </table:table-cell>
          <table:table-cell office:value-type="float" office:value="0.30394203438949" calcext:value-type="float">
            <text:p>0.3039420344</text:p>
          </table:table-cell>
          <table:table-cell office:value-type="float" office:value="0.286602392988295" calcext:value-type="float">
            <text:p>0.286602393</text:p>
          </table:table-cell>
          <table:table-cell office:value-type="float" office:value="0.302723676571655" calcext:value-type="float">
            <text:p>0.3027236766</text:p>
          </table:table-cell>
        </table:table-row>
        <table:table-row table:style-name="ro3">
          <table:covered-table-cell/>
          <table:table-cell table:style-name="ce1" office:value-type="string" calcext:value-type="string" table:number-columns-spanned="1" table:number-rows-spanned="3">
            <text:p>fields; 114 DAP (n=94)</text:p>
          </table:table-cell>
          <table:table-cell office:value-type="float" office:value="3" calcext:value-type="float">
            <text:p>3</text:p>
          </table:table-cell>
          <table:table-cell office:value-type="float" office:value="0.187272447956071" calcext:value-type="float">
            <text:p>0.187272448</text:p>
          </table:table-cell>
          <table:table-cell office:value-type="float" office:value="0.0961459452147713" calcext:value-type="float">
            <text:p>0.0961459452</text:p>
          </table:table-cell>
          <table:table-cell office:value-type="float" office:value="0.351218007784562" calcext:value-type="float">
            <text:p>0.3512180078</text:p>
          </table:table-cell>
          <table:table-cell office:value-type="float" office:value="0.359189706005158" calcext:value-type="float">
            <text:p>0.359189706</text:p>
          </table:table-cell>
          <table:table-cell office:value-type="float" office:value="0.30394203438949" calcext:value-type="float">
            <text:p>0.3039420344</text:p>
          </table:table-cell>
          <table:table-cell office:value-type="float" office:value="1" calcext:value-type="float">
            <text:p>1</text:p>
          </table:table-cell>
          <table:table-cell office:value-type="float" office:value="0.933774821769592" calcext:value-type="float">
            <text:p>0.9337748218</text:p>
          </table:table-cell>
          <table:table-cell office:value-type="float" office:value="0.935719133096863" calcext:value-type="float">
            <text:p>0.9357191331</text:p>
          </table:table-cell>
        </table:table-row>
        <table:table-row table:style-name="ro3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162380131403769" calcext:value-type="float">
            <text:p>0.1623801314</text:p>
          </table:table-cell>
          <table:table-cell office:value-type="float" office:value="0.11350882778001" calcext:value-type="float">
            <text:p>0.1135088278</text:p>
          </table:table-cell>
          <table:table-cell office:value-type="float" office:value="0.300679837555405" calcext:value-type="float">
            <text:p>0.3006798376</text:p>
          </table:table-cell>
          <table:table-cell office:value-type="float" office:value="0.297591830129675" calcext:value-type="float">
            <text:p>0.2975918301</text:p>
          </table:table-cell>
          <table:table-cell office:value-type="float" office:value="0.286602392988295" calcext:value-type="float">
            <text:p>0.286602393</text:p>
          </table:table-cell>
          <table:table-cell office:value-type="float" office:value="0.933774821769592" calcext:value-type="float">
            <text:p>0.9337748218</text:p>
          </table:table-cell>
          <table:table-cell office:value-type="float" office:value="1" calcext:value-type="float">
            <text:p>1</text:p>
          </table:table-cell>
          <table:table-cell office:value-type="float" office:value="0.938952353094315" calcext:value-type="float">
            <text:p>0.9389523531</text:p>
          </table:table-cell>
        </table:table-row>
        <table:table-row table:style-name="ro3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167844494557927" calcext:value-type="float">
            <text:p>0.1678444946</text:p>
          </table:table-cell>
          <table:table-cell office:value-type="float" office:value="0.0524288645328032" calcext:value-type="float">
            <text:p>0.0524288645</text:p>
          </table:table-cell>
          <table:table-cell office:value-type="float" office:value="0.285708825379688" calcext:value-type="float">
            <text:p>0.2857088254</text:p>
          </table:table-cell>
          <table:table-cell office:value-type="float" office:value="0.327143348641249" calcext:value-type="float">
            <text:p>0.3271433486</text:p>
          </table:table-cell>
          <table:table-cell office:value-type="float" office:value="0.302723676571655" calcext:value-type="float">
            <text:p>0.3027236766</text:p>
          </table:table-cell>
          <table:table-cell office:value-type="float" office:value="0.935719133096863" calcext:value-type="float">
            <text:p>0.9357191331</text:p>
          </table:table-cell>
          <table:table-cell office:value-type="float" office:value="0.938952353094315" calcext:value-type="float">
            <text:p>0.9389523531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phenotype_correlations.D4:phenotype_correlations.K11">
            <calcext:color-scale>
              <calcext:color-scale-entry calcext:value="0" calcext:type="minimum" calcext:color="#ff3333"/>
              <calcext:color-scale-entry calcext:value="50" calcext:type="percentile" calcext:color="#5c8526"/>
              <calcext:color-scale-entry calcext:value="0" calcext:type="maximum" calcext:color="#0047ff"/>
            </calcext:color-scale>
          </calcext:conditional-format>
        </calcext:conditional-formats>
      </table:table>
      <table:table table:name="leaf_angle_phenotypes" table:style-name="ta1">
        <table:table-column table:style-name="co5" table:default-cell-style-name="Default"/>
        <table:table-column table:style-name="co2" table:number-columns-repeated="94" table:default-cell-style-name="Default"/>
        <table:table-row table:style-name="ro1">
          <table:table-cell office:value-type="string" calcext:value-type="string">
            <text:p>RIL_ID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ngle_leaf_3_avg_gh204A_2013</text:p>
          </table:table-cell>
          <table:table-cell office:value-type="float" office:value="44.6666666667" calcext:value-type="float">
            <text:p>44.6666666667</text:p>
          </table:table-cell>
          <table:table-cell office:value-type="float" office:value="33.6666666667" calcext:value-type="float">
            <text:p>33.6666666667</text:p>
          </table:table-cell>
          <table:table-cell table:number-columns-repeated="2" office:value-type="float" office:value="32.6666666667" calcext:value-type="float">
            <text:p>32.6666666667</text:p>
          </table:table-cell>
          <table:table-cell office:value-type="float" office:value="28.6666666667" calcext:value-type="float">
            <text:p>28.6666666667</text:p>
          </table:table-cell>
          <table:table-cell office:value-type="float" office:value="35.3333333333" calcext:value-type="float">
            <text:p>35.3333333333</text:p>
          </table:table-cell>
          <table:table-cell office:value-type="float" office:value="45.3333333333" calcext:value-type="float">
            <text:p>45.3333333333</text:p>
          </table:table-cell>
          <table:table-cell office:value-type="float" office:value="32.3333333333" calcext:value-type="float">
            <text:p>32.3333333333</text:p>
          </table:table-cell>
          <table:table-cell office:value-type="float" office:value="33.6666666667" calcext:value-type="float">
            <text:p>33.6666666667</text:p>
          </table:table-cell>
          <table:table-cell office:value-type="float" office:value="56.6666666667" calcext:value-type="float">
            <text:p>56.6666666667</text:p>
          </table:table-cell>
          <table:table-cell office:value-type="float" office:value="28.3333333333" calcext:value-type="float">
            <text:p>28.3333333333</text:p>
          </table:table-cell>
          <table:table-cell office:value-type="float" office:value="33.3333333333" calcext:value-type="float">
            <text:p>33.3333333333</text:p>
          </table:table-cell>
          <table:table-cell office:value-type="float" office:value="57.3333333333" calcext:value-type="float">
            <text:p>57.333333333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26.3333333333" calcext:value-type="float">
            <text:p>26.3333333333</text:p>
          </table:table-cell>
          <table:table-cell office:value-type="float" office:value="31" calcext:value-type="float">
            <text:p>31</text:p>
          </table:table-cell>
          <table:table-cell office:value-type="float" office:value="26.3333333333" calcext:value-type="float">
            <text:p>26.3333333333</text:p>
          </table:table-cell>
          <table:table-cell office:value-type="float" office:value="33.3333333333" calcext:value-type="float">
            <text:p>33.3333333333</text:p>
          </table:table-cell>
          <table:table-cell office:value-type="float" office:value="58.3333333333" calcext:value-type="float">
            <text:p>58.3333333333</text:p>
          </table:table-cell>
          <table:table-cell office:value-type="float" office:value="36.6666666667" calcext:value-type="float">
            <text:p>36.6666666667</text:p>
          </table:table-cell>
          <table:table-cell office:value-type="float" office:value="34.6666666667" calcext:value-type="float">
            <text:p>34.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48.3333333333" calcext:value-type="float">
            <text:p>48.3333333333</text:p>
          </table:table-cell>
          <table:table-cell office:value-type="float" office:value="34.6666666667" calcext:value-type="float">
            <text:p>34.6666666667</text:p>
          </table:table-cell>
          <table:table-cell office:value-type="float" office:value="51.6666666667" calcext:value-type="float">
            <text:p>51.6666666667</text:p>
          </table:table-cell>
          <table:table-cell office:value-type="float" office:value="42.3333333333" calcext:value-type="float">
            <text:p>42.3333333333</text:p>
          </table:table-cell>
          <table:table-cell office:value-type="float" office:value="43.6666666667" calcext:value-type="float">
            <text:p>43.6666666667</text:p>
          </table:table-cell>
          <table:table-cell office:value-type="float" office:value="41.3333333333" calcext:value-type="float">
            <text:p>41.333333333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3.3333333333" calcext:value-type="float">
            <text:p>33.333333333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5.3333333333" calcext:value-type="float">
            <text:p>45.3333333333</text:p>
          </table:table-cell>
          <table:table-cell office:value-type="float" office:value="42.3333333333" calcext:value-type="float">
            <text:p>42.3333333333</text:p>
          </table:table-cell>
          <table:table-cell office:value-type="float" office:value="49.6666666667" calcext:value-type="float">
            <text:p>49.6666666667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46.6666666667" calcext:value-type="float">
            <text:p>46.6666666667</text:p>
          </table:table-cell>
          <table:table-cell office:value-type="float" office:value="30" calcext:value-type="float">
            <text:p>30</text:p>
          </table:table-cell>
          <table:table-cell office:value-type="float" office:value="32.6666666667" calcext:value-type="float">
            <text:p>32.6666666667</text:p>
          </table:table-cell>
          <table:table-cell office:value-type="float" office:value="37.6666666667" calcext:value-type="float">
            <text:p>37.6666666667</text:p>
          </table:table-cell>
          <table:table-cell office:value-type="float" office:value="29.3333333333" calcext:value-type="float">
            <text:p>29.3333333333</text:p>
          </table:table-cell>
          <table:table-cell office:value-type="float" office:value="43.3333333333" calcext:value-type="float">
            <text:p>43.3333333333</text:p>
          </table:table-cell>
          <table:table-cell office:value-type="float" office:value="54" calcext:value-type="float">
            <text:p>54</text:p>
          </table:table-cell>
          <table:table-cell office:value-type="float" office:value="35.6666666667" calcext:value-type="float">
            <text:p>35.6666666667</text:p>
          </table:table-cell>
          <table:table-cell office:value-type="float" office:value="42.3333333333" calcext:value-type="float">
            <text:p>42.3333333333</text:p>
          </table:table-cell>
          <table:table-cell office:value-type="float" office:value="40.3333333333" calcext:value-type="float">
            <text:p>40.3333333333</text:p>
          </table:table-cell>
          <table:table-cell office:value-type="float" office:value="41.6666666667" calcext:value-type="float">
            <text:p>41.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35.3333333333" calcext:value-type="float">
            <text:p>35.3333333333</text:p>
          </table:table-cell>
          <table:table-cell office:value-type="float" office:value="48.3333333333" calcext:value-type="float">
            <text:p>48.3333333333</text:p>
          </table:table-cell>
          <table:table-cell office:value-type="float" office:value="33" calcext:value-type="float">
            <text:p>33</text:p>
          </table:table-cell>
          <table:table-cell office:value-type="float" office:value="36.3333333333" calcext:value-type="float">
            <text:p>36.333333333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7.3333333333" calcext:value-type="float">
            <text:p>27.3333333333</text:p>
          </table:table-cell>
          <table:table-cell office:value-type="float" office:value="29.6666666667" calcext:value-type="float">
            <text:p>29.6666666667</text:p>
          </table:table-cell>
          <table:table-cell office:value-type="float" office:value="34.3333333333" calcext:value-type="float">
            <text:p>34.3333333333</text:p>
          </table:table-cell>
          <table:table-cell office:value-type="float" office:value="31" calcext:value-type="float">
            <text:p>31</text:p>
          </table:table-cell>
          <table:table-cell office:value-type="float" office:value="37.3333333333" calcext:value-type="float">
            <text:p>37.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47.3333333333" calcext:value-type="float">
            <text:p>47.3333333333</text:p>
          </table:table-cell>
          <table:table-cell office:value-type="float" office:value="40.6666666667" calcext:value-type="float">
            <text:p>40.6666666667</text:p>
          </table:table-cell>
          <table:table-cell office:value-type="float" office:value="42.3333333333" calcext:value-type="float">
            <text:p>42.3333333333</text:p>
          </table:table-cell>
          <table:table-cell office:value-type="float" office:value="76.6666666667" calcext:value-type="float">
            <text:p>76.6666666667</text:p>
          </table:table-cell>
          <table:table-cell office:value-type="float" office:value="41.6666666667" calcext:value-type="float">
            <text:p>41.6666666667</text:p>
          </table:table-cell>
          <table:table-cell office:value-type="float" office:value="42.3333333333" calcext:value-type="float">
            <text:p>42.3333333333</text:p>
          </table:table-cell>
          <table:table-cell office:value-type="float" office:value="36.6666666667" calcext:value-type="float">
            <text:p>36.6666666667</text:p>
          </table:table-cell>
          <table:table-cell office:value-type="float" office:value="42" calcext:value-type="float">
            <text:p>42</text:p>
          </table:table-cell>
          <table:table-cell office:value-type="float" office:value="38.3333333333" calcext:value-type="float">
            <text:p>38.3333333333</text:p>
          </table:table-cell>
          <table:table-cell office:value-type="float" office:value="33.3333333333" calcext:value-type="float">
            <text:p>33.3333333333</text:p>
          </table:table-cell>
          <table:table-cell office:value-type="float" office:value="38.3333333333" calcext:value-type="float">
            <text:p>38.3333333333</text:p>
          </table:table-cell>
          <table:table-cell office:value-type="float" office:value="27.3333333333" calcext:value-type="float">
            <text:p>27.3333333333</text:p>
          </table:table-cell>
          <table:table-cell office:value-type="float" office:value="33.3333333333" calcext:value-type="float">
            <text:p>33.3333333333</text:p>
          </table:table-cell>
          <table:table-cell office:value-type="float" office:value="33.6666666667" calcext:value-type="float">
            <text:p>33.6666666667</text:p>
          </table:table-cell>
          <table:table-cell office:value-type="float" office:value="45" calcext:value-type="float">
            <text:p>45</text:p>
          </table:table-cell>
          <table:table-cell office:value-type="float" office:value="52.6666666667" calcext:value-type="float">
            <text:p>52.6666666667</text:p>
          </table:table-cell>
          <table:table-cell office:value-type="float" office:value="44.6666666667" calcext:value-type="float">
            <text:p>44.666666666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8.6666666667" calcext:value-type="float">
            <text:p>38.6666666667</text:p>
          </table:table-cell>
          <table:table-cell office:value-type="float" office:value="58.3333333333" calcext:value-type="float">
            <text:p>58.3333333333</text:p>
          </table:table-cell>
          <table:table-cell office:value-type="float" office:value="25.3333333333" calcext:value-type="float">
            <text:p>25.3333333333</text:p>
          </table:table-cell>
          <table:table-cell office:value-type="float" office:value="59" calcext:value-type="float">
            <text:p>59</text:p>
          </table:table-cell>
          <table:table-cell office:value-type="float" office:value="38.3333333333" calcext:value-type="float">
            <text:p>38.3333333333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8.3333333333" calcext:value-type="float">
            <text:p>38.3333333333</text:p>
          </table:table-cell>
          <table:table-cell office:value-type="float" office:value="43.6666666667" calcext:value-type="float">
            <text:p>43.6666666667</text:p>
          </table:table-cell>
          <table:table-cell office:value-type="float" office:value="52.3333333333" calcext:value-type="float">
            <text:p>52.3333333333</text:p>
          </table:table-cell>
          <table:table-cell office:value-type="float" office:value="36.3333333333" calcext:value-type="float">
            <text:p>36.3333333333</text:p>
          </table:table-cell>
          <table:table-cell office:value-type="float" office:value="37.3333333333" calcext:value-type="float">
            <text:p>37.3333333333</text:p>
          </table:table-cell>
        </table:table-row>
        <table:table-row table:style-name="ro1">
          <table:table-cell office:value-type="string" calcext:value-type="string">
            <text:p>angle_leaf_3_avg_gh204A_2013_normalized</text:p>
          </table:table-cell>
          <table:table-cell office:value-type="float" office:value="0.63364000078" calcext:value-type="float">
            <text:p>0.6336400008</text:p>
          </table:table-cell>
          <table:table-cell office:value-type="float" office:value="-0.509322319463" calcext:value-type="float">
            <text:p>-0.5093223195</text:p>
          </table:table-cell>
          <table:table-cell office:value-type="float" office:value="-0.879837459796" calcext:value-type="float">
            <text:p>-0.8798374598</text:p>
          </table:table-cell>
          <table:table-cell office:value-type="float" office:value="-0.841621233573" calcext:value-type="float">
            <text:p>-0.8416212336</text:p>
          </table:table-cell>
          <table:table-cell office:value-type="float" office:value="-1.31213768074" calcext:value-type="float">
            <text:p>-1.3121376807</text:p>
          </table:table-cell>
          <table:table-cell office:value-type="float" office:value="-0.336038140372" calcext:value-type="float">
            <text:p>-0.3360381404</text:p>
          </table:table-cell>
          <table:table-cell office:value-type="float" office:value="0.768643013705" calcext:value-type="float">
            <text:p>0.7686430137</text:p>
          </table:table-cell>
          <table:table-cell office:value-type="float" office:value="-0.91938403504" calcext:value-type="float">
            <text:p>-0.919384035</text:p>
          </table:table-cell>
          <table:table-cell office:value-type="float" office:value="-0.570378435191" calcext:value-type="float">
            <text:p>-0.5703784352</text:p>
          </table:table-cell>
          <table:table-cell office:value-type="float" office:value="1.4488895818" calcext:value-type="float">
            <text:p>1.4488895818</text:p>
          </table:table-cell>
          <table:table-cell office:value-type="float" office:value="-1.37729502537" calcext:value-type="float">
            <text:p>-1.3772950254</text:p>
          </table:table-cell>
          <table:table-cell office:value-type="float" office:value="-0.733656863973" calcext:value-type="float">
            <text:p>-0.733656864</text:p>
          </table:table-cell>
          <table:table-cell office:value-type="float" office:value="1.52879291447" calcext:value-type="float">
            <text:p>1.5287929145</text:p>
          </table:table-cell>
          <table:table-cell office:value-type="float" office:value="0.666231474606" calcext:value-type="float">
            <text:p>0.6662314746</text:p>
          </table:table-cell>
          <table:table-cell office:value-type="float" office:value="0.879837459796" calcext:value-type="float">
            <text:p>0.8798374598</text:p>
          </table:table-cell>
          <table:table-cell office:value-type="float" office:value="-1.61985625864" calcext:value-type="float">
            <text:p>-1.6198562586</text:p>
          </table:table-cell>
          <table:table-cell office:value-type="float" office:value="-1.00314796766" calcext:value-type="float">
            <text:p>-1.0031479677</text:p>
          </table:table-cell>
          <table:table-cell office:value-type="float" office:value="-1.72676138414" calcext:value-type="float">
            <text:p>-1.7267613841</text:p>
          </table:table-cell>
          <table:table-cell office:value-type="float" office:value="-0.601708154439" calcext:value-type="float">
            <text:p>-0.6017081544</text:p>
          </table:table-cell>
          <table:table-cell office:value-type="float" office:value="1.72676138414" calcext:value-type="float">
            <text:p>1.7267613841</text:p>
          </table:table-cell>
          <table:table-cell office:value-type="float" office:value="-0.199201324789" calcext:value-type="float">
            <text:p>-0.1992013248</text:p>
          </table:table-cell>
          <table:table-cell office:value-type="float" office:value="-0.421097056991" calcext:value-type="float">
            <text:p>-0.421097057</text:p>
          </table:table-cell>
          <table:table-cell office:value-type="float" office:value="0.119015396428" calcext:value-type="float">
            <text:p>0.1190153964</text:p>
          </table:table-cell>
          <table:table-cell office:value-type="float" office:value="1.04778680729" calcext:value-type="float">
            <text:p>1.0477868073</text:p>
          </table:table-cell>
          <table:table-cell office:value-type="float" office:value="-0.392434983034" calcext:value-type="float">
            <text:p>-0.392434983</text:p>
          </table:table-cell>
          <table:table-cell office:value-type="float" office:value="1.19630143915" calcext:value-type="float">
            <text:p>1.1963014392</text:p>
          </table:table-cell>
          <table:table-cell office:value-type="float" office:value="0.392434983034" calcext:value-type="float">
            <text:p>0.392434983</text:p>
          </table:table-cell>
          <table:table-cell office:value-type="float" office:value="0.539598887203" calcext:value-type="float">
            <text:p>0.5395988872</text:p>
          </table:table-cell>
          <table:table-cell office:value-type="float" office:value="0.199201324789" calcext:value-type="float">
            <text:p>0.1992013248</text:p>
          </table:table-cell>
          <table:table-cell office:value-type="float" office:value="0.960423520358" calcext:value-type="float">
            <text:p>0.9604235204</text:p>
          </table:table-cell>
          <table:table-cell office:value-type="float" office:value="-0.280691057227" calcext:value-type="float">
            <text:p>-0.2806910572</text:p>
          </table:table-cell>
          <table:table-cell office:value-type="float" office:value="-0.699546559862" calcext:value-type="float">
            <text:p>-0.6995465599</text:p>
          </table:table-cell>
          <table:table-cell office:value-type="float" office:value="-0.479505653331" calcext:value-type="float">
            <text:p>-0.4795056533</text:p>
          </table:table-cell>
          <table:table-cell office:value-type="float" office:value="0.0924811219053" calcext:value-type="float">
            <text:p>0.0924811219</text:p>
          </table:table-cell>
          <table:table-cell office:value-type="float" office:value="0.80459638036" calcext:value-type="float">
            <text:p>0.8045963804</text:p>
          </table:table-cell>
          <table:table-cell office:value-type="float" office:value="0.364091781503" calcext:value-type="float">
            <text:p>0.3640917815</text:p>
          </table:table-cell>
          <table:table-cell office:value-type="float" office:value="1.14398084992" calcext:value-type="float">
            <text:p>1.1439808499</text:p>
          </table:table-cell>
          <table:table-cell office:value-type="float" office:value="-0.960423520358" calcext:value-type="float">
            <text:p>-0.9604235204</text:p>
          </table:table-cell>
          <table:table-cell office:value-type="float" office:value="0.841621233573" calcext:value-type="float">
            <text:p>0.8416212336</text:p>
          </table:table-cell>
          <table:table-cell office:value-type="float" office:value="0.91938403504" calcext:value-type="float">
            <text:p>0.919384035</text:p>
          </table:table-cell>
          <table:table-cell office:value-type="float" office:value="-1.09461757988" calcext:value-type="float">
            <text:p>-1.0946175799</text:p>
          </table:table-cell>
          <table:table-cell office:value-type="float" office:value="-0.80459638036" calcext:value-type="float">
            <text:p>-0.8045963804</text:p>
          </table:table-cell>
          <table:table-cell office:value-type="float" office:value="-0.0660118123758" calcext:value-type="float">
            <text:p>-0.0660118124</text:p>
          </table:table-cell>
          <table:table-cell office:value-type="float" office:value="-1.19630143915" calcext:value-type="float">
            <text:p>-1.1963014392</text:p>
          </table:table-cell>
          <table:table-cell office:value-type="float" office:value="0.509322319463" calcext:value-type="float">
            <text:p>0.5093223195</text:p>
          </table:table-cell>
          <table:table-cell office:value-type="float" office:value="1.37729502537" calcext:value-type="float">
            <text:p>1.3772950254</text:p>
          </table:table-cell>
          <table:table-cell office:value-type="float" office:value="-0.308246546191" calcext:value-type="float">
            <text:p>-0.3082465462</text:p>
          </table:table-cell>
          <table:table-cell office:value-type="float" office:value="0.421097056991" calcext:value-type="float">
            <text:p>0.421097057</text:p>
          </table:table-cell>
          <table:table-cell office:value-type="float" office:value="0.145633746273" calcext:value-type="float">
            <text:p>0.1456337463</text:p>
          </table:table-cell>
          <table:table-cell office:value-type="float" office:value="0.226191306812" calcext:value-type="float">
            <text:p>0.2261913068</text:p>
          </table:table-cell>
          <table:table-cell office:value-type="float" office:value="-2.03247825309" calcext:value-type="float">
            <text:p>-2.0324782531</text:p>
          </table:table-cell>
          <table:table-cell office:value-type="float" office:value="-0.364091781503" calcext:value-type="float">
            <text:p>-0.3640917815</text:p>
          </table:table-cell>
          <table:table-cell office:value-type="float" office:value="1.09461757988" calcext:value-type="float">
            <text:p>1.0946175799</text:p>
          </table:table-cell>
          <table:table-cell office:value-type="float" office:value="-0.768643013705" calcext:value-type="float">
            <text:p>-0.7686430137</text:p>
          </table:table-cell>
          <table:table-cell office:value-type="float" office:value="-0.226191306812" calcext:value-type="float">
            <text:p>-0.2261913068</text:p>
          </table:table-cell>
          <table:table-cell office:value-type="float" office:value="-1.25211952027" calcext:value-type="float">
            <text:p>-1.2521195203</text:p>
          </table:table-cell>
          <table:table-cell office:value-type="float" office:value="-2.30703925939" calcext:value-type="float">
            <text:p>-2.3070392594</text:p>
          </table:table-cell>
          <table:table-cell office:value-type="float" office:value="-1.52879291447" calcext:value-type="float">
            <text:p>-1.5287929145</text:p>
          </table:table-cell>
          <table:table-cell office:value-type="float" office:value="-1.14398084992" calcext:value-type="float">
            <text:p>-1.1439808499</text:p>
          </table:table-cell>
          <table:table-cell office:value-type="float" office:value="-0.450109372637" calcext:value-type="float">
            <text:p>-0.4501093726</text:p>
          </table:table-cell>
          <table:table-cell office:value-type="float" office:value="-1.04778680729" calcext:value-type="float">
            <text:p>-1.0477868073</text:p>
          </table:table-cell>
          <table:table-cell office:value-type="float" office:value="-0.0924811219053" calcext:value-type="float">
            <text:p>-0.0924811219</text:p>
          </table:table-cell>
          <table:table-cell office:value-type="float" office:value="-0.145633746273" calcext:value-type="float">
            <text:p>-0.1456337463</text:p>
          </table:table-cell>
          <table:table-cell office:value-type="float" office:value="1.00314796766" calcext:value-type="float">
            <text:p>1.0031479677</text:p>
          </table:table-cell>
          <table:table-cell office:value-type="float" office:value="0.172355703139" calcext:value-type="float">
            <text:p>0.1723557031</text:p>
          </table:table-cell>
          <table:table-cell office:value-type="float" office:value="0.308246546191" calcext:value-type="float">
            <text:p>0.3082465462</text:p>
          </table:table-cell>
          <table:table-cell office:value-type="float" office:value="2.30703925939" calcext:value-type="float">
            <text:p>2.3070392594</text:p>
          </table:table-cell>
          <table:table-cell office:value-type="float" office:value="0.253347103136" calcext:value-type="float">
            <text:p>0.2533471031</text:p>
          </table:table-cell>
          <table:table-cell office:value-type="float" office:value="0.336038140372" calcext:value-type="float">
            <text:p>0.3360381404</text:p>
          </table:table-cell>
          <table:table-cell office:value-type="float" office:value="-0.172355703139" calcext:value-type="float">
            <text:p>-0.1723557031</text:p>
          </table:table-cell>
          <table:table-cell office:value-type="float" office:value="0.280691057227" calcext:value-type="float">
            <text:p>0.2806910572</text:p>
          </table:table-cell>
          <table:table-cell office:value-type="float" office:value="0.0131931631155" calcext:value-type="float">
            <text:p>0.0131931631</text:p>
          </table:table-cell>
          <table:table-cell office:value-type="float" office:value="-0.63364000078" calcext:value-type="float">
            <text:p>-0.6336400008</text:p>
          </table:table-cell>
          <table:table-cell office:value-type="float" office:value="0.0395886797303" calcext:value-type="float">
            <text:p>0.0395886797</text:p>
          </table:table-cell>
          <table:table-cell office:value-type="float" office:value="-1.4488895818" calcext:value-type="float">
            <text:p>-1.4488895818</text:p>
          </table:table-cell>
          <table:table-cell office:value-type="float" office:value="-0.666231474606" calcext:value-type="float">
            <text:p>-0.6662314746</text:p>
          </table:table-cell>
          <table:table-cell office:value-type="float" office:value="-0.539598887203" calcext:value-type="float">
            <text:p>-0.5395988872</text:p>
          </table:table-cell>
          <table:table-cell office:value-type="float" office:value="0.733656863973" calcext:value-type="float">
            <text:p>0.733656864</text:p>
          </table:table-cell>
          <table:table-cell office:value-type="float" office:value="1.31213768074" calcext:value-type="float">
            <text:p>1.3121376807</text:p>
          </table:table-cell>
          <table:table-cell office:value-type="float" office:value="0.601708154439" calcext:value-type="float">
            <text:p>0.6017081544</text:p>
          </table:table-cell>
          <table:table-cell office:value-type="float" office:value="0.450109372637" calcext:value-type="float">
            <text:p>0.4501093726</text:p>
          </table:table-cell>
          <table:table-cell office:value-type="float" office:value="0.699546559862" calcext:value-type="float">
            <text:p>0.6995465599</text:p>
          </table:table-cell>
          <table:table-cell office:value-type="float" office:value="0.0660118123758" calcext:value-type="float">
            <text:p>0.0660118124</text:p>
          </table:table-cell>
          <table:table-cell office:value-type="float" office:value="1.61985625864" calcext:value-type="float">
            <text:p>1.6198562586</text:p>
          </table:table-cell>
          <table:table-cell office:value-type="float" office:value="-1.85807830824" calcext:value-type="float">
            <text:p>-1.8580783082</text:p>
          </table:table-cell>
          <table:table-cell office:value-type="float" office:value="1.85807830824" calcext:value-type="float">
            <text:p>1.8580783082</text:p>
          </table:table-cell>
          <table:table-cell office:value-type="float" office:value="-0.0131931631155" calcext:value-type="float">
            <text:p>-0.0131931631</text:p>
          </table:table-cell>
          <table:table-cell office:value-type="float" office:value="2.03247825309" calcext:value-type="float">
            <text:p>2.0324782531</text:p>
          </table:table-cell>
          <table:table-cell office:value-type="float" office:value="0.479505653331" calcext:value-type="float">
            <text:p>0.4795056533</text:p>
          </table:table-cell>
          <table:table-cell office:value-type="float" office:value="-0.0395886797303" calcext:value-type="float">
            <text:p>-0.0395886797</text:p>
          </table:table-cell>
          <table:table-cell office:value-type="float" office:value="0.570378435191" calcext:value-type="float">
            <text:p>0.5703784352</text:p>
          </table:table-cell>
          <table:table-cell office:value-type="float" office:value="1.25211952027" calcext:value-type="float">
            <text:p>1.2521195203</text:p>
          </table:table-cell>
          <table:table-cell office:value-type="float" office:value="-0.253347103136" calcext:value-type="float">
            <text:p>-0.2533471031</text:p>
          </table:table-cell>
          <table:table-cell office:value-type="float" office:value="-0.119015396428" calcext:value-type="float">
            <text:p>-0.1190153964</text:p>
          </table:table-cell>
        </table:table-row>
        <table:table-row table:style-name="ro1">
          <table:table-cell office:value-type="string" calcext:value-type="string">
            <text:p>angle_leaf_4_avg_gh204A_2013</text:p>
          </table:table-cell>
          <table:table-cell office:value-type="float" office:value="56.6666666667" calcext:value-type="float">
            <text:p>56.6666666667</text:p>
          </table:table-cell>
          <table:table-cell office:value-type="float" office:value="58.3333333333" calcext:value-type="float">
            <text:p>58.3333333333</text:p>
          </table:table-cell>
          <table:table-cell office:value-type="float" office:value="51.6666666667" calcext:value-type="float">
            <text:p>51.6666666667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73.3333333333" calcext:value-type="float">
            <text:p>73.3333333333</text:p>
          </table:table-cell>
          <table:table-cell office:value-type="float" office:value="66.6666666667" calcext:value-type="float">
            <text:p>66.6666666667</text:p>
          </table:table-cell>
          <table:table-cell office:value-type="float" office:value="53.6666666667" calcext:value-type="float">
            <text:p>53.6666666667</text:p>
          </table:table-cell>
          <table:table-cell office:value-type="float" office:value="98.6666666667" calcext:value-type="float">
            <text:p>98.6666666667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6.6666666667" calcext:value-type="float">
            <text:p>66.6666666667</text:p>
          </table:table-cell>
          <table:table-cell office:value-type="float" office:value="83.3333333333" calcext:value-type="float">
            <text:p>83.3333333333</text:p>
          </table:table-cell>
          <table:table-cell office:value-type="float" office:value="76.3333333333" calcext:value-type="float">
            <text:p>76.3333333333</text:p>
          </table:table-cell>
          <table:table-cell office:value-type="float" office:value="73.3333333333" calcext:value-type="float">
            <text:p>73.3333333333</text:p>
          </table:table-cell>
          <table:table-cell office:value-type="float" office:value="46.6666666667" calcext:value-type="float">
            <text:p>46.6666666667</text:p>
          </table:table-cell>
          <table:table-cell office:value-type="float" office:value="70.3333333333" calcext:value-type="float">
            <text:p>70.3333333333</text:p>
          </table:table-cell>
          <table:table-cell office:value-type="float" office:value="44.3333333333" calcext:value-type="float">
            <text:p>44.3333333333</text:p>
          </table:table-cell>
          <table:table-cell office:value-type="float" office:value="51.6666666667" calcext:value-type="float">
            <text:p>51.6666666667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46.6666666667" calcext:value-type="float">
            <text:p>46.6666666667</text:p>
          </table:table-cell>
          <table:table-cell office:value-type="float" office:value="68.3333333333" calcext:value-type="float">
            <text:p>68.3333333333</text:p>
          </table:table-cell>
          <table:table-cell office:value-type="float" office:value="69" calcext:value-type="float">
            <text:p>69</text:p>
          </table:table-cell>
          <table:table-cell office:value-type="float" office:value="49.6666666667" calcext:value-type="float">
            <text:p>49.6666666667</text:p>
          </table:table-cell>
          <table:table-cell office:value-type="float" office:value="74.3333333333" calcext:value-type="float">
            <text:p>74.3333333333</text:p>
          </table:table-cell>
          <table:table-cell office:value-type="float" office:value="46.3333333333" calcext:value-type="float">
            <text:p>46.3333333333</text:p>
          </table:table-cell>
          <table:table-cell office:value-type="float" office:value="80" calcext:value-type="float">
            <text:p>80</text:p>
          </table:table-cell>
          <table:table-cell office:value-type="float" office:value="66.3333333333" calcext:value-type="float">
            <text:p>66.3333333333</text:p>
          </table:table-cell>
          <table:table-cell office:value-type="float" office:value="90" calcext:value-type="float">
            <text:p>90</text:p>
          </table:table-cell>
          <table:table-cell office:value-type="float" office:value="61.3333333333" calcext:value-type="float">
            <text:p>61.3333333333</text:p>
          </table:table-cell>
          <table:table-cell office:value-type="float" office:value="47.3333333333" calcext:value-type="float">
            <text:p>47.3333333333</text:p>
          </table:table-cell>
          <table:table-cell office:value-type="float" office:value="80" calcext:value-type="float">
            <text:p>80</text:p>
          </table:table-cell>
          <table:table-cell office:value-type="float" office:value="41.6666666667" calcext:value-type="float">
            <text:p>41.666666666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78.3333333333" calcext:value-type="float">
            <text:p>78.3333333333</text:p>
          </table:table-cell>
          <table:table-cell office:value-type="float" office:value="62.6666666667" calcext:value-type="float">
            <text:p>62.6666666667</text:p>
          </table:table-cell>
          <table:table-cell office:value-type="float" office:value="61.6666666667" calcext:value-type="float">
            <text:p>61.6666666667</text:p>
          </table:table-cell>
          <table:table-cell office:value-type="float" office:value="95" calcext:value-type="float">
            <text:p>95</text:p>
          </table:table-cell>
          <table:table-cell office:value-type="float" office:value="37.6666666667" calcext:value-type="float">
            <text:p>37.6666666667</text:p>
          </table:table-cell>
          <table:table-cell office:value-type="float" office:value="47.6666666667" calcext:value-type="float">
            <text:p>47.6666666667</text:p>
          </table:table-cell>
          <table:table-cell office:value-type="float" office:value="60.3333333333" calcext:value-type="float">
            <text:p>60.3333333333</text:p>
          </table:table-cell>
          <table:table-cell office:value-type="float" office:value="45" calcext:value-type="float">
            <text:p>45</text:p>
          </table:table-cell>
          <table:table-cell office:value-type="float" office:value="76.3333333333" calcext:value-type="float">
            <text:p>76.3333333333</text:p>
          </table:table-cell>
          <table:table-cell office:value-type="float" office:value="80" calcext:value-type="float">
            <text:p>80</text:p>
          </table:table-cell>
          <table:table-cell office:value-type="float" office:value="43.3333333333" calcext:value-type="float">
            <text:p>43.3333333333</text:p>
          </table:table-cell>
          <table:table-cell office:value-type="float" office:value="53" calcext:value-type="float">
            <text:p>53</text:p>
          </table:table-cell>
          <table:table-cell office:value-type="float" office:value="44.6666666667" calcext:value-type="float">
            <text:p>44.6666666667</text:p>
          </table:table-cell>
          <table:table-cell office:value-type="float" office:value="56.6666666667" calcext:value-type="float">
            <text:p>56.6666666667</text:p>
          </table:table-cell>
          <table:table-cell office:value-type="float" office:value="33.6666666667" calcext:value-type="float">
            <text:p>33.6666666667</text:p>
          </table:table-cell>
          <table:table-cell office:value-type="float" office:value="36.3333333333" calcext:value-type="float">
            <text:p>36.3333333333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43.6666666667" calcext:value-type="float">
            <text:p>43.6666666667</text:p>
          </table:table-cell>
          <table:table-cell office:value-type="float" office:value="38.3333333333" calcext:value-type="float">
            <text:p>38.3333333333</text:p>
          </table:table-cell>
          <table:table-cell office:value-type="float" office:value="32.3333333333" calcext:value-type="float">
            <text:p>32.3333333333</text:p>
          </table:table-cell>
          <table:table-cell office:value-type="float" office:value="42.6666666667" calcext:value-type="float">
            <text:p>42.6666666667</text:p>
          </table:table-cell>
          <table:table-cell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58.3333333333" calcext:value-type="float">
            <text:p>58.3333333333</text:p>
          </table:table-cell>
          <table:table-cell office:value-type="float" office:value="58" calcext:value-type="float">
            <text:p>58</text:p>
          </table:table-cell>
          <table:table-cell office:value-type="float" office:value="68.3333333333" calcext:value-type="float">
            <text:p>68.3333333333</text:p>
          </table:table-cell>
          <table:table-cell office:value-type="float" office:value="71.3333333333" calcext:value-type="float">
            <text:p>71.3333333333</text:p>
          </table:table-cell>
          <table:table-cell office:value-type="float" office:value="83.3333333333" calcext:value-type="float">
            <text:p>83.3333333333</text:p>
          </table:table-cell>
          <table:table-cell office:value-type="float" office:value="60.3333333333" calcext:value-type="float">
            <text:p>60.3333333333</text:p>
          </table:table-cell>
          <table:table-cell office:value-type="float" office:value="49.3333333333" calcext:value-type="float">
            <text:p>49.3333333333</text:p>
          </table:table-cell>
          <table:table-cell office:value-type="float" office:value="47.6666666667" calcext:value-type="float">
            <text:p>47.6666666667</text:p>
          </table:table-cell>
          <table:table-cell office:value-type="float" office:value="51" calcext:value-type="float">
            <text:p>51</text:p>
          </table:table-cell>
          <table:table-cell office:value-type="float" office:value="49.6666666667" calcext:value-type="float">
            <text:p>49.6666666667</text:p>
          </table:table-cell>
          <table:table-cell office:value-type="float" office:value="38.6666666667" calcext:value-type="float">
            <text:p>38.6666666667</text:p>
          </table:table-cell>
          <table:table-cell office:value-type="float" office:value="50.6666666667" calcext:value-type="float">
            <text:p>50.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8.3333333333" calcext:value-type="float">
            <text:p>48.3333333333</text:p>
          </table:table-cell>
          <table:table-cell office:value-type="float" office:value="67.6666666667" calcext:value-type="float">
            <text:p>67.6666666667</text:p>
          </table:table-cell>
          <table:table-cell office:value-type="float" office:value="74.3333333333" calcext:value-type="float">
            <text:p>74.3333333333</text:p>
          </table:table-cell>
          <table:table-cell office:value-type="float" office:value="63.3333333333" calcext:value-type="float">
            <text:p>63.3333333333</text:p>
          </table:table-cell>
          <table:table-cell office:value-type="float" office:value="74" calcext:value-type="float">
            <text:p>74</text:p>
          </table:table-cell>
          <table:table-cell office:value-type="float" office:value="61.6666666667" calcext:value-type="float">
            <text:p>61.6666666667</text:p>
          </table:table-cell>
          <table:table-cell office:value-type="float" office:value="52" calcext:value-type="float">
            <text:p>52</text:p>
          </table:table-cell>
          <table:table-cell office:value-type="float" office:value="93.3333333333" calcext:value-type="float">
            <text:p>93.3333333333</text:p>
          </table:table-cell>
          <table:table-cell office:value-type="float" office:value="61.6666666667" calcext:value-type="float">
            <text:p>61.6666666667</text:p>
          </table:table-cell>
          <table:table-cell office:value-type="float" office:value="78.3333333333" calcext:value-type="float">
            <text:p>78.3333333333</text:p>
          </table:table-cell>
          <table:table-cell office:value-type="float" office:value="53.3333333333" calcext:value-type="float">
            <text:p>53.3333333333</text:p>
          </table:table-cell>
          <table:table-cell office:value-type="float" office:value="69.6666666667" calcext:value-type="float">
            <text:p>69.6666666667</text:p>
          </table:table-cell>
          <table:table-cell office:value-type="float" office:value="53.3333333333" calcext:value-type="float">
            <text:p>53.3333333333</text:p>
          </table:table-cell>
          <table:table-cell office:value-type="float" office:value="47.3333333333" calcext:value-type="float">
            <text:p>47.3333333333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48.6666666667" calcext:value-type="float">
            <text:p>48.6666666667</text:p>
          </table:table-cell>
          <table:table-cell office:value-type="float" office:value="46.6666666667" calcext:value-type="float">
            <text:p>46.6666666667</text:p>
          </table:table-cell>
        </table:table-row>
        <table:table-row table:style-name="ro1">
          <table:table-cell office:value-type="string" calcext:value-type="string">
            <text:p>angle_leaf_4_avg_gh204A_2013_normalized</text:p>
          </table:table-cell>
          <table:table-cell office:value-type="float" office:value="-0.0395886797303" calcext:value-type="float">
            <text:p>-0.0395886797</text:p>
          </table:table-cell>
          <table:table-cell office:value-type="float" office:value="0.0395886797303" calcext:value-type="float">
            <text:p>0.0395886797</text:p>
          </table:table-cell>
          <table:table-cell office:value-type="float" office:value="-0.253347103136" calcext:value-type="float">
            <text:p>-0.2533471031</text:p>
          </table:table-cell>
          <table:table-cell office:value-type="float" office:value="-0.91938403504" calcext:value-type="float">
            <text:p>-0.919384035</text:p>
          </table:table-cell>
          <table:table-cell office:value-type="float" office:value="-1.72676138414" calcext:value-type="float">
            <text:p>-1.7267613841</text:p>
          </table:table-cell>
          <table:table-cell office:value-type="float" office:value="0.879837459796" calcext:value-type="float">
            <text:p>0.8798374598</text:p>
          </table:table-cell>
          <table:table-cell office:value-type="float" office:value="0.450109372637" calcext:value-type="float">
            <text:p>0.4501093726</text:p>
          </table:table-cell>
          <table:table-cell office:value-type="float" office:value="-0.0924811219053" calcext:value-type="float">
            <text:p>-0.0924811219</text:p>
          </table:table-cell>
          <table:table-cell office:value-type="float" office:value="2.03247825309" calcext:value-type="float">
            <text:p>2.0324782531</text:p>
          </table:table-cell>
          <table:table-cell office:value-type="float" office:value="0.699546559862" calcext:value-type="float">
            <text:p>0.6995465599</text:p>
          </table:table-cell>
          <table:table-cell office:value-type="float" office:value="-1.14398084992" calcext:value-type="float">
            <text:p>-1.1439808499</text:p>
          </table:table-cell>
          <table:table-cell office:value-type="float" office:value="0.479505653331" calcext:value-type="float">
            <text:p>0.4795056533</text:p>
          </table:table-cell>
          <table:table-cell office:value-type="float" office:value="1.4488895818" calcext:value-type="float">
            <text:p>1.4488895818</text:p>
          </table:table-cell>
          <table:table-cell office:value-type="float" office:value="1.04778680729" calcext:value-type="float">
            <text:p>1.0477868073</text:p>
          </table:table-cell>
          <table:table-cell office:value-type="float" office:value="0.841621233573" calcext:value-type="float">
            <text:p>0.8416212336</text:p>
          </table:table-cell>
          <table:table-cell office:value-type="float" office:value="-0.666231474606" calcext:value-type="float">
            <text:p>-0.6662314746</text:p>
          </table:table-cell>
          <table:table-cell office:value-type="float" office:value="0.733656863973" calcext:value-type="float">
            <text:p>0.733656864</text:p>
          </table:table-cell>
          <table:table-cell office:value-type="float" office:value="-0.879837459796" calcext:value-type="float">
            <text:p>-0.8798374598</text:p>
          </table:table-cell>
          <table:table-cell office:value-type="float" office:value="-0.280691057227" calcext:value-type="float">
            <text:p>-0.2806910572</text:p>
          </table:table-cell>
          <table:table-cell office:value-type="float" office:value="0.392434983034" calcext:value-type="float">
            <text:p>0.392434983</text:p>
          </table:table-cell>
          <table:table-cell office:value-type="float" office:value="-0.960423520358" calcext:value-type="float">
            <text:p>-0.9604235204</text:p>
          </table:table-cell>
          <table:table-cell office:value-type="float" office:value="-0.733656863973" calcext:value-type="float">
            <text:p>-0.733656864</text:p>
          </table:table-cell>
          <table:table-cell office:value-type="float" office:value="0.539598887203" calcext:value-type="float">
            <text:p>0.5395988872</text:p>
          </table:table-cell>
          <table:table-cell office:value-type="float" office:value="0.601708154439" calcext:value-type="float">
            <text:p>0.6017081544</text:p>
          </table:table-cell>
          <table:table-cell office:value-type="float" office:value="-0.392434983034" calcext:value-type="float">
            <text:p>-0.392434983</text:p>
          </table:table-cell>
          <table:table-cell office:value-type="float" office:value="0.960423520358" calcext:value-type="float">
            <text:p>0.9604235204</text:p>
          </table:table-cell>
          <table:table-cell office:value-type="float" office:value="-0.768643013705" calcext:value-type="float">
            <text:p>-0.7686430137</text:p>
          </table:table-cell>
          <table:table-cell office:value-type="float" office:value="1.25211952027" calcext:value-type="float">
            <text:p>1.2521195203</text:p>
          </table:table-cell>
          <table:table-cell office:value-type="float" office:value="0.421097056991" calcext:value-type="float">
            <text:p>0.421097057</text:p>
          </table:table-cell>
          <table:table-cell office:value-type="float" office:value="1.61985625864" calcext:value-type="float">
            <text:p>1.6198562586</text:p>
          </table:table-cell>
          <table:table-cell office:value-type="float" office:value="0.172355703139" calcext:value-type="float">
            <text:p>0.1723557031</text:p>
          </table:table-cell>
          <table:table-cell office:value-type="float" office:value="-0.601708154439" calcext:value-type="float">
            <text:p>-0.6017081544</text:p>
          </table:table-cell>
          <table:table-cell office:value-type="float" office:value="1.31213768074" calcext:value-type="float">
            <text:p>1.3121376807</text:p>
          </table:table-cell>
          <table:table-cell office:value-type="float" office:value="-1.25211952027" calcext:value-type="float">
            <text:p>-1.2521195203</text:p>
          </table:table-cell>
          <table:table-cell office:value-type="float" office:value="0.336038140372" calcext:value-type="float">
            <text:p>0.3360381404</text:p>
          </table:table-cell>
          <table:table-cell office:value-type="float" office:value="0.364091781503" calcext:value-type="float">
            <text:p>0.3640917815</text:p>
          </table:table-cell>
          <table:table-cell office:value-type="float" office:value="1.14398084992" calcext:value-type="float">
            <text:p>1.1439808499</text:p>
          </table:table-cell>
          <table:table-cell office:value-type="float" office:value="0.280691057227" calcext:value-type="float">
            <text:p>0.2806910572</text:p>
          </table:table-cell>
          <table:table-cell office:value-type="float" office:value="0.253347103136" calcext:value-type="float">
            <text:p>0.2533471031</text:p>
          </table:table-cell>
          <table:table-cell office:value-type="float" office:value="1.85807830824" calcext:value-type="float">
            <text:p>1.8580783082</text:p>
          </table:table-cell>
          <table:table-cell office:value-type="float" office:value="-1.61985625864" calcext:value-type="float">
            <text:p>-1.6198562586</text:p>
          </table:table-cell>
          <table:table-cell office:value-type="float" office:value="-0.539598887203" calcext:value-type="float">
            <text:p>-0.5395988872</text:p>
          </table:table-cell>
          <table:table-cell office:value-type="float" office:value="0.145633746273" calcext:value-type="float">
            <text:p>0.1456337463</text:p>
          </table:table-cell>
          <table:table-cell office:value-type="float" office:value="-0.80459638036" calcext:value-type="float">
            <text:p>-0.8045963804</text:p>
          </table:table-cell>
          <table:table-cell office:value-type="float" office:value="1.09461757988" calcext:value-type="float">
            <text:p>1.0946175799</text:p>
          </table:table-cell>
          <table:table-cell office:value-type="float" office:value="1.37729502537" calcext:value-type="float">
            <text:p>1.3772950254</text:p>
          </table:table-cell>
          <table:table-cell office:value-type="float" office:value="-1.09461757988" calcext:value-type="float">
            <text:p>-1.0946175799</text:p>
          </table:table-cell>
          <table:table-cell office:value-type="float" office:value="-0.172355703139" calcext:value-type="float">
            <text:p>-0.1723557031</text:p>
          </table:table-cell>
          <table:table-cell office:value-type="float" office:value="-0.841621233573" calcext:value-type="float">
            <text:p>-0.8416212336</text:p>
          </table:table-cell>
          <table:table-cell office:value-type="float" office:value="-0.0131931631155" calcext:value-type="float">
            <text:p>-0.0131931631</text:p>
          </table:table-cell>
          <table:table-cell office:value-type="float" office:value="-2.03247825309" calcext:value-type="float">
            <text:p>-2.0324782531</text:p>
          </table:table-cell>
          <table:table-cell office:value-type="float" office:value="-1.85807830824" calcext:value-type="float">
            <text:p>-1.8580783082</text:p>
          </table:table-cell>
          <table:table-cell office:value-type="float" office:value="2.30703925939" calcext:value-type="float">
            <text:p>2.3070392594</text:p>
          </table:table-cell>
          <table:table-cell office:value-type="float" office:value="-0.509322319463" calcext:value-type="float">
            <text:p>-0.5093223195</text:p>
          </table:table-cell>
          <table:table-cell office:value-type="float" office:value="-1.04778680729" calcext:value-type="float">
            <text:p>-1.0477868073</text:p>
          </table:table-cell>
          <table:table-cell office:value-type="float" office:value="-1.52879291447" calcext:value-type="float">
            <text:p>-1.5287929145</text:p>
          </table:table-cell>
          <table:table-cell office:value-type="float" office:value="-2.30703925939" calcext:value-type="float">
            <text:p>-2.3070392594</text:p>
          </table:table-cell>
          <table:table-cell office:value-type="float" office:value="-1.19630143915" calcext:value-type="float">
            <text:p>-1.1963014392</text:p>
          </table:table-cell>
          <table:table-cell office:value-type="float" office:value="-0.226191306812" calcext:value-type="float">
            <text:p>-0.2261913068</text:p>
          </table:table-cell>
          <table:table-cell office:value-type="float" office:value="0.0924811219053" calcext:value-type="float">
            <text:p>0.0924811219</text:p>
          </table:table-cell>
          <table:table-cell office:value-type="float" office:value="-0.0660118123758" calcext:value-type="float">
            <text:p>-0.0660118124</text:p>
          </table:table-cell>
          <table:table-cell office:value-type="float" office:value="-1.37729502537" calcext:value-type="float">
            <text:p>-1.3772950254</text:p>
          </table:table-cell>
          <table:table-cell office:value-type="float" office:value="0.0660118123758" calcext:value-type="float">
            <text:p>0.0660118124</text:p>
          </table:table-cell>
          <table:table-cell office:value-type="float" office:value="0.0131931631155" calcext:value-type="float">
            <text:p>0.0131931631</text:p>
          </table:table-cell>
          <table:table-cell office:value-type="float" office:value="0.570378435191" calcext:value-type="float">
            <text:p>0.5703784352</text:p>
          </table:table-cell>
          <table:table-cell office:value-type="float" office:value="0.768643013705" calcext:value-type="float">
            <text:p>0.7686430137</text:p>
          </table:table-cell>
          <table:table-cell office:value-type="float" office:value="1.52879291447" calcext:value-type="float">
            <text:p>1.5287929145</text:p>
          </table:table-cell>
          <table:table-cell office:value-type="float" office:value="0.119015396428" calcext:value-type="float">
            <text:p>0.1190153964</text:p>
          </table:table-cell>
          <table:table-cell office:value-type="float" office:value="-0.421097056991" calcext:value-type="float">
            <text:p>-0.421097057</text:p>
          </table:table-cell>
          <table:table-cell office:value-type="float" office:value="-0.570378435191" calcext:value-type="float">
            <text:p>-0.5703784352</text:p>
          </table:table-cell>
          <table:table-cell office:value-type="float" office:value="-0.308246546191" calcext:value-type="float">
            <text:p>-0.3082465462</text:p>
          </table:table-cell>
          <table:table-cell office:value-type="float" office:value="-0.364091781503" calcext:value-type="float">
            <text:p>-0.3640917815</text:p>
          </table:table-cell>
          <table:table-cell office:value-type="float" office:value="-1.4488895818" calcext:value-type="float">
            <text:p>-1.4488895818</text:p>
          </table:table-cell>
          <table:table-cell office:value-type="float" office:value="-0.336038140372" calcext:value-type="float">
            <text:p>-0.3360381404</text:p>
          </table:table-cell>
          <table:table-cell office:value-type="float" office:value="-1.31213768074" calcext:value-type="float">
            <text:p>-1.3121376807</text:p>
          </table:table-cell>
          <table:table-cell office:value-type="float" office:value="-1.00314796766" calcext:value-type="float">
            <text:p>-1.0031479677</text:p>
          </table:table-cell>
          <table:table-cell office:value-type="float" office:value="-0.479505653331" calcext:value-type="float">
            <text:p>-0.4795056533</text:p>
          </table:table-cell>
          <table:table-cell office:value-type="float" office:value="0.509322319463" calcext:value-type="float">
            <text:p>0.5093223195</text:p>
          </table:table-cell>
          <table:table-cell office:value-type="float" office:value="1.00314796766" calcext:value-type="float">
            <text:p>1.0031479677</text:p>
          </table:table-cell>
          <table:table-cell office:value-type="float" office:value="0.308246546191" calcext:value-type="float">
            <text:p>0.3082465462</text:p>
          </table:table-cell>
          <table:table-cell office:value-type="float" office:value="0.91938403504" calcext:value-type="float">
            <text:p>0.919384035</text:p>
          </table:table-cell>
          <table:table-cell office:value-type="float" office:value="0.226191306812" calcext:value-type="float">
            <text:p>0.2261913068</text:p>
          </table:table-cell>
          <table:table-cell office:value-type="float" office:value="-0.199201324789" calcext:value-type="float">
            <text:p>-0.1992013248</text:p>
          </table:table-cell>
          <table:table-cell office:value-type="float" office:value="1.72676138414" calcext:value-type="float">
            <text:p>1.7267613841</text:p>
          </table:table-cell>
          <table:table-cell office:value-type="float" office:value="0.199201324789" calcext:value-type="float">
            <text:p>0.1992013248</text:p>
          </table:table-cell>
          <table:table-cell office:value-type="float" office:value="1.19630143915" calcext:value-type="float">
            <text:p>1.1963014392</text:p>
          </table:table-cell>
          <table:table-cell office:value-type="float" office:value="-0.119015396428" calcext:value-type="float">
            <text:p>-0.1190153964</text:p>
          </table:table-cell>
          <table:table-cell office:value-type="float" office:value="0.63364000078" calcext:value-type="float">
            <text:p>0.6336400008</text:p>
          </table:table-cell>
          <table:table-cell office:value-type="float" office:value="-0.145633746273" calcext:value-type="float">
            <text:p>-0.1456337463</text:p>
          </table:table-cell>
          <table:table-cell office:value-type="float" office:value="-0.63364000078" calcext:value-type="float">
            <text:p>-0.6336400008</text:p>
          </table:table-cell>
          <table:table-cell office:value-type="float" office:value="0.80459638036" calcext:value-type="float">
            <text:p>0.8045963804</text:p>
          </table:table-cell>
          <table:table-cell office:value-type="float" office:value="0.666231474606" calcext:value-type="float">
            <text:p>0.6662314746</text:p>
          </table:table-cell>
          <table:table-cell office:value-type="float" office:value="-0.450109372637" calcext:value-type="float">
            <text:p>-0.4501093726</text:p>
          </table:table-cell>
          <table:table-cell office:value-type="float" office:value="-0.699546559862" calcext:value-type="float">
            <text:p>-0.6995465599</text:p>
          </table:table-cell>
        </table:table-row>
        <table:table-row table:style-name="ro1">
          <table:table-cell office:value-type="string" calcext:value-type="string">
            <text:p>angle_leaf_3_avg_csfield_2014_rep1</text:p>
          </table:table-cell>
          <table:table-cell office:value-type="float" office:value="21.6666666667" calcext:value-type="float">
            <text:p>21.6666666667</text:p>
          </table:table-cell>
          <table:table-cell office:value-type="float" office:value="28.3333333333" calcext:value-type="float">
            <text:p>28.3333333333</text:p>
          </table:table-cell>
          <table:table-cell office:value-type="float" office:value="24.6666666667" calcext:value-type="float">
            <text:p>24.6666666667</text:p>
          </table:table-cell>
          <table:table-cell office:value-type="float" office:value="27.3333333333" calcext:value-type="float">
            <text:p>27.3333333333</text:p>
          </table:table-cell>
          <table:table-cell office:value-type="float" office:value="17" calcext:value-type="float">
            <text:p>17</text:p>
          </table:table-cell>
          <table:table-cell office:value-type="float" office:value="16.3333333333" calcext:value-type="float">
            <text:p>16.3333333333</text:p>
          </table:table-cell>
          <table:table-cell office:value-type="float" office:value="17.6666666667" calcext:value-type="float">
            <text:p>17.6666666667</text:p>
          </table:table-cell>
          <table:table-cell office:value-type="float" office:value="27.6666666667" calcext:value-type="float">
            <text:p>27.6666666667</text:p>
          </table:table-cell>
          <table:table-cell office:value-type="float" office:value="18" calcext:value-type="float">
            <text:p>18</text:p>
          </table:table-cell>
          <table:table-cell office:value-type="float" office:value="24.6666666667" calcext:value-type="float">
            <text:p>24.6666666667</text:p>
          </table:table-cell>
          <table:table-cell office:value-type="float" office:value="22.3333333333" calcext:value-type="float">
            <text:p>22.3333333333</text:p>
          </table:table-cell>
          <table:table-cell office:value-type="float" office:value="18.3333333333" calcext:value-type="float">
            <text:p>18.3333333333</text:p>
          </table:table-cell>
          <table:table-cell office:value-type="float" office:value="27" calcext:value-type="float">
            <text:p>27</text:p>
          </table:table-cell>
          <table:table-cell office:value-type="float" office:value="19.6666666667" calcext:value-type="float">
            <text:p>19.6666666667</text:p>
          </table:table-cell>
          <table:table-cell office:value-type="float" office:value="19.3333333333" calcext:value-type="float">
            <text:p>19.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17.6666666667" calcext:value-type="float">
            <text:p>17.6666666667</text:p>
          </table:table-cell>
          <table:table-cell office:value-type="float" office:value="30" calcext:value-type="float">
            <text:p>30</text:p>
          </table:table-cell>
          <table:table-cell office:value-type="float" office:value="24.3333333333" calcext:value-type="float">
            <text:p>24.3333333333</text:p>
          </table:table-cell>
          <table:table-cell office:value-type="float" office:value="21" calcext:value-type="float">
            <text:p>21</text:p>
          </table:table-cell>
          <table:table-cell office:value-type="float" office:value="12.6666666667" calcext:value-type="float">
            <text:p>12.6666666667</text:p>
          </table:table-cell>
          <table:table-cell office:value-type="float" office:value="21" calcext:value-type="float">
            <text:p>21</text:p>
          </table:table-cell>
          <table:table-cell office:value-type="float" office:value="21.6666666667" calcext:value-type="float">
            <text:p>21.6666666667</text:p>
          </table:table-cell>
          <table:table-cell office:value-type="float" office:value="29.6666666667" calcext:value-type="float">
            <text:p>29.666666666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15.3333333333" calcext:value-type="float">
            <text:p>15.3333333333</text:p>
          </table:table-cell>
          <table:table-cell office:value-type="float" office:value="17.6666666667" calcext:value-type="float">
            <text:p>17.6666666667</text:p>
          </table:table-cell>
          <table:table-cell office:value-type="float" office:value="25.3333333333" calcext:value-type="float">
            <text:p>25.3333333333</text:p>
          </table:table-cell>
          <table:table-cell office:value-type="float" office:value="28" calcext:value-type="float">
            <text:p>28</text:p>
          </table:table-cell>
          <table:table-cell office:value-type="float" office:value="32.3333333333" calcext:value-type="float">
            <text:p>32.3333333333</text:p>
          </table:table-cell>
          <table:table-cell office:value-type="float" office:value="18.3333333333" calcext:value-type="float">
            <text:p>18.3333333333</text:p>
          </table:table-cell>
          <table:table-cell office:value-type="float" office:value="19.6666666667" calcext:value-type="float">
            <text:p>19.6666666667</text:p>
          </table:table-cell>
          <table:table-cell office:value-type="float" office:value="23.6666666667" calcext:value-type="float">
            <text:p>23.6666666667</text:p>
          </table:table-cell>
          <table:table-cell office:value-type="float" office:value="16.3333333333" calcext:value-type="float">
            <text:p>16.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20.6666666667" calcext:value-type="float">
            <text:p>20.666666666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1.6666666667" calcext:value-type="float">
            <text:p>21.6666666667</text:p>
          </table:table-cell>
          <table:table-cell office:value-type="float" office:value="17.6666666667" calcext:value-type="float">
            <text:p>17.6666666667</text:p>
          </table:table-cell>
          <table:table-cell office:value-type="float" office:value="22.3333333333" calcext:value-type="float">
            <text:p>22.3333333333</text:p>
          </table:table-cell>
          <table:table-cell office:value-type="float" office:value="12.6666666667" calcext:value-type="float">
            <text:p>12.6666666667</text:p>
          </table:table-cell>
          <table:table-cell office:value-type="float" office:value="14" calcext:value-type="float">
            <text:p>14</text:p>
          </table:table-cell>
          <table:table-cell office:value-type="float" office:value="18.3333333333" calcext:value-type="float">
            <text:p>18.3333333333</text:p>
          </table:table-cell>
          <table:table-cell office:value-type="float" office:value="16.3333333333" calcext:value-type="float">
            <text:p>16.3333333333</text:p>
          </table:table-cell>
          <table:table-cell office:value-type="float" office:value="24.3333333333" calcext:value-type="float">
            <text:p>24.3333333333</text:p>
          </table:table-cell>
          <table:table-cell office:value-type="float" office:value="36.6666666667" calcext:value-type="float">
            <text:p>36.6666666667</text:p>
          </table:table-cell>
          <table:table-cell office:value-type="float" office:value="27.3333333333" calcext:value-type="float">
            <text:p>27.3333333333</text:p>
          </table:table-cell>
          <table:table-cell office:value-type="float" office:value="43.3333333333" calcext:value-type="float">
            <text:p>43.3333333333</text:p>
          </table:table-cell>
          <table:table-cell office:value-type="float" office:value="11.6666666667" calcext:value-type="float">
            <text:p>11.6666666667</text:p>
          </table:table-cell>
          <table:table-cell office:value-type="float" office:value="16.3333333333" calcext:value-type="float">
            <text:p>16.3333333333</text:p>
          </table:table-cell>
          <table:table-cell office:value-type="float" office:value="20.3333333333" calcext:value-type="float">
            <text:p>20.3333333333</text:p>
          </table:table-cell>
          <table:table-cell office:value-type="float" office:value="18.6666666667" calcext:value-type="float">
            <text:p>18.6666666667</text:p>
          </table:table-cell>
          <table:table-cell office:value-type="float" office:value="18" calcext:value-type="float">
            <text:p>18</text:p>
          </table:table-cell>
          <table:table-cell office:value-type="float" office:value="12.6666666667" calcext:value-type="float">
            <text:p>12.6666666667</text:p>
          </table:table-cell>
          <table:table-cell office:value-type="float" office:value="15.3333333333" calcext:value-type="float">
            <text:p>15.33333333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.3333333333" calcext:value-type="float">
            <text:p>18.3333333333</text:p>
          </table:table-cell>
          <table:table-cell office:value-type="float" office:value="25.6666666667" calcext:value-type="float">
            <text:p>25.6666666667</text:p>
          </table:table-cell>
          <table:table-cell office:value-type="float" office:value="15.6666666667" calcext:value-type="float">
            <text:p>15.666666666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.6666666667" calcext:value-type="float">
            <text:p>19.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30.3333333333" calcext:value-type="float">
            <text:p>30.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15.3333333333" calcext:value-type="float">
            <text:p>15.3333333333</text:p>
          </table:table-cell>
          <table:table-cell office:value-type="float" office:value="17.6666666667" calcext:value-type="float">
            <text:p>17.6666666667</text:p>
          </table:table-cell>
          <table:table-cell office:value-type="float" office:value="16" calcext:value-type="float">
            <text:p>16</text:p>
          </table:table-cell>
          <table:table-cell office:value-type="float" office:value="24.6666666667" calcext:value-type="float">
            <text:p>24.6666666667</text:p>
          </table:table-cell>
          <table:table-cell office:value-type="float" office:value="18.3333333333" calcext:value-type="float">
            <text:p>18.3333333333</text:p>
          </table:table-cell>
          <table:table-cell office:value-type="float" office:value="30" calcext:value-type="float">
            <text:p>30</text:p>
          </table:table-cell>
          <table:table-cell office:value-type="float" office:value="18.3333333333" calcext:value-type="float">
            <text:p>18.3333333333</text:p>
          </table:table-cell>
          <table:table-cell office:value-type="float" office:value="22.3333333333" calcext:value-type="float">
            <text:p>22.3333333333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9.6666666667" calcext:value-type="float">
            <text:p>19.6666666667</text:p>
          </table:table-cell>
          <table:table-cell office:value-type="float" office:value="18" calcext:value-type="float">
            <text:p>18</text:p>
          </table:table-cell>
          <table:table-cell office:value-type="float" office:value="21.3333333333" calcext:value-type="float">
            <text:p>21.3333333333</text:p>
          </table:table-cell>
          <table:table-cell office:value-type="float" office:value="26.6666666667" calcext:value-type="float">
            <text:p>26.666666666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6.3333333333" calcext:value-type="float">
            <text:p>16.3333333333</text:p>
          </table:table-cell>
          <table:table-cell office:value-type="float" office:value="27.6666666667" calcext:value-type="float">
            <text:p>27.666666666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18" calcext:value-type="float">
            <text:p>18</text:p>
          </table:table-cell>
          <table:table-cell office:value-type="float" office:value="22.6666666667" calcext:value-type="float">
            <text:p>22.666666666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gle_leaf_3_avg_csfield_2014_rep1_normalized</text:p>
          </table:table-cell>
          <table:table-cell office:value-type="float" office:value="0.253347103136" calcext:value-type="float">
            <text:p>0.2533471031</text:p>
          </table:table-cell>
          <table:table-cell office:value-type="float" office:value="1.25211952027" calcext:value-type="float">
            <text:p>1.2521195203</text:p>
          </table:table-cell>
          <table:table-cell office:value-type="float" office:value="0.666231474606" calcext:value-type="float">
            <text:p>0.6662314746</text:p>
          </table:table-cell>
          <table:table-cell office:value-type="float" office:value="1.04778680729" calcext:value-type="float">
            <text:p>1.0477868073</text:p>
          </table:table-cell>
          <table:table-cell office:value-type="float" office:value="-0.768643013705" calcext:value-type="float">
            <text:p>-0.7686430137</text:p>
          </table:table-cell>
          <table:table-cell office:value-type="float" office:value="-0.960423520358" calcext:value-type="float">
            <text:p>-0.9604235204</text:p>
          </table:table-cell>
          <table:table-cell office:value-type="float" office:value="-0.699546559862" calcext:value-type="float">
            <text:p>-0.6995465599</text:p>
          </table:table-cell>
          <table:table-cell office:value-type="float" office:value="1.14398084992" calcext:value-type="float">
            <text:p>1.1439808499</text:p>
          </table:table-cell>
          <table:table-cell office:value-type="float" office:value="-0.509322319463" calcext:value-type="float">
            <text:p>-0.5093223195</text:p>
          </table:table-cell>
          <table:table-cell office:value-type="float" office:value="0.733656863973" calcext:value-type="float">
            <text:p>0.733656864</text:p>
          </table:table-cell>
          <table:table-cell office:value-type="float" office:value="0.392434983034" calcext:value-type="float">
            <text:p>0.392434983</text:p>
          </table:table-cell>
          <table:table-cell office:value-type="float" office:value="-0.364091781503" calcext:value-type="float">
            <text:p>-0.3640917815</text:p>
          </table:table-cell>
          <table:table-cell office:value-type="float" office:value="0.960423520358" calcext:value-type="float">
            <text:p>0.9604235204</text:p>
          </table:table-cell>
          <table:table-cell office:value-type="float" office:value="-0.0924811219053" calcext:value-type="float">
            <text:p>-0.0924811219</text:p>
          </table:table-cell>
          <table:table-cell office:value-type="float" office:value="-0.172355703139" calcext:value-type="float">
            <text:p>-0.1723557031</text:p>
          </table:table-cell>
          <table:table-cell office:value-type="float" office:value="0.879837459796" calcext:value-type="float">
            <text:p>0.8798374598</text:p>
          </table:table-cell>
          <table:table-cell office:value-type="float" office:value="-0.570378435191" calcext:value-type="float">
            <text:p>-0.5703784352</text:p>
          </table:table-cell>
          <table:table-cell office:value-type="float" office:value="1.52879291447" calcext:value-type="float">
            <text:p>1.5287929145</text:p>
          </table:table-cell>
          <table:table-cell office:value-type="float" office:value="0.601708154439" calcext:value-type="float">
            <text:p>0.6017081544</text:p>
          </table:table-cell>
          <table:table-cell office:value-type="float" office:value="0.145633746273" calcext:value-type="float">
            <text:p>0.1456337463</text:p>
          </table:table-cell>
          <table:table-cell office:value-type="float" office:value="-1.85807830824" calcext:value-type="float">
            <text:p>-1.8580783082</text:p>
          </table:table-cell>
          <table:table-cell office:value-type="float" office:value="0.199201324789" calcext:value-type="float">
            <text:p>0.1992013248</text:p>
          </table:table-cell>
          <table:table-cell office:value-type="float" office:value="0.308246546191" calcext:value-type="float">
            <text:p>0.3082465462</text:p>
          </table:table-cell>
          <table:table-cell office:value-type="float" office:value="1.31213768074" calcext:value-type="float">
            <text:p>1.3121376807</text:p>
          </table:table-cell>
          <table:table-cell office:value-type="float" office:value="1.72676138414" calcext:value-type="float">
            <text:p>1.7267613841</text:p>
          </table:table-cell>
          <table:table-cell office:value-type="float" office:value="-1.37729502537" calcext:value-type="float">
            <text:p>-1.3772950254</text:p>
          </table:table-cell>
          <table:table-cell office:value-type="float" office:value="-1.25211952027" calcext:value-type="float">
            <text:p>-1.2521195203</text:p>
          </table:table-cell>
          <table:table-cell office:value-type="float" office:value="-0.601708154439" calcext:value-type="float">
            <text:p>-0.6017081544</text:p>
          </table:table-cell>
          <table:table-cell office:value-type="float" office:value="0.80459638036" calcext:value-type="float">
            <text:p>0.8045963804</text:p>
          </table:table-cell>
          <table:table-cell office:value-type="float" office:value="1.19630143915" calcext:value-type="float">
            <text:p>1.1963014392</text:p>
          </table:table-cell>
          <table:table-cell office:value-type="float" office:value="1.85807830824" calcext:value-type="float">
            <text:p>1.8580783082</text:p>
          </table:table-cell>
          <table:table-cell office:value-type="float" office:value="-0.392434983034" calcext:value-type="float">
            <text:p>-0.392434983</text:p>
          </table:table-cell>
          <table:table-cell office:value-type="float" office:value="-0.145633746273" calcext:value-type="float">
            <text:p>-0.1456337463</text:p>
          </table:table-cell>
          <table:table-cell office:value-type="float" office:value="0.539598887203" calcext:value-type="float">
            <text:p>0.5395988872</text:p>
          </table:table-cell>
          <table:table-cell office:value-type="float" office:value="-0.879837459796" calcext:value-type="float">
            <text:p>-0.8798374598</text:p>
          </table:table-cell>
          <table:table-cell office:value-type="float" office:value="0.450109372637" calcext:value-type="float">
            <text:p>0.4501093726</text:p>
          </table:table-cell>
          <table:table-cell office:value-type="float" office:value="0.0395886797303" calcext:value-type="float">
            <text:p>0.0395886797</text:p>
          </table:table-cell>
          <table:table-cell office:value-type="float" office:value="-0.841621233573" calcext:value-type="float">
            <text:p>-0.8416212336</text:p>
          </table:table-cell>
          <table:table-cell office:value-type="float" office:value="-0.80459638036" calcext:value-type="float">
            <text:p>-0.8045963804</text:p>
          </table:table-cell>
          <table:table-cell office:value-type="float" office:value="0.280691057227" calcext:value-type="float">
            <text:p>0.2806910572</text:p>
          </table:table-cell>
          <table:table-cell office:value-type="float" office:value="-0.666231474606" calcext:value-type="float">
            <text:p>-0.6662314746</text:p>
          </table:table-cell>
          <table:table-cell office:value-type="float" office:value="0.364091781503" calcext:value-type="float">
            <text:p>0.3640917815</text:p>
          </table:table-cell>
          <table:table-cell office:value-type="float" office:value="-1.72676138414" calcext:value-type="float">
            <text:p>-1.7267613841</text:p>
          </table:table-cell>
          <table:table-cell office:value-type="float" office:value="-1.4488895818" calcext:value-type="float">
            <text:p>-1.4488895818</text:p>
          </table:table-cell>
          <table:table-cell office:value-type="float" office:value="-0.421097056991" calcext:value-type="float">
            <text:p>-0.421097057</text:p>
          </table:table-cell>
          <table:table-cell office:value-type="float" office:value="-1.04778680729" calcext:value-type="float">
            <text:p>-1.0477868073</text:p>
          </table:table-cell>
          <table:table-cell office:value-type="float" office:value="0.63364000078" calcext:value-type="float">
            <text:p>0.6336400008</text:p>
          </table:table-cell>
          <table:table-cell office:value-type="float" office:value="2.03247825309" calcext:value-type="float">
            <text:p>2.0324782531</text:p>
          </table:table-cell>
          <table:table-cell office:value-type="float" office:value="1.00314796766" calcext:value-type="float">
            <text:p>1.0031479677</text:p>
          </table:table-cell>
          <table:table-cell office:value-type="float" office:value="2.30703925939" calcext:value-type="float">
            <text:p>2.3070392594</text:p>
          </table:table-cell>
          <table:table-cell office:value-type="float" office:value="-2.30703925939" calcext:value-type="float">
            <text:p>-2.3070392594</text:p>
          </table:table-cell>
          <table:table-cell office:value-type="float" office:value="-0.91938403504" calcext:value-type="float">
            <text:p>-0.919384035</text:p>
          </table:table-cell>
          <table:table-cell office:value-type="float" office:value="0.0131931631155" calcext:value-type="float">
            <text:p>0.0131931631</text:p>
          </table:table-cell>
          <table:table-cell office:value-type="float" office:value="-0.253347103136" calcext:value-type="float">
            <text:p>-0.2533471031</text:p>
          </table:table-cell>
          <table:table-cell office:value-type="float" office:value="-0.450109372637" calcext:value-type="float">
            <text:p>-0.4501093726</text:p>
          </table:table-cell>
          <table:table-cell office:value-type="float" office:value="-2.03247825309" calcext:value-type="float">
            <text:p>-2.0324782531</text:p>
          </table:table-cell>
          <table:table-cell office:value-type="float" office:value="-1.19630143915" calcext:value-type="float">
            <text:p>-1.1963014392</text:p>
          </table:table-cell>
          <table:table-cell office:value-type="float" office:value="-1.52879291447" calcext:value-type="float">
            <text:p>-1.5287929145</text:p>
          </table:table-cell>
          <table:table-cell office:value-type="float" office:value="-1.61985625864" calcext:value-type="float">
            <text:p>-1.6198562586</text:p>
          </table:table-cell>
          <table:table-cell office:value-type="float" office:value="-0.336038140372" calcext:value-type="float">
            <text:p>-0.3360381404</text:p>
          </table:table-cell>
          <table:table-cell office:value-type="float" office:value="0.841621233573" calcext:value-type="float">
            <text:p>0.8416212336</text:p>
          </table:table-cell>
          <table:table-cell office:value-type="float" office:value="-1.14398084992" calcext:value-type="float">
            <text:p>-1.1439808499</text:p>
          </table:table-cell>
          <table:table-cell office:value-type="float" office:value="0.119015396428" calcext:value-type="float">
            <text:p>0.1190153964</text:p>
          </table:table-cell>
          <table:table-cell office:value-type="float" office:value="0.172355703139" calcext:value-type="float">
            <text:p>0.1723557031</text:p>
          </table:table-cell>
          <table:table-cell office:value-type="float" office:value="-0.0660118123758" calcext:value-type="float">
            <text:p>-0.0660118124</text:p>
          </table:table-cell>
          <table:table-cell office:value-type="float" office:value="-0.0395886797303" calcext:value-type="float">
            <text:p>-0.0395886797</text:p>
          </table:table-cell>
          <table:table-cell office:value-type="float" office:value="1.61985625864" calcext:value-type="float">
            <text:p>1.6198562586</text:p>
          </table:table-cell>
          <table:table-cell office:value-type="float" office:value="-0.0131931631155" calcext:value-type="float">
            <text:p>-0.0131931631</text:p>
          </table:table-cell>
          <table:table-cell office:value-type="float" office:value="-1.31213768074" calcext:value-type="float">
            <text:p>-1.3121376807</text:p>
          </table:table-cell>
          <table:table-cell office:value-type="float" office:value="-0.63364000078" calcext:value-type="float">
            <text:p>-0.6336400008</text:p>
          </table:table-cell>
          <table:table-cell office:value-type="float" office:value="-1.09461757988" calcext:value-type="float">
            <text:p>-1.0946175799</text:p>
          </table:table-cell>
          <table:table-cell office:value-type="float" office:value="0.699546559862" calcext:value-type="float">
            <text:p>0.6995465599</text:p>
          </table:table-cell>
          <table:table-cell office:value-type="float" office:value="-0.308246546191" calcext:value-type="float">
            <text:p>-0.3082465462</text:p>
          </table:table-cell>
          <table:table-cell office:value-type="float" office:value="1.37729502537" calcext:value-type="float">
            <text:p>1.3772950254</text:p>
          </table:table-cell>
          <table:table-cell office:value-type="float" office:value="-0.280691057227" calcext:value-type="float">
            <text:p>-0.2806910572</text:p>
          </table:table-cell>
          <table:table-cell office:value-type="float" office:value="0.336038140372" calcext:value-type="float">
            <text:p>0.3360381404</text:p>
          </table:table-cell>
          <table:table-cell office:value-type="float" office:value="0.0924811219053" calcext:value-type="float">
            <text:p>0.0924811219</text:p>
          </table:table-cell>
          <table:table-cell office:value-type="float" office:value="-0.199201324789" calcext:value-type="float">
            <text:p>-0.1992013248</text:p>
          </table:table-cell>
          <table:table-cell office:value-type="float" office:value="-0.733656863973" calcext:value-type="float">
            <text:p>-0.733656864</text:p>
          </table:table-cell>
          <table:table-cell office:value-type="float" office:value="-0.226191306812" calcext:value-type="float">
            <text:p>-0.2261913068</text:p>
          </table:table-cell>
          <table:table-cell office:value-type="float" office:value="-0.119015396428" calcext:value-type="float">
            <text:p>-0.1190153964</text:p>
          </table:table-cell>
          <table:table-cell office:value-type="float" office:value="-0.479505653331" calcext:value-type="float">
            <text:p>-0.4795056533</text:p>
          </table:table-cell>
          <table:table-cell office:value-type="float" office:value="0.226191306812" calcext:value-type="float">
            <text:p>0.2261913068</text:p>
          </table:table-cell>
          <table:table-cell office:value-type="float" office:value="0.91938403504" calcext:value-type="float">
            <text:p>0.919384035</text:p>
          </table:table-cell>
          <table:table-cell office:value-type="float" office:value="1.4488895818" calcext:value-type="float">
            <text:p>1.4488895818</text:p>
          </table:table-cell>
          <table:table-cell office:value-type="float" office:value="0.479505653331" calcext:value-type="float">
            <text:p>0.4795056533</text:p>
          </table:table-cell>
          <table:table-cell office:value-type="float" office:value="-1.00314796766" calcext:value-type="float">
            <text:p>-1.0031479677</text:p>
          </table:table-cell>
          <table:table-cell office:value-type="float" office:value="1.09461757988" calcext:value-type="float">
            <text:p>1.0946175799</text:p>
          </table:table-cell>
          <table:table-cell office:value-type="float" office:value="0.509322319463" calcext:value-type="float">
            <text:p>0.5093223195</text:p>
          </table:table-cell>
          <table:table-cell office:value-type="float" office:value="0.768643013705" calcext:value-type="float">
            <text:p>0.7686430137</text:p>
          </table:table-cell>
          <table:table-cell office:value-type="float" office:value="0.0660118123758" calcext:value-type="float">
            <text:p>0.0660118124</text:p>
          </table:table-cell>
          <table:table-cell office:value-type="float" office:value="-0.539598887203" calcext:value-type="float">
            <text:p>-0.5395988872</text:p>
          </table:table-cell>
          <table:table-cell office:value-type="float" office:value="0.421097056991" calcext:value-type="float">
            <text:p>0.421097057</text:p>
          </table:table-cell>
          <table:table-cell office:value-type="float" office:value="0.570378435191" calcext:value-type="float">
            <text:p>0.5703784352</text:p>
          </table:table-cell>
        </table:table-row>
        <table:table-row table:style-name="ro1">
          <table:table-cell office:value-type="string" calcext:value-type="string">
            <text:p>angle_leaf_4_avg_csfield_2014_rep1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3.3333333333" calcext:value-type="float">
            <text:p>23.3333333333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16.6666666667" calcext:value-type="float">
            <text:p>16.6666666667</text:p>
          </table:table-cell>
          <table:table-cell office:value-type="float" office:value="14.6666666667" calcext:value-type="float">
            <text:p>14.6666666667</text:p>
          </table:table-cell>
          <table:table-cell office:value-type="float" office:value="27.3333333333" calcext:value-type="float">
            <text:p>27.33333333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8.6666666667" calcext:value-type="float">
            <text:p>18.6666666667</text:p>
          </table:table-cell>
          <table:table-cell office:value-type="float" office:value="31.6666666667" calcext:value-type="float">
            <text:p>31.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26.6666666667" calcext:value-type="float">
            <text:p>26.6666666667</text:p>
          </table:table-cell>
          <table:table-cell office:value-type="float" office:value="22.3333333333" calcext:value-type="float">
            <text:p>22.3333333333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27.3333333333" calcext:value-type="float">
            <text:p>27.333333333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5.6666666667" calcext:value-type="float">
            <text:p>25.6666666667</text:p>
          </table:table-cell>
          <table:table-cell office:value-type="float" office:value="19.3333333333" calcext:value-type="float">
            <text:p>19.3333333333</text:p>
          </table:table-cell>
          <table:table-cell office:value-type="float" office:value="28.6666666667" calcext:value-type="float">
            <text:p>28.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32.3333333333" calcext:value-type="float">
            <text:p>32.3333333333</text:p>
          </table:table-cell>
          <table:table-cell office:value-type="float" office:value="27.3333333333" calcext:value-type="float">
            <text:p>27.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17.3333333333" calcext:value-type="float">
            <text:p>17.3333333333</text:p>
          </table:table-cell>
          <table:table-cell office:value-type="float" office:value="22.3333333333" calcext:value-type="float">
            <text:p>22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3.3333333333" calcext:value-type="float">
            <text:p>23.333333333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1.6666666667" calcext:value-type="float">
            <text:p>21.6666666667</text:p>
          </table:table-cell>
          <table:table-cell office:value-type="float" office:value="26" calcext:value-type="float">
            <text:p>26</text:p>
          </table:table-cell>
          <table:table-cell office:value-type="float" office:value="21.6666666667" calcext:value-type="float">
            <text:p>21.6666666667</text:p>
          </table:table-cell>
          <table:table-cell office:value-type="float" office:value="19.3333333333" calcext:value-type="float">
            <text:p>19.3333333333</text:p>
          </table:table-cell>
          <table:table-cell office:value-type="float" office:value="29.6666666667" calcext:value-type="float">
            <text:p>29.6666666667</text:p>
          </table:table-cell>
          <table:table-cell office:value-type="float" office:value="23" calcext:value-type="float">
            <text:p>23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14.6666666667" calcext:value-type="float">
            <text:p>14.6666666667</text:p>
          </table:table-cell>
          <table:table-cell office:value-type="float" office:value="36.6666666667" calcext:value-type="float">
            <text:p>36.6666666667</text:p>
          </table:table-cell>
          <table:table-cell office:value-type="float" office:value="19.3333333333" calcext:value-type="float">
            <text:p>19.3333333333</text:p>
          </table:table-cell>
          <table:table-cell office:value-type="float" office:value="21.3333333333" calcext:value-type="float">
            <text:p>21.3333333333</text:p>
          </table:table-cell>
          <table:table-cell office:value-type="float" office:value="38.3333333333" calcext:value-type="float">
            <text:p>38.3333333333</text:p>
          </table:table-cell>
          <table:table-cell office:value-type="float" office:value="33.3333333333" calcext:value-type="float">
            <text:p>33.3333333333</text:p>
          </table:table-cell>
          <table:table-cell office:value-type="float" office:value="37.3333333333" calcext:value-type="float">
            <text:p>37.3333333333</text:p>
          </table:table-cell>
          <table:table-cell office:value-type="float" office:value="12.3333333333" calcext:value-type="float">
            <text:p>12.3333333333</text:p>
          </table:table-cell>
          <table:table-cell office:value-type="float" office:value="16.6666666667" calcext:value-type="float">
            <text:p>16.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22.3333333333" calcext:value-type="float">
            <text:p>22.3333333333</text:p>
          </table:table-cell>
          <table:table-cell office:value-type="float" office:value="21.6666666667" calcext:value-type="float">
            <text:p>21.666666666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6.6666666667" calcext:value-type="float">
            <text:p>26.6666666667</text:p>
          </table:table-cell>
          <table:table-cell office:value-type="float" office:value="18.3333333333" calcext:value-type="float">
            <text:p>18.3333333333</text:p>
          </table:table-cell>
          <table:table-cell office:value-type="float" office:value="37" calcext:value-type="float">
            <text:p>37</text:p>
          </table:table-cell>
          <table:table-cell office:value-type="float" office:value="23.3333333333" calcext:value-type="float">
            <text:p>23.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1.6666666667" calcext:value-type="float">
            <text:p>41.6666666667</text:p>
          </table:table-cell>
          <table:table-cell office:value-type="float" office:value="16.6666666667" calcext:value-type="float">
            <text:p>16.6666666667</text:p>
          </table:table-cell>
          <table:table-cell office:value-type="float" office:value="18" calcext:value-type="float">
            <text:p>18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21" calcext:value-type="float">
            <text:p>21</text:p>
          </table:table-cell>
          <table:table-cell office:value-type="float" office:value="24.3333333333" calcext:value-type="float">
            <text:p>24.3333333333</text:p>
          </table:table-cell>
          <table:table-cell office:value-type="float" office:value="18.3333333333" calcext:value-type="float">
            <text:p>18.3333333333</text:p>
          </table:table-cell>
          <table:table-cell office:value-type="float" office:value="23.3333333333" calcext:value-type="float">
            <text:p>23.3333333333</text:p>
          </table:table-cell>
          <table:table-cell office:value-type="float" office:value="15" calcext:value-type="float">
            <text:p>15</text:p>
          </table:table-cell>
          <table:table-cell office:value-type="float" office:value="19.3333333333" calcext:value-type="float">
            <text:p>19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26.6666666667" calcext:value-type="float">
            <text:p>26.6666666667</text:p>
          </table:table-cell>
          <table:table-cell office:value-type="float" office:value="24.6666666667" calcext:value-type="float">
            <text:p>24.6666666667</text:p>
          </table:table-cell>
          <table:table-cell office:value-type="float" office:value="15.3333333333" calcext:value-type="float">
            <text:p>15.3333333333</text:p>
          </table:table-cell>
          <table:table-cell office:value-type="float" office:value="24.3333333333" calcext:value-type="float">
            <text:p>24.3333333333</text:p>
          </table:table-cell>
          <table:table-cell office:value-type="float" office:value="22" calcext:value-type="float">
            <text:p>22</text:p>
          </table:table-cell>
          <table:table-cell office:value-type="float" office:value="18.3333333333" calcext:value-type="float">
            <text:p>18.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31.6666666667" calcext:value-type="float">
            <text:p>31.6666666667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2.3333333333" calcext:value-type="float">
            <text:p>32.3333333333</text:p>
          </table:table-cell>
          <table:table-cell office:value-type="float" office:value="30.6666666667" calcext:value-type="float">
            <text:p>30.6666666667</text:p>
          </table:table-cell>
          <table:table-cell office:value-type="float" office:value="27.3333333333" calcext:value-type="float">
            <text:p>27.333333333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9.6666666667" calcext:value-type="float">
            <text:p>29.666666666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ngle_leaf_4_avg_csfield_2014_rep1_normalized</text:p>
          </table:table-cell>
          <table:table-cell office:value-type="float" office:value="-0.336038140372" calcext:value-type="float">
            <text:p>-0.3360381404</text:p>
          </table:table-cell>
          <table:table-cell office:value-type="float" office:value="0.768643013705" calcext:value-type="float">
            <text:p>0.7686430137</text:p>
          </table:table-cell>
          <table:table-cell office:value-type="float" office:value="0.539598887203" calcext:value-type="float">
            <text:p>0.5395988872</text:p>
          </table:table-cell>
          <table:table-cell office:value-type="float" office:value="0.0660118123758" calcext:value-type="float">
            <text:p>0.0660118124</text:p>
          </table:table-cell>
          <table:table-cell office:value-type="float" office:value="-0.450109372637" calcext:value-type="float">
            <text:p>-0.4501093726</text:p>
          </table:table-cell>
          <table:table-cell office:value-type="float" office:value="-1.25211952027" calcext:value-type="float">
            <text:p>-1.2521195203</text:p>
          </table:table-cell>
          <table:table-cell office:value-type="float" office:value="-1.61985625864" calcext:value-type="float">
            <text:p>-1.6198562586</text:p>
          </table:table-cell>
          <table:table-cell office:value-type="float" office:value="0.570378435191" calcext:value-type="float">
            <text:p>0.5703784352</text:p>
          </table:table-cell>
          <table:table-cell office:value-type="float" office:value="0.91938403504" calcext:value-type="float">
            <text:p>0.919384035</text:p>
          </table:table-cell>
          <table:table-cell office:value-type="float" office:value="0.699546559862" calcext:value-type="float">
            <text:p>0.6995465599</text:p>
          </table:table-cell>
          <table:table-cell office:value-type="float" office:value="-0.879837459796" calcext:value-type="float">
            <text:p>-0.8798374598</text:p>
          </table:table-cell>
          <table:table-cell office:value-type="float" office:value="1.09461757988" calcext:value-type="float">
            <text:p>1.0946175799</text:p>
          </table:table-cell>
          <table:table-cell office:value-type="float" office:value="2.03247825309" calcext:value-type="float">
            <text:p>2.0324782531</text:p>
          </table:table-cell>
          <table:table-cell office:value-type="float" office:value="0.479505653331" calcext:value-type="float">
            <text:p>0.4795056533</text:p>
          </table:table-cell>
          <table:table-cell office:value-type="float" office:value="-0.0924811219053" calcext:value-type="float">
            <text:p>-0.0924811219</text:p>
          </table:table-cell>
          <table:table-cell office:value-type="float" office:value="-0.364091781503" calcext:value-type="float">
            <text:p>-0.3640917815</text:p>
          </table:table-cell>
          <table:table-cell office:value-type="float" office:value="0.601708154439" calcext:value-type="float">
            <text:p>0.6017081544</text:p>
          </table:table-cell>
          <table:table-cell office:value-type="float" office:value="1.37729502537" calcext:value-type="float">
            <text:p>1.3772950254</text:p>
          </table:table-cell>
          <table:table-cell office:value-type="float" office:value="0.308246546191" calcext:value-type="float">
            <text:p>0.3082465462</text:p>
          </table:table-cell>
          <table:table-cell office:value-type="float" office:value="0.364091781503" calcext:value-type="float">
            <text:p>0.3640917815</text:p>
          </table:table-cell>
          <table:table-cell office:value-type="float" office:value="-0.733656863973" calcext:value-type="float">
            <text:p>-0.733656864</text:p>
          </table:table-cell>
          <table:table-cell office:value-type="float" office:value="0.733656863973" calcext:value-type="float">
            <text:p>0.733656864</text:p>
          </table:table-cell>
          <table:table-cell office:value-type="float" office:value="0.336038140372" calcext:value-type="float">
            <text:p>0.3360381404</text:p>
          </table:table-cell>
          <table:table-cell office:value-type="float" office:value="1.25211952027" calcext:value-type="float">
            <text:p>1.2521195203</text:p>
          </table:table-cell>
          <table:table-cell office:value-type="float" office:value="0.63364000078" calcext:value-type="float">
            <text:p>0.6336400008</text:p>
          </table:table-cell>
          <table:table-cell office:value-type="float" office:value="-0.539598887203" calcext:value-type="float">
            <text:p>-0.5395988872</text:p>
          </table:table-cell>
          <table:table-cell office:value-type="float" office:value="-1.09461757988" calcext:value-type="float">
            <text:p>-1.0946175799</text:p>
          </table:table-cell>
          <table:table-cell office:value-type="float" office:value="-0.0395886797303" calcext:value-type="float">
            <text:p>-0.0395886797</text:p>
          </table:table-cell>
          <table:table-cell office:value-type="float" office:value="-0.768643013705" calcext:value-type="float">
            <text:p>-0.7686430137</text:p>
          </table:table-cell>
          <table:table-cell office:value-type="float" office:value="0.80459638036" calcext:value-type="float">
            <text:p>0.8045963804</text:p>
          </table:table-cell>
          <table:table-cell office:value-type="float" office:value="0.0395886797303" calcext:value-type="float">
            <text:p>0.0395886797</text:p>
          </table:table-cell>
          <table:table-cell office:value-type="float" office:value="0.0924811219053" calcext:value-type="float">
            <text:p>0.0924811219</text:p>
          </table:table-cell>
          <table:table-cell office:value-type="float" office:value="0.0131931631155" calcext:value-type="float">
            <text:p>0.0131931631</text:p>
          </table:table-cell>
          <table:table-cell office:value-type="float" office:value="0.199201324789" calcext:value-type="float">
            <text:p>0.1992013248</text:p>
          </table:table-cell>
          <table:table-cell office:value-type="float" office:value="0.172355703139" calcext:value-type="float">
            <text:p>0.1723557031</text:p>
          </table:table-cell>
          <table:table-cell office:value-type="float" office:value="-0.172355703139" calcext:value-type="float">
            <text:p>-0.1723557031</text:p>
          </table:table-cell>
          <table:table-cell office:value-type="float" office:value="0.421097056991" calcext:value-type="float">
            <text:p>0.421097057</text:p>
          </table:table-cell>
          <table:table-cell office:value-type="float" office:value="-0.199201324789" calcext:value-type="float">
            <text:p>-0.1992013248</text:p>
          </table:table-cell>
          <table:table-cell office:value-type="float" office:value="-0.63364000078" calcext:value-type="float">
            <text:p>-0.6336400008</text:p>
          </table:table-cell>
          <table:table-cell office:value-type="float" office:value="0.841621233573" calcext:value-type="float">
            <text:p>0.8416212336</text:p>
          </table:table-cell>
          <table:table-cell office:value-type="float" office:value="-0.0131931631155" calcext:value-type="float">
            <text:p>-0.0131931631</text:p>
          </table:table-cell>
          <table:table-cell office:value-type="float" office:value="-0.392434983034" calcext:value-type="float">
            <text:p>-0.392434983</text:p>
          </table:table-cell>
          <table:table-cell office:value-type="float" office:value="-0.570378435191" calcext:value-type="float">
            <text:p>-0.5703784352</text:p>
          </table:table-cell>
          <table:table-cell office:value-type="float" office:value="-1.52879291447" calcext:value-type="float">
            <text:p>-1.5287929145</text:p>
          </table:table-cell>
          <table:table-cell office:value-type="float" office:value="1.52879291447" calcext:value-type="float">
            <text:p>1.5287929145</text:p>
          </table:table-cell>
          <table:table-cell office:value-type="float" office:value="-0.699546559862" calcext:value-type="float">
            <text:p>-0.6995465599</text:p>
          </table:table-cell>
          <table:table-cell office:value-type="float" office:value="-0.226191306812" calcext:value-type="float">
            <text:p>-0.2261913068</text:p>
          </table:table-cell>
          <table:table-cell office:value-type="float" office:value="1.85807830824" calcext:value-type="float">
            <text:p>1.8580783082</text:p>
          </table:table-cell>
          <table:table-cell office:value-type="float" office:value="1.31213768074" calcext:value-type="float">
            <text:p>1.3121376807</text:p>
          </table:table-cell>
          <table:table-cell office:value-type="float" office:value="1.72676138414" calcext:value-type="float">
            <text:p>1.7267613841</text:p>
          </table:table-cell>
          <table:table-cell office:value-type="float" office:value="-2.30703925939" calcext:value-type="float">
            <text:p>-2.3070392594</text:p>
          </table:table-cell>
          <table:table-cell office:value-type="float" office:value="-1.14398084992" calcext:value-type="float">
            <text:p>-1.1439808499</text:p>
          </table:table-cell>
          <table:table-cell office:value-type="float" office:value="-0.601708154439" calcext:value-type="float">
            <text:p>-0.6017081544</text:p>
          </table:table-cell>
          <table:table-cell office:value-type="float" office:value="-0.0660118123758" calcext:value-type="float">
            <text:p>-0.0660118124</text:p>
          </table:table-cell>
          <table:table-cell office:value-type="float" office:value="-0.145633746273" calcext:value-type="float">
            <text:p>-0.1456337463</text:p>
          </table:table-cell>
          <table:table-cell office:value-type="float" office:value="-1.85807830824" calcext:value-type="float">
            <text:p>-1.8580783082</text:p>
          </table:table-cell>
          <table:table-cell office:value-type="float" office:value="-1.72676138414" calcext:value-type="float">
            <text:p>-1.7267613841</text:p>
          </table:table-cell>
          <table:table-cell office:value-type="float" office:value="-1.37729502537" calcext:value-type="float">
            <text:p>-1.3772950254</text:p>
          </table:table-cell>
          <table:table-cell office:value-type="float" office:value="-2.03247825309" calcext:value-type="float">
            <text:p>-2.0324782531</text:p>
          </table:table-cell>
          <table:table-cell office:value-type="float" office:value="-0.308246546191" calcext:value-type="float">
            <text:p>-0.3082465462</text:p>
          </table:table-cell>
          <table:table-cell office:value-type="float" office:value="0.509322319463" calcext:value-type="float">
            <text:p>0.5093223195</text:p>
          </table:table-cell>
          <table:table-cell office:value-type="float" office:value="-1.00314796766" calcext:value-type="float">
            <text:p>-1.0031479677</text:p>
          </table:table-cell>
          <table:table-cell office:value-type="float" office:value="1.61985625864" calcext:value-type="float">
            <text:p>1.6198562586</text:p>
          </table:table-cell>
          <table:table-cell office:value-type="float" office:value="0.119015396428" calcext:value-type="float">
            <text:p>0.1190153964</text:p>
          </table:table-cell>
          <table:table-cell office:value-type="float" office:value="-0.479505653331" calcext:value-type="float">
            <text:p>-0.4795056533</text:p>
          </table:table-cell>
          <table:table-cell office:value-type="float" office:value="-0.841621233573" calcext:value-type="float">
            <text:p>-0.8416212336</text:p>
          </table:table-cell>
          <table:table-cell office:value-type="float" office:value="2.30703925939" calcext:value-type="float">
            <text:p>2.3070392594</text:p>
          </table:table-cell>
          <table:table-cell office:value-type="float" office:value="-1.19630143915" calcext:value-type="float">
            <text:p>-1.1963014392</text:p>
          </table:table-cell>
          <table:table-cell office:value-type="float" office:value="-1.04778680729" calcext:value-type="float">
            <text:p>-1.0477868073</text:p>
          </table:table-cell>
          <table:table-cell office:value-type="float" office:value="-0.421097056991" calcext:value-type="float">
            <text:p>-0.421097057</text:p>
          </table:table-cell>
          <table:table-cell office:value-type="float" office:value="-0.253347103136" calcext:value-type="float">
            <text:p>-0.2533471031</text:p>
          </table:table-cell>
          <table:table-cell office:value-type="float" office:value="0.226191306812" calcext:value-type="float">
            <text:p>0.2261913068</text:p>
          </table:table-cell>
          <table:table-cell office:value-type="float" office:value="-0.91938403504" calcext:value-type="float">
            <text:p>-0.919384035</text:p>
          </table:table-cell>
          <table:table-cell office:value-type="float" office:value="0.145633746273" calcext:value-type="float">
            <text:p>0.1456337463</text:p>
          </table:table-cell>
          <table:table-cell office:value-type="float" office:value="-1.4488895818" calcext:value-type="float">
            <text:p>-1.4488895818</text:p>
          </table:table-cell>
          <table:table-cell office:value-type="float" office:value="-0.666231474606" calcext:value-type="float">
            <text:p>-0.6662314746</text:p>
          </table:table-cell>
          <table:table-cell office:value-type="float" office:value="-0.80459638036" calcext:value-type="float">
            <text:p>-0.8045963804</text:p>
          </table:table-cell>
          <table:table-cell office:value-type="float" office:value="0.450109372637" calcext:value-type="float">
            <text:p>0.4501093726</text:p>
          </table:table-cell>
          <table:table-cell office:value-type="float" office:value="0.280691057227" calcext:value-type="float">
            <text:p>0.2806910572</text:p>
          </table:table-cell>
          <table:table-cell office:value-type="float" office:value="-1.31213768074" calcext:value-type="float">
            <text:p>-1.3121376807</text:p>
          </table:table-cell>
          <table:table-cell office:value-type="float" office:value="0.253347103136" calcext:value-type="float">
            <text:p>0.2533471031</text:p>
          </table:table-cell>
          <table:table-cell office:value-type="float" office:value="-0.119015396428" calcext:value-type="float">
            <text:p>-0.1190153964</text:p>
          </table:table-cell>
          <table:table-cell office:value-type="float" office:value="-0.960423520358" calcext:value-type="float">
            <text:p>-0.9604235204</text:p>
          </table:table-cell>
          <table:table-cell office:value-type="float" office:value="0.392434983034" calcext:value-type="float">
            <text:p>0.392434983</text:p>
          </table:table-cell>
          <table:table-cell office:value-type="float" office:value="1.04778680729" calcext:value-type="float">
            <text:p>1.0477868073</text:p>
          </table:table-cell>
          <table:table-cell office:value-type="float" office:value="1.00314796766" calcext:value-type="float">
            <text:p>1.0031479677</text:p>
          </table:table-cell>
          <table:table-cell office:value-type="float" office:value="-0.509322319463" calcext:value-type="float">
            <text:p>-0.5093223195</text:p>
          </table:table-cell>
          <table:table-cell office:value-type="float" office:value="1.19630143915" calcext:value-type="float">
            <text:p>1.1963014392</text:p>
          </table:table-cell>
          <table:table-cell office:value-type="float" office:value="0.960423520358" calcext:value-type="float">
            <text:p>0.9604235204</text:p>
          </table:table-cell>
          <table:table-cell office:value-type="float" office:value="0.666231474606" calcext:value-type="float">
            <text:p>0.6662314746</text:p>
          </table:table-cell>
          <table:table-cell office:value-type="float" office:value="1.14398084992" calcext:value-type="float">
            <text:p>1.1439808499</text:p>
          </table:table-cell>
          <table:table-cell office:value-type="float" office:value="-0.280691057227" calcext:value-type="float">
            <text:p>-0.2806910572</text:p>
          </table:table-cell>
          <table:table-cell office:value-type="float" office:value="0.879837459796" calcext:value-type="float">
            <text:p>0.8798374598</text:p>
          </table:table-cell>
          <table:table-cell office:value-type="float" office:value="1.4488895818" calcext:value-type="float">
            <text:p>1.4488895818</text:p>
          </table:table-cell>
        </table:table-row>
        <table:table-row table:style-name="ro1">
          <table:table-cell office:value-type="string" calcext:value-type="string">
            <text:p>angle_leaf_5_avg_csfield_2014_rep1</text:p>
          </table:table-cell>
          <table:table-cell office:value-type="float" office:value="29.6666666667" calcext:value-type="float">
            <text:p>29.6666666667</text:p>
          </table:table-cell>
          <table:table-cell office:value-type="float" office:value="27.3333333333" calcext:value-type="float">
            <text:p>27.3333333333</text:p>
          </table:table-cell>
          <table:table-cell office:value-type="float" office:value="31.3333333333" calcext:value-type="float">
            <text:p>31.3333333333</text:p>
          </table:table-cell>
          <table:table-cell office:value-type="float" office:value="27.3333333333" calcext:value-type="float">
            <text:p>27.3333333333</text:p>
          </table:table-cell>
          <table:table-cell office:value-type="float" office:value="27.6666666667" calcext:value-type="float">
            <text:p>27.6666666667</text:p>
          </table:table-cell>
          <table:table-cell office:value-type="float" office:value="20.3333333333" calcext:value-type="float">
            <text:p>2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32.6666666667" calcext:value-type="float">
            <text:p>32.6666666667</text:p>
          </table:table-cell>
          <table:table-cell office:value-type="float" office:value="35" calcext:value-type="float">
            <text:p>35</text:p>
          </table:table-cell>
          <table:table-cell office:value-type="float" office:value="34.6666666667" calcext:value-type="float">
            <text:p>34.6666666667</text:p>
          </table:table-cell>
          <table:table-cell office:value-type="float" office:value="27.6666666667" calcext:value-type="float">
            <text:p>27.6666666667</text:p>
          </table:table-cell>
          <table:table-cell office:value-type="float" office:value="38.3333333333" calcext:value-type="float">
            <text:p>38.3333333333</text:p>
          </table:table-cell>
          <table:table-cell office:value-type="float" office:value="46.3333333333" calcext:value-type="float">
            <text:p>46.333333333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.3333333333" calcext:value-type="float">
            <text:p>27.3333333333</text:p>
          </table:table-cell>
          <table:table-cell office:value-type="float" office:value="45" calcext:value-type="float">
            <text:p>45</text:p>
          </table:table-cell>
          <table:table-cell office:value-type="float" office:value="28.3333333333" calcext:value-type="float">
            <text:p>28.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33.3333333333" calcext:value-type="float">
            <text:p>33.3333333333</text:p>
          </table:table-cell>
          <table:table-cell office:value-type="float" office:value="26.6666666667" calcext:value-type="float">
            <text:p>26.6666666667</text:p>
          </table:table-cell>
          <table:table-cell office:value-type="float" office:value="41.6666666667" calcext:value-type="float">
            <text:p>41.6666666667</text:p>
          </table:table-cell>
          <table:table-cell office:value-type="float" office:value="38.3333333333" calcext:value-type="float">
            <text:p>38.3333333333</text:p>
          </table:table-cell>
          <table:table-cell office:value-type="float" office:value="30" calcext:value-type="float">
            <text:p>30</text:p>
          </table:table-cell>
          <table:table-cell office:value-type="float" office:value="23.3333333333" calcext:value-type="float">
            <text:p>23.333333333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4.3333333333" calcext:value-type="float">
            <text:p>34.3333333333</text:p>
          </table:table-cell>
          <table:table-cell office:value-type="float" office:value="31.6666666667" calcext:value-type="float">
            <text:p>31.6666666667</text:p>
          </table:table-cell>
          <table:table-cell office:value-type="float" office:value="35" calcext:value-type="float">
            <text:p>35</text:p>
          </table:table-cell>
          <table:table-cell office:value-type="float" office:value="32.3333333333" calcext:value-type="float">
            <text:p>32.3333333333</text:p>
          </table:table-cell>
          <table:table-cell office:value-type="float" office:value="36.6666666667" calcext:value-type="float">
            <text:p>36.6666666667</text:p>
          </table:table-cell>
          <table:table-cell office:value-type="float" office:value="22.6666666667" calcext:value-type="float">
            <text:p>22.6666666667</text:p>
          </table:table-cell>
          <table:table-cell office:value-type="float" office:value="28.6666666667" calcext:value-type="float">
            <text:p>28.6666666667</text:p>
          </table:table-cell>
          <table:table-cell office:value-type="float" office:value="33.3333333333" calcext:value-type="float">
            <text:p>33.3333333333</text:p>
          </table:table-cell>
          <table:table-cell office:value-type="float" office:value="25.6666666667" calcext:value-type="float">
            <text:p>25.6666666667</text:p>
          </table:table-cell>
          <table:table-cell office:value-type="float" office:value="32.3333333333" calcext:value-type="float">
            <text:p>32.3333333333</text:p>
          </table:table-cell>
          <table:table-cell office:value-type="float" office:value="73.3333333333" calcext:value-type="float">
            <text:p>73.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8.6666666667" calcext:value-type="float">
            <text:p>18.6666666667</text:p>
          </table:table-cell>
          <table:table-cell office:value-type="float" office:value="43.3333333333" calcext:value-type="float">
            <text:p>43.3333333333</text:p>
          </table:table-cell>
          <table:table-cell office:value-type="float" office:value="26.6666666667" calcext:value-type="float">
            <text:p>26.6666666667</text:p>
          </table:table-cell>
          <table:table-cell office:value-type="float" office:value="30" calcext:value-type="float">
            <text:p>30</text:p>
          </table:table-cell>
          <table:table-cell office:value-type="float" office:value="51.6666666667" calcext:value-type="float">
            <text:p>51.6666666667</text:p>
          </table:table-cell>
          <table:table-cell office:value-type="float" office:value="38.3333333333" calcext:value-type="float">
            <text:p>38.3333333333</text:p>
          </table:table-cell>
          <table:table-cell office:value-type="float" office:value="50.6666666667" calcext:value-type="float">
            <text:p>50.6666666667</text:p>
          </table:table-cell>
          <table:table-cell office:value-type="float" office:value="15.6666666667" calcext:value-type="float">
            <text:p>15.6666666667</text:p>
          </table:table-cell>
          <table:table-cell office:value-type="float" office:value="19.3333333333" calcext:value-type="float">
            <text:p>19.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.6666666667" calcext:value-type="float">
            <text:p>25.6666666667</text:p>
          </table:table-cell>
          <table:table-cell office:value-type="float" office:value="23.3333333333" calcext:value-type="float">
            <text:p>23.3333333333</text:p>
          </table:table-cell>
          <table:table-cell office:value-type="float" office:value="45" calcext:value-type="float">
            <text:p>45</text:p>
          </table:table-cell>
          <table:table-cell office:value-type="float" office:value="25.6666666667" calcext:value-type="float">
            <text:p>25.6666666667</text:p>
          </table:table-cell>
          <table:table-cell office:value-type="float" office:value="32.3333333333" calcext:value-type="float">
            <text:p>32.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41.6666666667" calcext:value-type="float">
            <text:p>41.6666666667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20.3333333333" calcext:value-type="float">
            <text:p>20.3333333333</text:p>
          </table:table-cell>
          <table:table-cell office:value-type="float" office:value="26.3333333333" calcext:value-type="float">
            <text:p>26.3333333333</text:p>
          </table:table-cell>
          <table:table-cell office:value-type="float" office:value="26.6666666667" calcext:value-type="float">
            <text:p>26.6666666667</text:p>
          </table:table-cell>
          <table:table-cell office:value-type="float" office:value="35" calcext:value-type="float">
            <text:p>35</text:p>
          </table:table-cell>
          <table:table-cell office:value-type="float" office:value="28.3333333333" calcext:value-type="float">
            <text:p>28.3333333333</text:p>
          </table:table-cell>
          <table:table-cell office:value-type="float" office:value="24.3333333333" calcext:value-type="float">
            <text:p>24.3333333333</text:p>
          </table:table-cell>
          <table:table-cell office:value-type="float" office:value="22" calcext:value-type="float">
            <text:p>22</text:p>
          </table:table-cell>
          <table:table-cell office:value-type="float" office:value="22.6666666667" calcext:value-type="float">
            <text:p>22.6666666667</text:p>
          </table:table-cell>
          <table:table-cell office:value-type="float" office:value="24.3333333333" calcext:value-type="float">
            <text:p>24.3333333333</text:p>
          </table:table-cell>
          <table:table-cell office:value-type="float" office:value="38.3333333333" calcext:value-type="float">
            <text:p>38.3333333333</text:p>
          </table:table-cell>
          <table:table-cell office:value-type="float" office:value="43.3333333333" calcext:value-type="float">
            <text:p>43.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33.3333333333" calcext:value-type="float">
            <text:p>33.3333333333</text:p>
          </table:table-cell>
          <table:table-cell office:value-type="float" office:value="23.6666666667" calcext:value-type="float">
            <text:p>23.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41.6666666667" calcext:value-type="float">
            <text:p>41.6666666667</text:p>
          </table:table-cell>
          <table:table-cell office:value-type="float" office:value="30" calcext:value-type="float">
            <text:p>30</text:p>
          </table:table-cell>
          <table:table-cell office:value-type="float" office:value="32.3333333333" calcext:value-type="float">
            <text:p>32.3333333333</text:p>
          </table:table-cell>
          <table:table-cell office:value-type="float" office:value="36" calcext:value-type="float">
            <text:p>36</text:p>
          </table:table-cell>
          <table:table-cell office:value-type="float" office:value="36.3333333333" calcext:value-type="float">
            <text:p>36.3333333333</text:p>
          </table:table-cell>
          <table:table-cell office:value-type="float" office:value="31.3333333333" calcext:value-type="float">
            <text:p>31.3333333333</text:p>
          </table:table-cell>
          <table:table-cell office:value-type="float" office:value="40" calcext:value-type="float">
            <text:p>40</text:p>
          </table:table-cell>
          <table:table-cell office:value-type="float" office:value="20.3333333333" calcext:value-type="float">
            <text:p>20.3333333333</text:p>
          </table:table-cell>
          <table:table-cell office:value-type="float" office:value="35" calcext:value-type="float">
            <text:p>35</text:p>
          </table:table-cell>
          <table:table-cell office:value-type="float" office:value="35.3333333333" calcext:value-type="float">
            <text:p>35.3333333333</text:p>
          </table:table-cell>
        </table:table-row>
        <table:table-row table:style-name="ro1">
          <table:table-cell office:value-type="string" calcext:value-type="string">
            <text:p>angle_leaf_5_avg_csfield_2014_rep1_normalized</text:p>
          </table:table-cell>
          <table:table-cell office:value-type="float" office:value="0.0395886797303" calcext:value-type="float">
            <text:p>0.0395886797</text:p>
          </table:table-cell>
          <table:table-cell office:value-type="float" office:value="-0.336038140372" calcext:value-type="float">
            <text:p>-0.3360381404</text:p>
          </table:table-cell>
          <table:table-cell office:value-type="float" office:value="0.172355703139" calcext:value-type="float">
            <text:p>0.1723557031</text:p>
          </table:table-cell>
          <table:table-cell office:value-type="float" office:value="-0.308246546191" calcext:value-type="float">
            <text:p>-0.3082465462</text:p>
          </table:table-cell>
          <table:table-cell office:value-type="float" office:value="-0.226191306812" calcext:value-type="float">
            <text:p>-0.2261913068</text:p>
          </table:table-cell>
          <table:table-cell office:value-type="float" office:value="-1.09461757988" calcext:value-type="float">
            <text:p>-1.0946175799</text:p>
          </table:table-cell>
          <table:table-cell office:value-type="float" office:value="-1.61985625864" calcext:value-type="float">
            <text:p>-1.6198562586</text:p>
          </table:table-cell>
          <table:table-cell office:value-type="float" office:value="0.336038140372" calcext:value-type="float">
            <text:p>0.3360381404</text:p>
          </table:table-cell>
          <table:table-cell office:value-type="float" office:value="0.63364000078" calcext:value-type="float">
            <text:p>0.6336400008</text:p>
          </table:table-cell>
          <table:table-cell office:value-type="float" office:value="0.479505653331" calcext:value-type="float">
            <text:p>0.4795056533</text:p>
          </table:table-cell>
          <table:table-cell office:value-type="float" office:value="-0.253347103136" calcext:value-type="float">
            <text:p>-0.2533471031</text:p>
          </table:table-cell>
          <table:table-cell office:value-type="float" office:value="0.91938403504" calcext:value-type="float">
            <text:p>0.919384035</text:p>
          </table:table-cell>
          <table:table-cell office:value-type="float" office:value="1.52879291447" calcext:value-type="float">
            <text:p>1.5287929145</text:p>
          </table:table-cell>
          <table:table-cell office:value-type="float" office:value="0.841621233573" calcext:value-type="float">
            <text:p>0.8416212336</text:p>
          </table:table-cell>
          <table:table-cell office:value-type="float" office:value="0.0131931631155" calcext:value-type="float">
            <text:p>0.0131931631</text:p>
          </table:table-cell>
          <table:table-cell office:value-type="float" office:value="-0.479505653331" calcext:value-type="float">
            <text:p>-0.4795056533</text:p>
          </table:table-cell>
          <table:table-cell office:value-type="float" office:value="-0.280691057227" calcext:value-type="float">
            <text:p>-0.2806910572</text:p>
          </table:table-cell>
          <table:table-cell office:value-type="float" office:value="1.4488895818" calcext:value-type="float">
            <text:p>1.4488895818</text:p>
          </table:table-cell>
          <table:table-cell office:value-type="float" office:value="-0.119015396428" calcext:value-type="float">
            <text:p>-0.1190153964</text:p>
          </table:table-cell>
          <table:table-cell office:value-type="float" office:value="2.03247825309" calcext:value-type="float">
            <text:p>2.0324782531</text:p>
          </table:table-cell>
          <table:table-cell office:value-type="float" office:value="-0.80459638036" calcext:value-type="float">
            <text:p>-0.8045963804</text:p>
          </table:table-cell>
          <table:table-cell office:value-type="float" office:value="0.421097056991" calcext:value-type="float">
            <text:p>0.421097057</text:p>
          </table:table-cell>
          <table:table-cell office:value-type="float" office:value="-0.421097056991" calcext:value-type="float">
            <text:p>-0.421097057</text:p>
          </table:table-cell>
          <table:table-cell office:value-type="float" office:value="1.19630143915" calcext:value-type="float">
            <text:p>1.1963014392</text:p>
          </table:table-cell>
          <table:table-cell office:value-type="float" office:value="0.879837459796" calcext:value-type="float">
            <text:p>0.8798374598</text:p>
          </table:table-cell>
          <table:table-cell office:value-type="float" office:value="0.119015396428" calcext:value-type="float">
            <text:p>0.1190153964</text:p>
          </table:table-cell>
          <table:table-cell office:value-type="float" office:value="-0.768643013705" calcext:value-type="float">
            <text:p>-0.7686430137</text:p>
          </table:table-cell>
          <table:table-cell office:value-type="float" office:value="-0.199201324789" calcext:value-type="float">
            <text:p>-0.1992013248</text:p>
          </table:table-cell>
          <table:table-cell office:value-type="float" office:value="0.539598887203" calcext:value-type="float">
            <text:p>0.5395988872</text:p>
          </table:table-cell>
          <table:table-cell office:value-type="float" office:value="0.450109372637" calcext:value-type="float">
            <text:p>0.4501093726</text:p>
          </table:table-cell>
          <table:table-cell office:value-type="float" office:value="0.199201324789" calcext:value-type="float">
            <text:p>0.1992013248</text:p>
          </table:table-cell>
          <table:table-cell office:value-type="float" office:value="0.570378435191" calcext:value-type="float">
            <text:p>0.5703784352</text:p>
          </table:table-cell>
          <table:table-cell office:value-type="float" office:value="0.308246546191" calcext:value-type="float">
            <text:p>0.3082465462</text:p>
          </table:table-cell>
          <table:table-cell office:value-type="float" office:value="0.80459638036" calcext:value-type="float">
            <text:p>0.8045963804</text:p>
          </table:table-cell>
          <table:table-cell office:value-type="float" office:value="-0.879837459796" calcext:value-type="float">
            <text:p>-0.8798374598</text:p>
          </table:table-cell>
          <table:table-cell office:value-type="float" office:value="-0.0660118123758" calcext:value-type="float">
            <text:p>-0.0660118124</text:p>
          </table:table-cell>
          <table:table-cell office:value-type="float" office:value="0.364091781503" calcext:value-type="float">
            <text:p>0.3640917815</text:p>
          </table:table-cell>
          <table:table-cell office:value-type="float" office:value="-0.601708154439" calcext:value-type="float">
            <text:p>-0.6017081544</text:p>
          </table:table-cell>
          <table:table-cell office:value-type="float" office:value="0.253347103136" calcext:value-type="float">
            <text:p>0.2533471031</text:p>
          </table:table-cell>
          <table:table-cell office:value-type="float" office:value="2.30703925939" calcext:value-type="float">
            <text:p>2.3070392594</text:p>
          </table:table-cell>
          <table:table-cell office:value-type="float" office:value="-1.19630143915" calcext:value-type="float">
            <text:p>-1.1963014392</text:p>
          </table:table-cell>
          <table:table-cell office:value-type="float" office:value="-0.0131931631155" calcext:value-type="float">
            <text:p>-0.0131931631</text:p>
          </table:table-cell>
          <table:table-cell office:value-type="float" office:value="0.601708154439" calcext:value-type="float">
            <text:p>0.6017081544</text:p>
          </table:table-cell>
          <table:table-cell office:value-type="float" office:value="-1.72676138414" calcext:value-type="float">
            <text:p>-1.7267613841</text:p>
          </table:table-cell>
          <table:table-cell office:value-type="float" office:value="1.25211952027" calcext:value-type="float">
            <text:p>1.2521195203</text:p>
          </table:table-cell>
          <table:table-cell office:value-type="float" office:value="-0.392434983034" calcext:value-type="float">
            <text:p>-0.392434983</text:p>
          </table:table-cell>
          <table:table-cell office:value-type="float" office:value="0.0924811219053" calcext:value-type="float">
            <text:p>0.0924811219</text:p>
          </table:table-cell>
          <table:table-cell office:value-type="float" office:value="1.85807830824" calcext:value-type="float">
            <text:p>1.8580783082</text:p>
          </table:table-cell>
          <table:table-cell office:value-type="float" office:value="1.00314796766" calcext:value-type="float">
            <text:p>1.0031479677</text:p>
          </table:table-cell>
          <table:table-cell office:value-type="float" office:value="1.72676138414" calcext:value-type="float">
            <text:p>1.7267613841</text:p>
          </table:table-cell>
          <table:table-cell office:value-type="float" office:value="-2.30703925939" calcext:value-type="float">
            <text:p>-2.3070392594</text:p>
          </table:table-cell>
          <table:table-cell office:value-type="float" office:value="-1.52879291447" calcext:value-type="float">
            <text:p>-1.5287929145</text:p>
          </table:table-cell>
          <table:table-cell office:value-type="float" office:value="-1.37729502537" calcext:value-type="float">
            <text:p>-1.3772950254</text:p>
          </table:table-cell>
          <table:table-cell office:value-type="float" office:value="-0.172355703139" calcext:value-type="float">
            <text:p>-0.1723557031</text:p>
          </table:table-cell>
          <table:table-cell office:value-type="float" office:value="-0.0395886797303" calcext:value-type="float">
            <text:p>-0.0395886797</text:p>
          </table:table-cell>
          <table:table-cell office:value-type="float" office:value="-1.31213768074" calcext:value-type="float">
            <text:p>-1.3121376807</text:p>
          </table:table-cell>
          <table:table-cell office:value-type="float" office:value="-1.25211952027" calcext:value-type="float">
            <text:p>-1.2521195203</text:p>
          </table:table-cell>
          <table:table-cell office:value-type="float" office:value="-0.145633746273" calcext:value-type="float">
            <text:p>-0.1456337463</text:p>
          </table:table-cell>
          <table:table-cell office:value-type="float" office:value="-2.03247825309" calcext:value-type="float">
            <text:p>-2.0324782531</text:p>
          </table:table-cell>
          <table:table-cell office:value-type="float" office:value="-0.570378435191" calcext:value-type="float">
            <text:p>-0.5703784352</text:p>
          </table:table-cell>
          <table:table-cell office:value-type="float" office:value="-0.539598887203" calcext:value-type="float">
            <text:p>-0.5395988872</text:p>
          </table:table-cell>
          <table:table-cell office:value-type="float" office:value="-0.733656863973" calcext:value-type="float">
            <text:p>-0.733656864</text:p>
          </table:table-cell>
          <table:table-cell office:value-type="float" office:value="1.37729502537" calcext:value-type="float">
            <text:p>1.3772950254</text:p>
          </table:table-cell>
          <table:table-cell office:value-type="float" office:value="-0.509322319463" calcext:value-type="float">
            <text:p>-0.5093223195</text:p>
          </table:table-cell>
          <table:table-cell office:value-type="float" office:value="0.280691057227" calcext:value-type="float">
            <text:p>0.2806910572</text:p>
          </table:table-cell>
          <table:table-cell office:value-type="float" office:value="-1.85807830824" calcext:value-type="float">
            <text:p>-1.8580783082</text:p>
          </table:table-cell>
          <table:table-cell office:value-type="float" office:value="1.14398084992" calcext:value-type="float">
            <text:p>1.1439808499</text:p>
          </table:table-cell>
          <table:table-cell office:value-type="float" office:value="-1.00314796766" calcext:value-type="float">
            <text:p>-1.0031479677</text:p>
          </table:table-cell>
          <table:table-cell office:value-type="float" office:value="-1.04778680729" calcext:value-type="float">
            <text:p>-1.0477868073</text:p>
          </table:table-cell>
          <table:table-cell office:value-type="float" office:value="-0.450109372637" calcext:value-type="float">
            <text:p>-0.4501093726</text:p>
          </table:table-cell>
          <table:table-cell office:value-type="float" office:value="-0.364091781503" calcext:value-type="float">
            <text:p>-0.3640917815</text:p>
          </table:table-cell>
          <table:table-cell office:value-type="float" office:value="0.509322319463" calcext:value-type="float">
            <text:p>0.5093223195</text:p>
          </table:table-cell>
          <table:table-cell office:value-type="float" office:value="-0.0924811219053" calcext:value-type="float">
            <text:p>-0.0924811219</text:p>
          </table:table-cell>
          <table:table-cell office:value-type="float" office:value="-0.666231474606" calcext:value-type="float">
            <text:p>-0.6662314746</text:p>
          </table:table-cell>
          <table:table-cell office:value-type="float" office:value="-0.91938403504" calcext:value-type="float">
            <text:p>-0.919384035</text:p>
          </table:table-cell>
          <table:table-cell office:value-type="float" office:value="-0.841621233573" calcext:value-type="float">
            <text:p>-0.8416212336</text:p>
          </table:table-cell>
          <table:table-cell office:value-type="float" office:value="-0.63364000078" calcext:value-type="float">
            <text:p>-0.6336400008</text:p>
          </table:table-cell>
          <table:table-cell office:value-type="float" office:value="0.960423520358" calcext:value-type="float">
            <text:p>0.9604235204</text:p>
          </table:table-cell>
          <table:table-cell office:value-type="float" office:value="1.31213768074" calcext:value-type="float">
            <text:p>1.3121376807</text:p>
          </table:table-cell>
          <table:table-cell office:value-type="float" office:value="-1.4488895818" calcext:value-type="float">
            <text:p>-1.4488895818</text:p>
          </table:table-cell>
          <table:table-cell office:value-type="float" office:value="0.392434983034" calcext:value-type="float">
            <text:p>0.392434983</text:p>
          </table:table-cell>
          <table:table-cell office:value-type="float" office:value="-0.699546559862" calcext:value-type="float">
            <text:p>-0.6995465599</text:p>
          </table:table-cell>
          <table:table-cell office:value-type="float" office:value="-0.960423520358" calcext:value-type="float">
            <text:p>-0.9604235204</text:p>
          </table:table-cell>
          <table:table-cell office:value-type="float" office:value="1.61985625864" calcext:value-type="float">
            <text:p>1.6198562586</text:p>
          </table:table-cell>
          <table:table-cell office:value-type="float" office:value="1.09461757988" calcext:value-type="float">
            <text:p>1.0946175799</text:p>
          </table:table-cell>
          <table:table-cell office:value-type="float" office:value="0.0660118123758" calcext:value-type="float">
            <text:p>0.0660118124</text:p>
          </table:table-cell>
          <table:table-cell office:value-type="float" office:value="0.226191306812" calcext:value-type="float">
            <text:p>0.2261913068</text:p>
          </table:table-cell>
          <table:table-cell office:value-type="float" office:value="0.733656863973" calcext:value-type="float">
            <text:p>0.733656864</text:p>
          </table:table-cell>
          <table:table-cell office:value-type="float" office:value="0.768643013705" calcext:value-type="float">
            <text:p>0.7686430137</text:p>
          </table:table-cell>
          <table:table-cell office:value-type="float" office:value="0.145633746273" calcext:value-type="float">
            <text:p>0.1456337463</text:p>
          </table:table-cell>
          <table:table-cell office:value-type="float" office:value="1.04778680729" calcext:value-type="float">
            <text:p>1.0477868073</text:p>
          </table:table-cell>
          <table:table-cell office:value-type="float" office:value="-1.14398084992" calcext:value-type="float">
            <text:p>-1.1439808499</text:p>
          </table:table-cell>
          <table:table-cell office:value-type="float" office:value="0.666231474606" calcext:value-type="float">
            <text:p>0.6662314746</text:p>
          </table:table-cell>
          <table:table-cell office:value-type="float" office:value="0.699546559862" calcext:value-type="float">
            <text:p>0.6995465599</text:p>
          </table:table-cell>
        </table:table-row>
        <table:table-row table:style-name="ro1">
          <table:table-cell office:value-type="string" calcext:value-type="string">
            <text:p>angle_leaf_3_avg_csfield_2014_rep2</text:p>
          </table:table-cell>
          <table:table-cell office:value-type="float" office:value="21.6666666667" calcext:value-type="float">
            <text:p>21.6666666667</text:p>
          </table:table-cell>
          <table:table-cell office:value-type="float" office:value="29.6666666667" calcext:value-type="float">
            <text:p>29.6666666667</text:p>
          </table:table-cell>
          <table:table-cell office:value-type="float" office:value="36.6666666667" calcext:value-type="float">
            <text:p>36.666666666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9.6666666667" calcext:value-type="float">
            <text:p>39.6666666667</text:p>
          </table:table-cell>
          <table:table-cell office:value-type="float" office:value="18" calcext:value-type="float">
            <text:p>18</text:p>
          </table:table-cell>
          <table:table-cell office:value-type="float" office:value="28.3333333333" calcext:value-type="float">
            <text:p>28.33333333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5.3333333333" calcext:value-type="float">
            <text:p>35.3333333333</text:p>
          </table:table-cell>
          <table:table-cell office:value-type="float" office:value="33.6666666667" calcext:value-type="float">
            <text:p>33.6666666667</text:p>
          </table:table-cell>
          <table:table-cell office:value-type="float" office:value="22.3333333333" calcext:value-type="float">
            <text:p>22.3333333333</text:p>
          </table:table-cell>
          <table:table-cell office:value-type="float" office:value="20.3333333333" calcext:value-type="float">
            <text:p>20.3333333333</text:p>
          </table:table-cell>
          <table:table-cell office:value-type="float" office:value="29" calcext:value-type="float">
            <text:p>29</text:p>
          </table:table-cell>
          <table:table-cell office:value-type="float" office:value="28.3333333333" calcext:value-type="float">
            <text:p>28.3333333333</text:p>
          </table:table-cell>
          <table:table-cell office:value-type="float" office:value="39" calcext:value-type="float">
            <text:p>39</text:p>
          </table:table-cell>
          <table:table-cell office:value-type="float" office:value="60.6666666667" calcext:value-type="float">
            <text:p>60.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19.3333333333" calcext:value-type="float">
            <text:p>19.3333333333</text:p>
          </table:table-cell>
          <table:table-cell office:value-type="float" office:value="23" calcext:value-type="float">
            <text:p>23</text:p>
          </table:table-cell>
          <table:table-cell office:value-type="float" office:value="26.6666666667" calcext:value-type="float">
            <text:p>26.6666666667</text:p>
          </table:table-cell>
          <table:table-cell office:value-type="float" office:value="36.6666666667" calcext:value-type="float">
            <text:p>36.6666666667</text:p>
          </table:table-cell>
          <table:table-cell office:value-type="float" office:value="16" calcext:value-type="float">
            <text:p>16</text:p>
          </table:table-cell>
          <table:table-cell office:value-type="float" office:value="31.3333333333" calcext:value-type="float">
            <text:p>31.333333333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6.6666666667" calcext:value-type="float">
            <text:p>26.6666666667</text:p>
          </table:table-cell>
          <table:table-cell office:value-type="float" office:value="23.3333333333" calcext:value-type="float">
            <text:p>23.3333333333</text:p>
          </table:table-cell>
          <table:table-cell office:value-type="float" office:value="45" calcext:value-type="float">
            <text:p>45</text:p>
          </table:table-cell>
          <table:table-cell office:value-type="float" office:value="28.6666666667" calcext:value-type="float">
            <text:p>28.6666666667</text:p>
          </table:table-cell>
          <table:table-cell office:value-type="float" office:value="19.6666666667" calcext:value-type="float">
            <text:p>19.6666666667</text:p>
          </table:table-cell>
          <table:table-cell office:value-type="float" office:value="21.3333333333" calcext:value-type="float">
            <text:p>21.3333333333</text:p>
          </table:table-cell>
          <table:table-cell office:value-type="float" office:value="37.3333333333" calcext:value-type="float">
            <text:p>37.3333333333</text:p>
          </table:table-cell>
          <table:table-cell office:value-type="float" office:value="23.3333333333" calcext:value-type="float">
            <text:p>23.3333333333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48" calcext:value-type="float">
            <text:p>48</text:p>
          </table:table-cell>
          <table:table-cell office:value-type="float" office:value="29.6666666667" calcext:value-type="float">
            <text:p>29.666666666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.3333333333" calcext:value-type="float">
            <text:p>21.3333333333</text:p>
          </table:table-cell>
          <table:table-cell office:value-type="float" office:value="17.3333333333" calcext:value-type="float">
            <text:p>17.3333333333</text:p>
          </table:table-cell>
          <table:table-cell office:value-type="float" office:value="18.6666666667" calcext:value-type="float">
            <text:p>18.6666666667</text:p>
          </table:table-cell>
          <table:table-cell office:value-type="float" office:value="22.3333333333" calcext:value-type="float">
            <text:p>22.3333333333</text:p>
          </table:table-cell>
          <table:table-cell office:value-type="float" office:value="31.3333333333" calcext:value-type="float">
            <text:p>31.3333333333</text:p>
          </table:table-cell>
          <table:table-cell office:value-type="float" office:value="24" calcext:value-type="float">
            <text:p>24</text:p>
          </table:table-cell>
          <table:table-cell office:value-type="float" office:value="28.6666666667" calcext:value-type="float">
            <text:p>28.6666666667</text:p>
          </table:table-cell>
          <table:table-cell office:value-type="float" office:value="38" calcext:value-type="float">
            <text:p>38</text:p>
          </table:table-cell>
          <table:table-cell office:value-type="float" office:value="25.6666666667" calcext:value-type="float">
            <text:p>25.6666666667</text:p>
          </table:table-cell>
          <table:table-cell office:value-type="float" office:value="21" calcext:value-type="float">
            <text:p>21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23.6666666667" calcext:value-type="float">
            <text:p>23.6666666667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5.3333333333" calcext:value-type="float">
            <text:p>15.3333333333</text:p>
          </table:table-cell>
          <table:table-cell office:value-type="float" office:value="22.3333333333" calcext:value-type="float">
            <text:p>22.333333333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8.3333333333" calcext:value-type="float">
            <text:p>18.3333333333</text:p>
          </table:table-cell>
          <table:table-cell office:value-type="float" office:value="50" calcext:value-type="float">
            <text:p>50</text:p>
          </table:table-cell>
          <table:table-cell office:value-type="float" office:value="31.6666666667" calcext:value-type="float">
            <text:p>31.6666666667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32.6666666667" calcext:value-type="float">
            <text:p>32.6666666667</text:p>
          </table:table-cell>
          <table:table-cell office:value-type="float" office:value="20.3333333333" calcext:value-type="float">
            <text:p>20.3333333333</text:p>
          </table:table-cell>
          <table:table-cell office:value-type="float" office:value="15.6666666667" calcext:value-type="float">
            <text:p>15.6666666667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21.6666666667" calcext:value-type="float">
            <text:p>21.6666666667</text:p>
          </table:table-cell>
          <table:table-cell office:value-type="float" office:value="29.6666666667" calcext:value-type="float">
            <text:p>29.6666666667</text:p>
          </table:table-cell>
          <table:table-cell office:value-type="float" office:value="24.3333333333" calcext:value-type="float">
            <text:p>24.3333333333</text:p>
          </table:table-cell>
          <table:table-cell office:value-type="float" office:value="26.3333333333" calcext:value-type="float">
            <text:p>26.3333333333</text:p>
          </table:table-cell>
          <table:table-cell office:value-type="float" office:value="21.6666666667" calcext:value-type="float">
            <text:p>21.6666666667</text:p>
          </table:table-cell>
          <table:table-cell office:value-type="float" office:value="27.6666666667" calcext:value-type="float">
            <text:p>27.6666666667</text:p>
          </table:table-cell>
          <table:table-cell office:value-type="float" office:value="48.3333333333" calcext:value-type="float">
            <text:p>48.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28.3333333333" calcext:value-type="float">
            <text:p>28.3333333333</text:p>
          </table:table-cell>
          <table:table-cell office:value-type="float" office:value="30.6666666667" calcext:value-type="float">
            <text:p>30.6666666667</text:p>
          </table:table-cell>
          <table:table-cell office:value-type="float" office:value="19" calcext:value-type="float">
            <text:p>19</text:p>
          </table:table-cell>
          <table:table-cell office:value-type="float" office:value="56.6666666667" calcext:value-type="float">
            <text:p>56.6666666667</text:p>
          </table:table-cell>
          <table:table-cell office:value-type="float" office:value="55" calcext:value-type="float">
            <text:p>55</text:p>
          </table:table-cell>
          <table:table-cell office:value-type="float" office:value="26.3333333333" calcext:value-type="float">
            <text:p>26.3333333333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19.6666666667" calcext:value-type="float">
            <text:p>19.6666666667</text:p>
          </table:table-cell>
          <table:table-cell office:value-type="float" office:value="28.3333333333" calcext:value-type="float">
            <text:p>28.3333333333</text:p>
          </table:table-cell>
          <table:table-cell office:value-type="float" office:value="22.3333333333" calcext:value-type="float">
            <text:p>22.3333333333</text:p>
          </table:table-cell>
          <table:table-cell office:value-type="float" office:value="27.6666666667" calcext:value-type="float">
            <text:p>27.6666666667</text:p>
          </table:table-cell>
          <table:table-cell office:value-type="float" office:value="34.6666666667" calcext:value-type="float">
            <text:p>34.6666666667</text:p>
          </table:table-cell>
          <table:table-cell office:value-type="float" office:value="25.6666666667" calcext:value-type="float">
            <text:p>25.6666666667</text:p>
          </table:table-cell>
          <table:table-cell office:value-type="float" office:value="32" calcext:value-type="float">
            <text:p>32</text:p>
          </table:table-cell>
          <table:table-cell office:value-type="float" office:value="42.3333333333" calcext:value-type="float">
            <text:p>42.3333333333</text:p>
          </table:table-cell>
        </table:table-row>
        <table:table-row table:style-name="ro1">
          <table:table-cell office:value-type="string" calcext:value-type="string">
            <text:p>angle_leaf_3_avg_csfield_2014_rep2_normalized</text:p>
          </table:table-cell>
          <table:table-cell office:value-type="float" office:value="-0.421097056991" calcext:value-type="float">
            <text:p>-0.421097057</text:p>
          </table:table-cell>
          <table:table-cell office:value-type="float" office:value="0.450109372637" calcext:value-type="float">
            <text:p>0.4501093726</text:p>
          </table:table-cell>
          <table:table-cell office:value-type="float" office:value="1.00314796766" calcext:value-type="float">
            <text:p>1.0031479677</text:p>
          </table:table-cell>
          <table:table-cell office:value-type="float" office:value="0.199201324789" calcext:value-type="float">
            <text:p>0.1992013248</text:p>
          </table:table-cell>
          <table:table-cell office:value-type="float" office:value="-1.00314796766" calcext:value-type="float">
            <text:p>-1.0031479677</text:p>
          </table:table-cell>
          <table:table-cell office:value-type="float" office:value="-1.04778680729" calcext:value-type="float">
            <text:p>-1.0477868073</text:p>
          </table:table-cell>
          <table:table-cell office:value-type="float" office:value="-0.63364000078" calcext:value-type="float">
            <text:p>-0.6336400008</text:p>
          </table:table-cell>
          <table:table-cell office:value-type="float" office:value="1.19630143915" calcext:value-type="float">
            <text:p>1.1963014392</text:p>
          </table:table-cell>
          <table:table-cell office:value-type="float" office:value="-1.25211952027" calcext:value-type="float">
            <text:p>-1.2521195203</text:p>
          </table:table-cell>
          <table:table-cell office:value-type="float" office:value="0.253347103136" calcext:value-type="float">
            <text:p>0.2533471031</text:p>
          </table:table-cell>
          <table:table-cell office:value-type="float" office:value="0.226191306812" calcext:value-type="float">
            <text:p>0.2261913068</text:p>
          </table:table-cell>
          <table:table-cell office:value-type="float" office:value="-0.0660118123758" calcext:value-type="float">
            <text:p>-0.0660118124</text:p>
          </table:table-cell>
          <table:table-cell office:value-type="float" office:value="0.91938403504" calcext:value-type="float">
            <text:p>0.919384035</text:p>
          </table:table-cell>
          <table:table-cell office:value-type="float" office:value="0.733656863973" calcext:value-type="float">
            <text:p>0.733656864</text:p>
          </table:table-cell>
          <table:table-cell office:value-type="float" office:value="-0.336038140372" calcext:value-type="float">
            <text:p>-0.3360381404</text:p>
          </table:table-cell>
          <table:table-cell office:value-type="float" office:value="-0.80459638036" calcext:value-type="float">
            <text:p>-0.8045963804</text:p>
          </table:table-cell>
          <table:table-cell office:value-type="float" office:value="0.421097056991" calcext:value-type="float">
            <text:p>0.421097057</text:p>
          </table:table-cell>
          <table:table-cell office:value-type="float" office:value="0.308246546191" calcext:value-type="float">
            <text:p>0.3082465462</text:p>
          </table:table-cell>
          <table:table-cell office:value-type="float" office:value="1.14398084992" calcext:value-type="float">
            <text:p>1.1439808499</text:p>
          </table:table-cell>
          <table:table-cell office:value-type="float" office:value="2.03247825309" calcext:value-type="float">
            <text:p>2.0324782531</text:p>
          </table:table-cell>
          <table:table-cell office:value-type="float" office:value="-0.0395886797303" calcext:value-type="float">
            <text:p>-0.0395886797</text:p>
          </table:table-cell>
          <table:table-cell office:value-type="float" office:value="-0.960423520358" calcext:value-type="float">
            <text:p>-0.9604235204</text:p>
          </table:table-cell>
          <table:table-cell office:value-type="float" office:value="-0.253347103136" calcext:value-type="float">
            <text:p>-0.2533471031</text:p>
          </table:table-cell>
          <table:table-cell office:value-type="float" office:value="0.119015396428" calcext:value-type="float">
            <text:p>0.1190153964</text:p>
          </table:table-cell>
          <table:table-cell office:value-type="float" office:value="0.960423520358" calcext:value-type="float">
            <text:p>0.9604235204</text:p>
          </table:table-cell>
          <table:table-cell office:value-type="float" office:value="-1.72676138414" calcext:value-type="float">
            <text:p>-1.7267613841</text:p>
          </table:table-cell>
          <table:table-cell office:value-type="float" office:value="0.570378435191" calcext:value-type="float">
            <text:p>0.5703784352</text:p>
          </table:table-cell>
          <table:table-cell office:value-type="float" office:value="0.768643013705" calcext:value-type="float">
            <text:p>0.7686430137</text:p>
          </table:table-cell>
          <table:table-cell office:value-type="float" office:value="-1.61985625864" calcext:value-type="float">
            <text:p>-1.6198562586</text:p>
          </table:table-cell>
          <table:table-cell office:value-type="float" office:value="0.0924811219053" calcext:value-type="float">
            <text:p>0.0924811219</text:p>
          </table:table-cell>
          <table:table-cell office:value-type="float" office:value="-0.226191306812" calcext:value-type="float">
            <text:p>-0.2261913068</text:p>
          </table:table-cell>
          <table:table-cell office:value-type="float" office:value="1.31213768074" calcext:value-type="float">
            <text:p>1.3121376807</text:p>
          </table:table-cell>
          <table:table-cell office:value-type="float" office:value="0.364091781503" calcext:value-type="float">
            <text:p>0.3640917815</text:p>
          </table:table-cell>
          <table:table-cell office:value-type="float" office:value="-0.879837459796" calcext:value-type="float">
            <text:p>-0.8798374598</text:p>
          </table:table-cell>
          <table:table-cell office:value-type="float" office:value="-0.479505653331" calcext:value-type="float">
            <text:p>-0.4795056533</text:p>
          </table:table-cell>
          <table:table-cell office:value-type="float" office:value="1.04778680729" calcext:value-type="float">
            <text:p>1.0477868073</text:p>
          </table:table-cell>
          <table:table-cell office:value-type="float" office:value="-0.199201324789" calcext:value-type="float">
            <text:p>-0.1992013248</text:p>
          </table:table-cell>
          <table:table-cell office:value-type="float" office:value="-0.699546559862" calcext:value-type="float">
            <text:p>-0.6995465599</text:p>
          </table:table-cell>
          <table:table-cell office:value-type="float" office:value="1.37729502537" calcext:value-type="float">
            <text:p>1.3772950254</text:p>
          </table:table-cell>
          <table:table-cell office:value-type="float" office:value="0.479505653331" calcext:value-type="float">
            <text:p>0.4795056533</text:p>
          </table:table-cell>
          <table:table-cell office:value-type="float" office:value="-0.539598887203" calcext:value-type="float">
            <text:p>-0.5395988872</text:p>
          </table:table-cell>
          <table:table-cell office:value-type="float" office:value="-0.119015396428" calcext:value-type="float">
            <text:p>-0.1190153964</text:p>
          </table:table-cell>
          <table:table-cell office:value-type="float" office:value="-0.509322319463" calcext:value-type="float">
            <text:p>-0.5093223195</text:p>
          </table:table-cell>
          <table:table-cell office:value-type="float" office:value="-1.37729502537" calcext:value-type="float">
            <text:p>-1.3772950254</text:p>
          </table:table-cell>
          <table:table-cell office:value-type="float" office:value="-1.14398084992" calcext:value-type="float">
            <text:p>-1.1439808499</text:p>
          </table:table-cell>
          <table:table-cell office:value-type="float" office:value="-0.364091781503" calcext:value-type="float">
            <text:p>-0.3640917815</text:p>
          </table:table-cell>
          <table:table-cell office:value-type="float" office:value="0.601708154439" calcext:value-type="float">
            <text:p>0.6017081544</text:p>
          </table:table-cell>
          <table:table-cell office:value-type="float" office:value="-0.145633746273" calcext:value-type="float">
            <text:p>-0.1456337463</text:p>
          </table:table-cell>
          <table:table-cell office:value-type="float" office:value="0.392434983034" calcext:value-type="float">
            <text:p>0.392434983</text:p>
          </table:table-cell>
          <table:table-cell office:value-type="float" office:value="1.09461757988" calcext:value-type="float">
            <text:p>1.0946175799</text:p>
          </table:table-cell>
          <table:table-cell office:value-type="float" office:value="0.0131931631155" calcext:value-type="float">
            <text:p>0.0131931631</text:p>
          </table:table-cell>
          <table:table-cell office:value-type="float" office:value="-0.570378435191" calcext:value-type="float">
            <text:p>-0.5703784352</text:p>
          </table:table-cell>
          <table:table-cell office:value-type="float" office:value="-0.733656863973" calcext:value-type="float">
            <text:p>-0.733656864</text:p>
          </table:table-cell>
          <table:table-cell office:value-type="float" office:value="-0.172355703139" calcext:value-type="float">
            <text:p>-0.1723557031</text:p>
          </table:table-cell>
          <table:table-cell office:value-type="float" office:value="0.841621233573" calcext:value-type="float">
            <text:p>0.8416212336</text:p>
          </table:table-cell>
          <table:table-cell office:value-type="float" office:value="-2.30703925939" calcext:value-type="float">
            <text:p>-2.3070392594</text:p>
          </table:table-cell>
          <table:table-cell office:value-type="float" office:value="-2.03247825309" calcext:value-type="float">
            <text:p>-2.0324782531</text:p>
          </table:table-cell>
          <table:table-cell office:value-type="float" office:value="-0.280691057227" calcext:value-type="float">
            <text:p>-0.2806910572</text:p>
          </table:table-cell>
          <table:table-cell office:value-type="float" office:value="-1.4488895818" calcext:value-type="float">
            <text:p>-1.4488895818</text:p>
          </table:table-cell>
          <table:table-cell office:value-type="float" office:value="-0.601708154439" calcext:value-type="float">
            <text:p>-0.6017081544</text:p>
          </table:table-cell>
          <table:table-cell office:value-type="float" office:value="-1.31213768074" calcext:value-type="float">
            <text:p>-1.3121376807</text:p>
          </table:table-cell>
          <table:table-cell office:value-type="float" office:value="-1.19630143915" calcext:value-type="float">
            <text:p>-1.1963014392</text:p>
          </table:table-cell>
          <table:table-cell office:value-type="float" office:value="1.52879291447" calcext:value-type="float">
            <text:p>1.5287929145</text:p>
          </table:table-cell>
          <table:table-cell office:value-type="float" office:value="0.63364000078" calcext:value-type="float">
            <text:p>0.6336400008</text:p>
          </table:table-cell>
          <table:table-cell office:value-type="float" office:value="-0.666231474606" calcext:value-type="float">
            <text:p>-0.6662314746</text:p>
          </table:table-cell>
          <table:table-cell office:value-type="float" office:value="0.699546559862" calcext:value-type="float">
            <text:p>0.6995465599</text:p>
          </table:table-cell>
          <table:table-cell office:value-type="float" office:value="-0.768643013705" calcext:value-type="float">
            <text:p>-0.7686430137</text:p>
          </table:table-cell>
          <table:table-cell office:value-type="float" office:value="-1.85807830824" calcext:value-type="float">
            <text:p>-1.8580783082</text:p>
          </table:table-cell>
          <table:table-cell office:value-type="float" office:value="-1.52879291447" calcext:value-type="float">
            <text:p>-1.5287929145</text:p>
          </table:table-cell>
          <table:table-cell office:value-type="float" office:value="2.30703925939" calcext:value-type="float">
            <text:p>2.3070392594</text:p>
          </table:table-cell>
          <table:table-cell office:value-type="float" office:value="-0.392434983034" calcext:value-type="float">
            <text:p>-0.392434983</text:p>
          </table:table-cell>
          <table:table-cell office:value-type="float" office:value="0.509322319463" calcext:value-type="float">
            <text:p>0.5093223195</text:p>
          </table:table-cell>
          <table:table-cell office:value-type="float" office:value="-0.0924811219053" calcext:value-type="float">
            <text:p>-0.0924811219</text:p>
          </table:table-cell>
          <table:table-cell office:value-type="float" office:value="0.0395886797303" calcext:value-type="float">
            <text:p>0.0395886797</text:p>
          </table:table-cell>
          <table:table-cell office:value-type="float" office:value="-0.450109372637" calcext:value-type="float">
            <text:p>-0.4501093726</text:p>
          </table:table-cell>
          <table:table-cell office:value-type="float" office:value="0.145633746273" calcext:value-type="float">
            <text:p>0.1456337463</text:p>
          </table:table-cell>
          <table:table-cell office:value-type="float" office:value="1.4488895818" calcext:value-type="float">
            <text:p>1.4488895818</text:p>
          </table:table-cell>
          <table:table-cell office:value-type="float" office:value="-0.841621233573" calcext:value-type="float">
            <text:p>-0.8416212336</text:p>
          </table:table-cell>
          <table:table-cell office:value-type="float" office:value="0.280691057227" calcext:value-type="float">
            <text:p>0.2806910572</text:p>
          </table:table-cell>
          <table:table-cell office:value-type="float" office:value="0.539598887203" calcext:value-type="float">
            <text:p>0.5395988872</text:p>
          </table:table-cell>
          <table:table-cell office:value-type="float" office:value="-1.09461757988" calcext:value-type="float">
            <text:p>-1.0946175799</text:p>
          </table:table-cell>
          <table:table-cell office:value-type="float" office:value="1.72676138414" calcext:value-type="float">
            <text:p>1.7267613841</text:p>
          </table:table-cell>
          <table:table-cell office:value-type="float" office:value="1.61985625864" calcext:value-type="float">
            <text:p>1.6198562586</text:p>
          </table:table-cell>
          <table:table-cell office:value-type="float" office:value="0.0660118123758" calcext:value-type="float">
            <text:p>0.0660118124</text:p>
          </table:table-cell>
          <table:table-cell office:value-type="float" office:value="0.879837459796" calcext:value-type="float">
            <text:p>0.8798374598</text:p>
          </table:table-cell>
          <table:table-cell office:value-type="float" office:value="1.85807830824" calcext:value-type="float">
            <text:p>1.8580783082</text:p>
          </table:table-cell>
          <table:table-cell office:value-type="float" office:value="-0.91938403504" calcext:value-type="float">
            <text:p>-0.919384035</text:p>
          </table:table-cell>
          <table:table-cell office:value-type="float" office:value="0.336038140372" calcext:value-type="float">
            <text:p>0.3360381404</text:p>
          </table:table-cell>
          <table:table-cell office:value-type="float" office:value="-0.308246546191" calcext:value-type="float">
            <text:p>-0.3082465462</text:p>
          </table:table-cell>
          <table:table-cell office:value-type="float" office:value="0.172355703139" calcext:value-type="float">
            <text:p>0.1723557031</text:p>
          </table:table-cell>
          <table:table-cell office:value-type="float" office:value="0.80459638036" calcext:value-type="float">
            <text:p>0.8045963804</text:p>
          </table:table-cell>
          <table:table-cell office:value-type="float" office:value="-0.0131931631155" calcext:value-type="float">
            <text:p>-0.0131931631</text:p>
          </table:table-cell>
          <table:table-cell office:value-type="float" office:value="0.666231474606" calcext:value-type="float">
            <text:p>0.6662314746</text:p>
          </table:table-cell>
          <table:table-cell office:value-type="float" office:value="1.25211952027" calcext:value-type="float">
            <text:p>1.2521195203</text:p>
          </table:table-cell>
        </table:table-row>
        <table:table-row table:style-name="ro1">
          <table:table-cell office:value-type="string" calcext:value-type="string">
            <text:p>angle_leaf_4_avg_csfield_2014_rep2</text:p>
          </table:table-cell>
          <table:table-cell office:value-type="float" office:value="21.6666666667" calcext:value-type="float">
            <text:p>21.6666666667</text:p>
          </table:table-cell>
          <table:table-cell office:value-type="float" office:value="33" calcext:value-type="float">
            <text:p>33</text:p>
          </table:table-cell>
          <table:table-cell office:value-type="float" office:value="42.6666666667" calcext:value-type="float">
            <text:p>42.666666666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.3333333333" calcext:value-type="float">
            <text:p>19.3333333333</text:p>
          </table:table-cell>
          <table:table-cell office:value-type="float" office:value="23.6666666667" calcext:value-type="float">
            <text:p>23.6666666667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7.3333333333" calcext:value-type="float">
            <text:p>27.3333333333</text:p>
          </table:table-cell>
          <table:table-cell office:value-type="float" office:value="31" calcext:value-type="float">
            <text:p>31</text:p>
          </table:table-cell>
          <table:table-cell office:value-type="float" office:value="22.6666666667" calcext:value-type="float">
            <text:p>22.6666666667</text:p>
          </table:table-cell>
          <table:table-cell office:value-type="float" office:value="42.3333333333" calcext:value-type="float">
            <text:p>42.3333333333</text:p>
          </table:table-cell>
          <table:table-cell office:value-type="float" office:value="26.6666666667" calcext:value-type="float">
            <text:p>26.6666666667</text:p>
          </table:table-cell>
          <table:table-cell office:value-type="float" office:value="22.6666666667" calcext:value-type="float">
            <text:p>22.6666666667</text:p>
          </table:table-cell>
          <table:table-cell office:value-type="float" office:value="18.6666666667" calcext:value-type="float">
            <text:p>18.6666666667</text:p>
          </table:table-cell>
          <table:table-cell office:value-type="float" office:value="29" calcext:value-type="float">
            <text:p>29</text:p>
          </table:table-cell>
          <table:table-cell office:value-type="float" office:value="27.6666666667" calcext:value-type="float">
            <text:p>27.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72.3333333333" calcext:value-type="float">
            <text:p>72.3333333333</text:p>
          </table:table-cell>
          <table:table-cell office:value-type="float" office:value="21" calcext:value-type="float">
            <text:p>21</text:p>
          </table:table-cell>
          <table:table-cell office:value-type="float" office:value="19.3333333333" calcext:value-type="float">
            <text:p>19.3333333333</text:p>
          </table:table-cell>
          <table:table-cell office:value-type="float" office:value="23.6666666667" calcext:value-type="float">
            <text:p>23.6666666667</text:p>
          </table:table-cell>
          <table:table-cell office:value-type="float" office:value="31.3333333333" calcext:value-type="float">
            <text:p>31.3333333333</text:p>
          </table:table-cell>
          <table:table-cell office:value-type="float" office:value="37.6666666667" calcext:value-type="float">
            <text:p>37.666666666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5.6666666667" calcext:value-type="float">
            <text:p>45.6666666667</text:p>
          </table:table-cell>
          <table:table-cell office:value-type="float" office:value="16.3333333333" calcext:value-type="float">
            <text:p>16.3333333333</text:p>
          </table:table-cell>
          <table:table-cell office:value-type="float" office:value="38.3333333333" calcext:value-type="float">
            <text:p>38.3333333333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0.3333333333" calcext:value-type="float">
            <text:p>40.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.6666666667" calcext:value-type="float">
            <text:p>34.6666666667</text:p>
          </table:table-cell>
          <table:table-cell office:value-type="float" office:value="16.6666666667" calcext:value-type="float">
            <text:p>16.6666666667</text:p>
          </table:table-cell>
          <table:table-cell office:value-type="float" office:value="28.3333333333" calcext:value-type="float">
            <text:p>28.3333333333</text:p>
          </table:table-cell>
          <table:table-cell office:value-type="float" office:value="55" calcext:value-type="float">
            <text:p>55</text:p>
          </table:table-cell>
          <table:table-cell office:value-type="float" office:value="35.6666666667" calcext:value-type="float">
            <text:p>35.6666666667</text:p>
          </table:table-cell>
          <table:table-cell office:value-type="float" office:value="14.3333333333" calcext:value-type="float">
            <text:p>14.3333333333</text:p>
          </table:table-cell>
          <table:table-cell office:value-type="float" office:value="23.3333333333" calcext:value-type="float">
            <text:p>23.3333333333</text:p>
          </table:table-cell>
          <table:table-cell office:value-type="float" office:value="22.6666666667" calcext:value-type="float">
            <text:p>22.6666666667</text:p>
          </table:table-cell>
          <table:table-cell office:value-type="float" office:value="16.3333333333" calcext:value-type="float">
            <text:p>16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21.3333333333" calcext:value-type="float">
            <text:p>21.3333333333</text:p>
          </table:table-cell>
          <table:table-cell office:value-type="float" office:value="31" calcext:value-type="float">
            <text:p>31</text:p>
          </table:table-cell>
          <table:table-cell office:value-type="float" office:value="21.6666666667" calcext:value-type="float">
            <text:p>21.6666666667</text:p>
          </table:table-cell>
          <table:table-cell office:value-type="float" office:value="28.3333333333" calcext:value-type="float">
            <text:p>28.3333333333</text:p>
          </table:table-cell>
          <table:table-cell office:value-type="float" office:value="46.3333333333" calcext:value-type="float">
            <text:p>46.3333333333</text:p>
          </table:table-cell>
          <table:table-cell office:value-type="float" office:value="30" calcext:value-type="float">
            <text:p>30</text:p>
          </table:table-cell>
          <table:table-cell office:value-type="float" office:value="21.3333333333" calcext:value-type="float">
            <text:p>21.3333333333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25.3333333333" calcext:value-type="float">
            <text:p>25.3333333333</text:p>
          </table:table-cell>
          <table:table-cell office:value-type="float" office:value="33.3333333333" calcext:value-type="float">
            <text:p>33.3333333333</text:p>
          </table:table-cell>
          <table:table-cell office:value-type="float" office:value="11" calcext:value-type="float">
            <text:p>11</text:p>
          </table:table-cell>
          <table:table-cell office:value-type="float" office:value="18.6666666667" calcext:value-type="float">
            <text:p>18.6666666667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17.6666666667" calcext:value-type="float">
            <text:p>17.6666666667</text:p>
          </table:table-cell>
          <table:table-cell office:value-type="float" office:value="21.3333333333" calcext:value-type="float">
            <text:p>21.3333333333</text:p>
          </table:table-cell>
          <table:table-cell office:value-type="float" office:value="15.6666666667" calcext:value-type="float">
            <text:p>15.6666666667</text:p>
          </table:table-cell>
          <table:table-cell office:value-type="float" office:value="17.6666666667" calcext:value-type="float">
            <text:p>17.6666666667</text:p>
          </table:table-cell>
          <table:table-cell office:value-type="float" office:value="58.6666666667" calcext:value-type="float">
            <text:p>58.6666666667</text:p>
          </table:table-cell>
          <table:table-cell office:value-type="float" office:value="29.6666666667" calcext:value-type="float">
            <text:p>29.6666666667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40.6666666667" calcext:value-type="float">
            <text:p>40.6666666667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12.6666666667" calcext:value-type="float">
            <text:p>12.6666666667</text:p>
          </table:table-cell>
          <table:table-cell office:value-type="float" office:value="14.3333333333" calcext:value-type="float">
            <text:p>14.3333333333</text:p>
          </table:table-cell>
          <table:table-cell office:value-type="float" office:value="67.5" calcext:value-type="float">
            <text:p>67.5</text:p>
          </table:table-cell>
          <table:table-cell office:value-type="float" office:value="24.3333333333" calcext:value-type="float">
            <text:p>24.3333333333</text:p>
          </table:table-cell>
          <table:table-cell office:value-type="float" office:value="33.6666666667" calcext:value-type="float">
            <text:p>33.6666666667</text:p>
          </table:table-cell>
          <table:table-cell office:value-type="float" office:value="24.3333333333" calcext:value-type="float">
            <text:p>24.3333333333</text:p>
          </table:table-cell>
          <table:table-cell office:value-type="float" office:value="29" calcext:value-type="float">
            <text:p>29</text:p>
          </table:table-cell>
          <table:table-cell office:value-type="float" office:value="23.3333333333" calcext:value-type="float">
            <text:p>23.3333333333</text:p>
          </table:table-cell>
          <table:table-cell office:value-type="float" office:value="30.3333333333" calcext:value-type="float">
            <text:p>30.3333333333</text:p>
          </table:table-cell>
          <table:table-cell office:value-type="float" office:value="60.6666666667" calcext:value-type="float">
            <text:p>60.6666666667</text:p>
          </table:table-cell>
          <table:table-cell office:value-type="float" office:value="24.3333333333" calcext:value-type="float">
            <text:p>24.3333333333</text:p>
          </table:table-cell>
          <table:table-cell office:value-type="float" office:value="33" calcext:value-type="float">
            <text:p>33</text:p>
          </table:table-cell>
          <table:table-cell office:value-type="float" office:value="36.3333333333" calcext:value-type="float">
            <text:p>36.3333333333</text:p>
          </table:table-cell>
          <table:table-cell office:value-type="float" office:value="18.3333333333" calcext:value-type="float">
            <text:p>18.3333333333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37.6666666667" calcext:value-type="float">
            <text:p>37.6666666667</text:p>
          </table:table-cell>
          <table:table-cell office:value-type="float" office:value="59" calcext:value-type="float">
            <text:p>59</text:p>
          </table:table-cell>
          <table:table-cell office:value-type="float" office:value="18.3333333333" calcext:value-type="float">
            <text:p>18.3333333333</text:p>
          </table:table-cell>
          <table:table-cell office:value-type="float" office:value="27" calcext:value-type="float">
            <text:p>27</text:p>
          </table:table-cell>
          <table:table-cell office:value-type="float" office:value="22.6666666667" calcext:value-type="float">
            <text:p>22.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2.6666666667" calcext:value-type="float">
            <text:p>22.6666666667</text:p>
          </table:table-cell>
          <table:table-cell office:value-type="float" office:value="33.3333333333" calcext:value-type="float">
            <text:p>33.33333333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gle_leaf_4_avg_csfield_2014_rep2_normalized</text:p>
          </table:table-cell>
          <table:table-cell office:value-type="float" office:value="-0.392434983034" calcext:value-type="float">
            <text:p>-0.392434983</text:p>
          </table:table-cell>
          <table:table-cell office:value-type="float" office:value="0.479505653331" calcext:value-type="float">
            <text:p>0.4795056533</text:p>
          </table:table-cell>
          <table:table-cell office:value-type="float" office:value="1.04778680729" calcext:value-type="float">
            <text:p>1.0477868073</text:p>
          </table:table-cell>
          <table:table-cell office:value-type="float" office:value="0.0395886797303" calcext:value-type="float">
            <text:p>0.0395886797</text:p>
          </table:table-cell>
          <table:table-cell office:value-type="float" office:value="-1.14398084992" calcext:value-type="float">
            <text:p>-1.1439808499</text:p>
          </table:table-cell>
          <table:table-cell office:value-type="float" office:value="-0.768643013705" calcext:value-type="float">
            <text:p>-0.7686430137</text:p>
          </table:table-cell>
          <table:table-cell office:value-type="float" office:value="-0.145633746273" calcext:value-type="float">
            <text:p>-0.1456337463</text:p>
          </table:table-cell>
          <table:table-cell office:value-type="float" office:value="1.19630143915" calcext:value-type="float">
            <text:p>1.1963014392</text:p>
          </table:table-cell>
          <table:table-cell office:value-type="float" office:value="-1.52879291447" calcext:value-type="float">
            <text:p>-1.5287929145</text:p>
          </table:table-cell>
          <table:table-cell office:value-type="float" office:value="0.119015396428" calcext:value-type="float">
            <text:p>0.1190153964</text:p>
          </table:table-cell>
          <table:table-cell office:value-type="float" office:value="0.392434983034" calcext:value-type="float">
            <text:p>0.392434983</text:p>
          </table:table-cell>
          <table:table-cell office:value-type="float" office:value="-0.336038140372" calcext:value-type="float">
            <text:p>-0.3360381404</text:p>
          </table:table-cell>
          <table:table-cell office:value-type="float" office:value="1.00314796766" calcext:value-type="float">
            <text:p>1.0031479677</text:p>
          </table:table-cell>
          <table:table-cell office:value-type="float" office:value="0.0660118123758" calcext:value-type="float">
            <text:p>0.0660118124</text:p>
          </table:table-cell>
          <table:table-cell office:value-type="float" office:value="-0.364091781503" calcext:value-type="float">
            <text:p>-0.3640917815</text:p>
          </table:table-cell>
          <table:table-cell office:value-type="float" office:value="-0.91938403504" calcext:value-type="float">
            <text:p>-0.919384035</text:p>
          </table:table-cell>
          <table:table-cell office:value-type="float" office:value="0.226191306812" calcext:value-type="float">
            <text:p>0.2261913068</text:p>
          </table:table-cell>
          <table:table-cell office:value-type="float" office:value="0.145633746273" calcext:value-type="float">
            <text:p>0.1456337463</text:p>
          </table:table-cell>
          <table:table-cell office:value-type="float" office:value="0.841621233573" calcext:value-type="float">
            <text:p>0.8416212336</text:p>
          </table:table-cell>
          <table:table-cell office:value-type="float" office:value="2.30703925939" calcext:value-type="float">
            <text:p>2.3070392594</text:p>
          </table:table-cell>
          <table:table-cell office:value-type="float" office:value="-0.539598887203" calcext:value-type="float">
            <text:p>-0.5395988872</text:p>
          </table:table-cell>
          <table:table-cell office:value-type="float" office:value="-0.80459638036" calcext:value-type="float">
            <text:p>-0.8045963804</text:p>
          </table:table-cell>
          <table:table-cell office:value-type="float" office:value="-0.119015396428" calcext:value-type="float">
            <text:p>-0.1190153964</text:p>
          </table:table-cell>
          <table:table-cell office:value-type="float" office:value="0.421097056991" calcext:value-type="float">
            <text:p>0.421097057</text:p>
          </table:table-cell>
          <table:table-cell office:value-type="float" office:value="0.733656863973" calcext:value-type="float">
            <text:p>0.733656864</text:p>
          </table:table-cell>
          <table:table-cell office:value-type="float" office:value="-1.09461757988" calcext:value-type="float">
            <text:p>-1.0946175799</text:p>
          </table:table-cell>
          <table:table-cell office:value-type="float" office:value="0.450109372637" calcext:value-type="float">
            <text:p>0.4501093726</text:p>
          </table:table-cell>
          <table:table-cell office:value-type="float" office:value="1.09461757988" calcext:value-type="float">
            <text:p>1.0946175799</text:p>
          </table:table-cell>
          <table:table-cell office:value-type="float" office:value="-1.4488895818" calcext:value-type="float">
            <text:p>-1.4488895818</text:p>
          </table:table-cell>
          <table:table-cell office:value-type="float" office:value="0.80459638036" calcext:value-type="float">
            <text:p>0.8045963804</text:p>
          </table:table-cell>
          <table:table-cell office:value-type="float" office:value="-0.699546559862" calcext:value-type="float">
            <text:p>-0.6995465599</text:p>
          </table:table-cell>
          <table:table-cell office:value-type="float" office:value="1.85807830824" calcext:value-type="float">
            <text:p>1.8580783082</text:p>
          </table:table-cell>
          <table:table-cell office:value-type="float" office:value="0.879837459796" calcext:value-type="float">
            <text:p>0.8798374598</text:p>
          </table:table-cell>
          <table:table-cell office:value-type="float" office:value="-1.04778680729" calcext:value-type="float">
            <text:p>-1.0477868073</text:p>
          </table:table-cell>
          <table:table-cell office:value-type="float" office:value="-0.733656863973" calcext:value-type="float">
            <text:p>-0.733656864</text:p>
          </table:table-cell>
          <table:table-cell office:value-type="float" office:value="0.63364000078" calcext:value-type="float">
            <text:p>0.6336400008</text:p>
          </table:table-cell>
          <table:table-cell office:value-type="float" office:value="-1.31213768074" calcext:value-type="float">
            <text:p>-1.3121376807</text:p>
          </table:table-cell>
          <table:table-cell office:value-type="float" office:value="0.199201324789" calcext:value-type="float">
            <text:p>0.1992013248</text:p>
          </table:table-cell>
          <table:table-cell office:value-type="float" office:value="1.25211952027" calcext:value-type="float">
            <text:p>1.2521195203</text:p>
          </table:table-cell>
          <table:table-cell office:value-type="float" office:value="0.666231474606" calcext:value-type="float">
            <text:p>0.6662314746</text:p>
          </table:table-cell>
          <table:table-cell office:value-type="float" office:value="-1.72676138414" calcext:value-type="float">
            <text:p>-1.7267613841</text:p>
          </table:table-cell>
          <table:table-cell office:value-type="float" office:value="-0.199201324789" calcext:value-type="float">
            <text:p>-0.1992013248</text:p>
          </table:table-cell>
          <table:table-cell office:value-type="float" office:value="-0.280691057227" calcext:value-type="float">
            <text:p>-0.2806910572</text:p>
          </table:table-cell>
          <table:table-cell office:value-type="float" office:value="-1.37729502537" calcext:value-type="float">
            <text:p>-1.3772950254</text:p>
          </table:table-cell>
          <table:table-cell office:value-type="float" office:value="-0.841621233573" calcext:value-type="float">
            <text:p>-0.8416212336</text:p>
          </table:table-cell>
          <table:table-cell office:value-type="float" office:value="-0.450109372637" calcext:value-type="float">
            <text:p>-0.4501093726</text:p>
          </table:table-cell>
          <table:table-cell office:value-type="float" office:value="0.364091781503" calcext:value-type="float">
            <text:p>0.3640917815</text:p>
          </table:table-cell>
          <table:table-cell office:value-type="float" office:value="-0.421097056991" calcext:value-type="float">
            <text:p>-0.421097057</text:p>
          </table:table-cell>
          <table:table-cell office:value-type="float" office:value="0.172355703139" calcext:value-type="float">
            <text:p>0.1723557031</text:p>
          </table:table-cell>
          <table:table-cell office:value-type="float" office:value="1.14398084992" calcext:value-type="float">
            <text:p>1.1439808499</text:p>
          </table:table-cell>
          <table:table-cell office:value-type="float" office:value="0.308246546191" calcext:value-type="float">
            <text:p>0.3082465462</text:p>
          </table:table-cell>
          <table:table-cell office:value-type="float" office:value="-0.509322319463" calcext:value-type="float">
            <text:p>-0.5093223195</text:p>
          </table:table-cell>
          <table:table-cell office:value-type="float" office:value="-0.666231474606" calcext:value-type="float">
            <text:p>-0.6662314746</text:p>
          </table:table-cell>
          <table:table-cell office:value-type="float" office:value="0.0131931631155" calcext:value-type="float">
            <text:p>0.0131931631</text:p>
          </table:table-cell>
          <table:table-cell office:value-type="float" office:value="0.539598887203" calcext:value-type="float">
            <text:p>0.5395988872</text:p>
          </table:table-cell>
          <table:table-cell office:value-type="float" office:value="-2.30703925939" calcext:value-type="float">
            <text:p>-2.3070392594</text:p>
          </table:table-cell>
          <table:table-cell office:value-type="float" office:value="-0.879837459796" calcext:value-type="float">
            <text:p>-0.8798374598</text:p>
          </table:table-cell>
          <table:table-cell office:value-type="float" office:value="-0.601708154439" calcext:value-type="float">
            <text:p>-0.6017081544</text:p>
          </table:table-cell>
          <table:table-cell office:value-type="float" office:value="-1.25211952027" calcext:value-type="float">
            <text:p>-1.2521195203</text:p>
          </table:table-cell>
          <table:table-cell office:value-type="float" office:value="-0.479505653331" calcext:value-type="float">
            <text:p>-0.4795056533</text:p>
          </table:table-cell>
          <table:table-cell office:value-type="float" office:value="-1.61985625864" calcext:value-type="float">
            <text:p>-1.6198562586</text:p>
          </table:table-cell>
          <table:table-cell office:value-type="float" office:value="-1.19630143915" calcext:value-type="float">
            <text:p>-1.1963014392</text:p>
          </table:table-cell>
          <table:table-cell office:value-type="float" office:value="1.31213768074" calcext:value-type="float">
            <text:p>1.3121376807</text:p>
          </table:table-cell>
          <table:table-cell office:value-type="float" office:value="0.280691057227" calcext:value-type="float">
            <text:p>0.2806910572</text:p>
          </table:table-cell>
          <table:table-cell office:value-type="float" office:value="-0.63364000078" calcext:value-type="float">
            <text:p>-0.6336400008</text:p>
          </table:table-cell>
          <table:table-cell office:value-type="float" office:value="0.91938403504" calcext:value-type="float">
            <text:p>0.919384035</text:p>
          </table:table-cell>
          <table:table-cell office:value-type="float" office:value="-0.570378435191" calcext:value-type="float">
            <text:p>-0.5703784352</text:p>
          </table:table-cell>
          <table:table-cell office:value-type="float" office:value="-2.03247825309" calcext:value-type="float">
            <text:p>-2.0324782531</text:p>
          </table:table-cell>
          <table:table-cell office:value-type="float" office:value="-1.85807830824" calcext:value-type="float">
            <text:p>-1.8580783082</text:p>
          </table:table-cell>
          <table:table-cell office:value-type="float" office:value="2.03247825309" calcext:value-type="float">
            <text:p>2.0324782531</text:p>
          </table:table-cell>
          <table:table-cell office:value-type="float" office:value="-0.0660118123758" calcext:value-type="float">
            <text:p>-0.0660118124</text:p>
          </table:table-cell>
          <table:table-cell office:value-type="float" office:value="0.601708154439" calcext:value-type="float">
            <text:p>0.6017081544</text:p>
          </table:table-cell>
          <table:table-cell office:value-type="float" office:value="-0.0395886797303" calcext:value-type="float">
            <text:p>-0.0395886797</text:p>
          </table:table-cell>
          <table:table-cell office:value-type="float" office:value="0.253347103136" calcext:value-type="float">
            <text:p>0.2533471031</text:p>
          </table:table-cell>
          <table:table-cell office:value-type="float" office:value="-0.172355703139" calcext:value-type="float">
            <text:p>-0.1723557031</text:p>
          </table:table-cell>
          <table:table-cell office:value-type="float" office:value="0.336038140372" calcext:value-type="float">
            <text:p>0.3360381404</text:p>
          </table:table-cell>
          <table:table-cell office:value-type="float" office:value="1.52879291447" calcext:value-type="float">
            <text:p>1.5287929145</text:p>
          </table:table-cell>
          <table:table-cell office:value-type="float" office:value="-0.0924811219053" calcext:value-type="float">
            <text:p>-0.0924811219</text:p>
          </table:table-cell>
          <table:table-cell office:value-type="float" office:value="0.509322319463" calcext:value-type="float">
            <text:p>0.5093223195</text:p>
          </table:table-cell>
          <table:table-cell office:value-type="float" office:value="0.699546559862" calcext:value-type="float">
            <text:p>0.6995465599</text:p>
          </table:table-cell>
          <table:table-cell office:value-type="float" office:value="-1.00314796766" calcext:value-type="float">
            <text:p>-1.0031479677</text:p>
          </table:table-cell>
          <table:table-cell office:value-type="float" office:value="1.72676138414" calcext:value-type="float">
            <text:p>1.7267613841</text:p>
          </table:table-cell>
          <table:table-cell office:value-type="float" office:value="1.61985625864" calcext:value-type="float">
            <text:p>1.6198562586</text:p>
          </table:table-cell>
          <table:table-cell office:value-type="float" office:value="-0.226191306812" calcext:value-type="float">
            <text:p>-0.2261913068</text:p>
          </table:table-cell>
          <table:table-cell office:value-type="float" office:value="0.768643013705" calcext:value-type="float">
            <text:p>0.7686430137</text:p>
          </table:table-cell>
          <table:table-cell office:value-type="float" office:value="1.37729502537" calcext:value-type="float">
            <text:p>1.3772950254</text:p>
          </table:table-cell>
          <table:table-cell office:value-type="float" office:value="-0.960423520358" calcext:value-type="float">
            <text:p>-0.9604235204</text:p>
          </table:table-cell>
          <table:table-cell office:value-type="float" office:value="0.0924811219053" calcext:value-type="float">
            <text:p>0.0924811219</text:p>
          </table:table-cell>
          <table:table-cell office:value-type="float" office:value="-0.253347103136" calcext:value-type="float">
            <text:p>-0.2533471031</text:p>
          </table:table-cell>
          <table:table-cell office:value-type="float" office:value="-0.0131931631155" calcext:value-type="float">
            <text:p>-0.0131931631</text:p>
          </table:table-cell>
          <table:table-cell office:value-type="float" office:value="0.960423520358" calcext:value-type="float">
            <text:p>0.9604235204</text:p>
          </table:table-cell>
          <table:table-cell office:value-type="float" office:value="-0.308246546191" calcext:value-type="float">
            <text:p>-0.3082465462</text:p>
          </table:table-cell>
          <table:table-cell office:value-type="float" office:value="0.570378435191" calcext:value-type="float">
            <text:p>0.5703784352</text:p>
          </table:table-cell>
          <table:table-cell office:value-type="float" office:value="1.4488895818" calcext:value-type="float">
            <text:p>1.4488895818</text:p>
          </table:table-cell>
        </table:table-row>
        <table:table-row table:style-name="ro1">
          <table:table-cell office:value-type="string" calcext:value-type="string">
            <text:p>angle_leaf_5_avg_csfield_2014_rep2</text:p>
          </table:table-cell>
          <table:table-cell office:value-type="float" office:value="22.6666666667" calcext:value-type="float">
            <text:p>22.6666666667</text:p>
          </table:table-cell>
          <table:table-cell office:value-type="float" office:value="36.3333333333" calcext:value-type="float">
            <text:p>36.3333333333</text:p>
          </table:table-cell>
          <table:table-cell office:value-type="float" office:value="39.3333333333" calcext:value-type="float">
            <text:p>39.3333333333</text:p>
          </table:table-cell>
          <table:table-cell office:value-type="float" office:value="27.6666666667" calcext:value-type="float">
            <text:p>27.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16.6666666667" calcext:value-type="float">
            <text:p>16.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51.6666666667" calcext:value-type="float">
            <text:p>51.6666666667</text:p>
          </table:table-cell>
          <table:table-cell office:value-type="float" office:value="14.6666666667" calcext:value-type="float">
            <text:p>14.6666666667</text:p>
          </table:table-cell>
          <table:table-cell office:value-type="float" office:value="28.3333333333" calcext:value-type="float">
            <text:p>28.3333333333</text:p>
          </table:table-cell>
          <table:table-cell office:value-type="float" office:value="31.3333333333" calcext:value-type="float">
            <text:p>31.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48.5" calcext:value-type="float">
            <text:p>48.5</text:p>
          </table:table-cell>
          <table:table-cell office:value-type="float" office:value="31.6666666667" calcext:value-type="float">
            <text:p>31.6666666667</text:p>
          </table:table-cell>
          <table:table-cell office:value-type="float" office:value="23" calcext:value-type="float">
            <text:p>23</text:p>
          </table:table-cell>
          <table:table-cell office:value-type="float" office:value="19.3333333333" calcext:value-type="float">
            <text:p>19.3333333333</text:p>
          </table:table-cell>
          <table:table-cell office:value-type="float" office:value="29.3333333333" calcext:value-type="float">
            <text:p>29.3333333333</text:p>
          </table:table-cell>
          <table:table-cell office:value-type="float" office:value="28.3333333333" calcext:value-type="float">
            <text:p>28.3333333333</text:p>
          </table:table-cell>
          <table:table-cell office:value-type="float" office:value="55" calcext:value-type="float">
            <text:p>55</text:p>
          </table:table-cell>
          <table:table-cell office:value-type="float" office:value="76.6666666667" calcext:value-type="float">
            <text:p>76.6666666667</text:p>
          </table:table-cell>
          <table:table-cell office:value-type="float" office:value="23.6666666667" calcext:value-type="float">
            <text:p>23.6666666667</text:p>
          </table:table-cell>
          <table:table-cell office:value-type="float" office:value="21" calcext:value-type="float">
            <text:p>21</text:p>
          </table:table-cell>
          <table:table-cell office:value-type="float" office:value="22.3333333333" calcext:value-type="float">
            <text:p>22.3333333333</text:p>
          </table:table-cell>
          <table:table-cell office:value-type="float" office:value="29.3333333333" calcext:value-type="float">
            <text:p>29.3333333333</text:p>
          </table:table-cell>
          <table:table-cell office:value-type="float" office:value="43" calcext:value-type="float">
            <text:p>43</text:p>
          </table:table-cell>
          <table:table-cell office:value-type="float" office:value="19.3333333333" calcext:value-type="float">
            <text:p>19.3333333333</text:p>
          </table:table-cell>
          <table:table-cell office:value-type="float" office:value="30.6666666667" calcext:value-type="float">
            <text:p>30.6666666667</text:p>
          </table:table-cell>
          <table:table-cell office:value-type="float" office:value="40" calcext:value-type="float">
            <text:p>40</text:p>
          </table:table-cell>
          <table:table-cell office:value-type="float" office:value="16.3333333333" calcext:value-type="float">
            <text:p>16.3333333333</text:p>
          </table:table-cell>
          <table:table-cell office:value-type="float" office:value="31.6666666667" calcext:value-type="float">
            <text:p>31.6666666667</text:p>
          </table:table-cell>
          <table:table-cell office:value-type="float" office:value="19" calcext:value-type="float">
            <text:p>19</text:p>
          </table:table-cell>
          <table:table-cell office:value-type="float" office:value="70.3333333333" calcext:value-type="float">
            <text:p>70.3333333333</text:p>
          </table:table-cell>
          <table:table-cell office:value-type="float" office:value="38" calcext:value-type="float">
            <text:p>38</text:p>
          </table:table-cell>
          <table:table-cell office:value-type="float" office:value="23.5" calcext:value-type="float">
            <text:p>23.5</text:p>
          </table:table-cell>
          <table:table-cell office:value-type="float" office:value="23" calcext:value-type="float">
            <text:p>23</text:p>
          </table:table-cell>
          <table:table-cell office:value-type="float" office:value="37.5" calcext:value-type="float">
            <text:p>37.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31.6666666667" calcext:value-type="float">
            <text:p>31.6666666667</text:p>
          </table:table-cell>
          <table:table-cell office:value-type="float" office:value="17.6666666667" calcext:value-type="float">
            <text:p>17.6666666667</text:p>
          </table:table-cell>
          <table:table-cell office:value-type="float" office:value="23.3333333333" calcext:value-type="float">
            <text:p>23.3333333333</text:p>
          </table:table-cell>
          <table:table-cell office:value-type="float" office:value="28" calcext:value-type="float">
            <text:p>28</text:p>
          </table:table-cell>
          <table:table-cell office:value-type="float" office:value="18.3333333333" calcext:value-type="float">
            <text:p>18.3333333333</text:p>
          </table:table-cell>
          <table:table-cell office:value-type="float" office:value="18.6666666667" calcext:value-type="float">
            <text:p>18.6666666667</text:p>
          </table:table-cell>
          <table:table-cell office:value-type="float" office:value="19.3333333333" calcext:value-type="float">
            <text:p>19.3333333333</text:p>
          </table:table-cell>
          <table:table-cell office:value-type="float" office:value="32.6666666667" calcext:value-type="float">
            <text:p>32.6666666667</text:p>
          </table:table-cell>
          <table:table-cell office:value-type="float" office:value="22.6666666667" calcext:value-type="float">
            <text:p>22.6666666667</text:p>
          </table:table-cell>
          <table:table-cell office:value-type="float" office:value="31.3333333333" calcext:value-type="float">
            <text:p>31.3333333333</text:p>
          </table:table-cell>
          <table:table-cell office:value-type="float" office:value="54.6666666667" calcext:value-type="float">
            <text:p>54.6666666667</text:p>
          </table:table-cell>
          <table:table-cell office:value-type="float" office:value="34.6666666667" calcext:value-type="float">
            <text:p>34.6666666667</text:p>
          </table:table-cell>
          <table:table-cell office:value-type="float" office:value="20" calcext:value-type="float">
            <text:p>20</text:p>
          </table:table-cell>
          <table:table-cell office:value-type="float" office:value="19.6666666667" calcext:value-type="float">
            <text:p>19.6666666667</text:p>
          </table:table-cell>
          <table:table-cell office:value-type="float" office:value="24.6666666667" calcext:value-type="float">
            <text:p>24.6666666667</text:p>
          </table:table-cell>
          <table:table-cell office:value-type="float" office:value="38.6666666667" calcext:value-type="float">
            <text:p>38.6666666667</text:p>
          </table:table-cell>
          <table:table-cell office:value-type="float" office:value="16.6666666667" calcext:value-type="float">
            <text:p>16.666666666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16.6666666667" calcext:value-type="float">
            <text:p>16.6666666667</text:p>
          </table:table-cell>
          <table:table-cell office:value-type="float" office:value="19.3333333333" calcext:value-type="float">
            <text:p>19.3333333333</text:p>
          </table:table-cell>
          <table:table-cell office:value-type="float" office:value="66.6666666667" calcext:value-type="float">
            <text:p>66.6666666667</text:p>
          </table:table-cell>
          <table:table-cell office:value-type="float" office:value="30.3333333333" calcext:value-type="float">
            <text:p>30.3333333333</text:p>
          </table:table-cell>
          <table:table-cell office:value-type="float" office:value="20.6666666667" calcext:value-type="float">
            <text:p>20.6666666667</text:p>
          </table:table-cell>
          <table:table-cell office:value-type="float" office:value="35.6666666667" calcext:value-type="float">
            <text:p>35.6666666667</text:p>
          </table:table-cell>
          <table:table-cell office:value-type="float" office:value="21.6666666667" calcext:value-type="float">
            <text:p>21.6666666667</text:p>
          </table:table-cell>
          <table:table-cell office:value-type="float" office:value="13.6666666667" calcext:value-type="float">
            <text:p>13.6666666667</text:p>
          </table:table-cell>
          <table:table-cell office:value-type="float" office:value="16.3333333333" calcext:value-type="float">
            <text:p>16.3333333333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37.5" calcext:value-type="float">
            <text:p>37.5</text:p>
          </table:table-cell>
          <table:table-cell office:value-type="float" office:value="26" calcext:value-type="float">
            <text:p>26</text:p>
          </table:table-cell>
          <table:table-cell office:value-type="float" office:value="34.3333333333" calcext:value-type="float">
            <text:p>34.3333333333</text:p>
          </table:table-cell>
          <table:table-cell office:value-type="float" office:value="17.5" calcext:value-type="float">
            <text:p>17.5</text:p>
          </table:table-cell>
          <table:table-cell office:value-type="float" office:value="30.6666666667" calcext:value-type="float">
            <text:p>30.6666666667</text:p>
          </table:table-cell>
          <table:table-cell office:value-type="float" office:value="86.6666666667" calcext:value-type="float">
            <text:p>86.6666666667</text:p>
          </table:table-cell>
          <table:table-cell office:value-type="float" office:value="21" calcext:value-type="float">
            <text:p>21</text:p>
          </table:table-cell>
          <table:table-cell office:value-type="float" office:value="34.5" calcext:value-type="float">
            <text:p>34.5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57.6666666667" calcext:value-type="float">
            <text:p>57.6666666667</text:p>
          </table:table-cell>
          <table:table-cell office:value-type="float" office:value="25.3333333333" calcext:value-type="float">
            <text:p>25.3333333333</text:p>
          </table:table-cell>
          <table:table-cell office:value-type="float" office:value="39.3333333333" calcext:value-type="float">
            <text:p>39.3333333333</text:p>
          </table:table-cell>
          <table:table-cell office:value-type="float" office:value="68.3333333333" calcext:value-type="float">
            <text:p>68.3333333333</text:p>
          </table:table-cell>
          <table:table-cell office:value-type="float" office:value="17.6666666667" calcext:value-type="float">
            <text:p>17.6666666667</text:p>
          </table:table-cell>
          <table:table-cell office:value-type="float" office:value="29.6666666667" calcext:value-type="float">
            <text:p>29.6666666667</text:p>
          </table:table-cell>
          <table:table-cell office:value-type="float" office:value="25.6666666667" calcext:value-type="float">
            <text:p>25.6666666667</text:p>
          </table:table-cell>
          <table:table-cell office:value-type="float" office:value="24.3333333333" calcext:value-type="float">
            <text:p>24.3333333333</text:p>
          </table:table-cell>
          <table:table-cell office:value-type="float" office:value="37.5" calcext:value-type="float">
            <text:p>37.5</text:p>
          </table:table-cell>
          <table:table-cell office:value-type="float" office:value="28" calcext:value-type="float">
            <text:p>28</text:p>
          </table:table-cell>
          <table:table-cell office:value-type="float" office:value="33.3333333333" calcext:value-type="float">
            <text:p>33.33333333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gle_leaf_5_avg_csfield_2014_rep2_normalized</text:p>
          </table:table-cell>
          <table:table-cell office:value-type="float" office:value="-0.392434983034" calcext:value-type="float">
            <text:p>-0.392434983</text:p>
          </table:table-cell>
          <table:table-cell office:value-type="float" office:value="0.666231474606" calcext:value-type="float">
            <text:p>0.6662314746</text:p>
          </table:table-cell>
          <table:table-cell office:value-type="float" office:value="0.91938403504" calcext:value-type="float">
            <text:p>0.919384035</text:p>
          </table:table-cell>
          <table:table-cell office:value-type="float" office:value="0.0131931631155" calcext:value-type="float">
            <text:p>0.0131931631</text:p>
          </table:table-cell>
          <table:table-cell office:value-type="float" office:value="-0.666231474606" calcext:value-type="float">
            <text:p>-0.6662314746</text:p>
          </table:table-cell>
          <table:table-cell office:value-type="float" office:value="-1.52879291447" calcext:value-type="float">
            <text:p>-1.5287929145</text:p>
          </table:table-cell>
          <table:table-cell office:value-type="float" office:value="-0.699546559862" calcext:value-type="float">
            <text:p>-0.6995465599</text:p>
          </table:table-cell>
          <table:table-cell office:value-type="float" office:value="1.14398084992" calcext:value-type="float">
            <text:p>1.1439808499</text:p>
          </table:table-cell>
          <table:table-cell office:value-type="float" office:value="-2.03247825309" calcext:value-type="float">
            <text:p>-2.0324782531</text:p>
          </table:table-cell>
          <table:table-cell office:value-type="float" office:value="0.119015396428" calcext:value-type="float">
            <text:p>0.1190153964</text:p>
          </table:table-cell>
          <table:table-cell office:value-type="float" office:value="0.336038140372" calcext:value-type="float">
            <text:p>0.3360381404</text:p>
          </table:table-cell>
          <table:table-cell office:value-type="float" office:value="-0.0924811219053" calcext:value-type="float">
            <text:p>-0.0924811219</text:p>
          </table:table-cell>
          <table:table-cell office:value-type="float" office:value="1.04778680729" calcext:value-type="float">
            <text:p>1.0477868073</text:p>
          </table:table-cell>
          <table:table-cell office:value-type="float" office:value="0.392434983034" calcext:value-type="float">
            <text:p>0.392434983</text:p>
          </table:table-cell>
          <table:table-cell office:value-type="float" office:value="-0.308246546191" calcext:value-type="float">
            <text:p>-0.3082465462</text:p>
          </table:table-cell>
          <table:table-cell office:value-type="float" office:value="-0.879837459796" calcext:value-type="float">
            <text:p>-0.8798374598</text:p>
          </table:table-cell>
          <table:table-cell office:value-type="float" office:value="0.145633746273" calcext:value-type="float">
            <text:p>0.1456337463</text:p>
          </table:table-cell>
          <table:table-cell office:value-type="float" office:value="0.0924811219053" calcext:value-type="float">
            <text:p>0.0924811219</text:p>
          </table:table-cell>
          <table:table-cell office:value-type="float" office:value="1.25211952027" calcext:value-type="float">
            <text:p>1.2521195203</text:p>
          </table:table-cell>
          <table:table-cell office:value-type="float" office:value="1.85807830824" calcext:value-type="float">
            <text:p>1.8580783082</text:p>
          </table:table-cell>
          <table:table-cell office:value-type="float" office:value="-0.199201324789" calcext:value-type="float">
            <text:p>-0.1992013248</text:p>
          </table:table-cell>
          <table:table-cell office:value-type="float" office:value="-0.509322319463" calcext:value-type="float">
            <text:p>-0.5093223195</text:p>
          </table:table-cell>
          <table:table-cell office:value-type="float" office:value="-0.450109372637" calcext:value-type="float">
            <text:p>-0.4501093726</text:p>
          </table:table-cell>
          <table:table-cell office:value-type="float" office:value="0.172355703139" calcext:value-type="float">
            <text:p>0.1723557031</text:p>
          </table:table-cell>
          <table:table-cell office:value-type="float" office:value="1.00314796766" calcext:value-type="float">
            <text:p>1.0031479677</text:p>
          </table:table-cell>
          <table:table-cell office:value-type="float" office:value="-0.80459638036" calcext:value-type="float">
            <text:p>-0.8045963804</text:p>
          </table:table-cell>
          <table:table-cell office:value-type="float" office:value="0.280691057227" calcext:value-type="float">
            <text:p>0.2806910572</text:p>
          </table:table-cell>
          <table:table-cell office:value-type="float" office:value="0.960423520358" calcext:value-type="float">
            <text:p>0.9604235204</text:p>
          </table:table-cell>
          <table:table-cell office:value-type="float" office:value="-1.61985625864" calcext:value-type="float">
            <text:p>-1.6198562586</text:p>
          </table:table-cell>
          <table:table-cell office:value-type="float" office:value="0.421097056991" calcext:value-type="float">
            <text:p>0.421097057</text:p>
          </table:table-cell>
          <table:table-cell office:value-type="float" office:value="-1.00314796766" calcext:value-type="float">
            <text:p>-1.0031479677</text:p>
          </table:table-cell>
          <table:table-cell office:value-type="float" office:value="1.72676138414" calcext:value-type="float">
            <text:p>1.7267613841</text:p>
          </table:table-cell>
          <table:table-cell office:value-type="float" office:value="0.80459638036" calcext:value-type="float">
            <text:p>0.8045963804</text:p>
          </table:table-cell>
          <table:table-cell office:value-type="float" office:value="-0.226191306812" calcext:value-type="float">
            <text:p>-0.2261913068</text:p>
          </table:table-cell>
          <table:table-cell office:value-type="float" office:value="-0.280691057227" calcext:value-type="float">
            <text:p>-0.2806910572</text:p>
          </table:table-cell>
          <table:table-cell office:value-type="float" office:value="0.699546559862" calcext:value-type="float">
            <text:p>0.6995465599</text:p>
          </table:table-cell>
          <table:table-cell office:value-type="float" office:value="-0.960423520358" calcext:value-type="float">
            <text:p>-0.9604235204</text:p>
          </table:table-cell>
          <table:table-cell office:value-type="float" office:value="-0.336038140372" calcext:value-type="float">
            <text:p>-0.3360381404</text:p>
          </table:table-cell>
          <table:table-cell office:value-type="float" office:value="1.61985625864" calcext:value-type="float">
            <text:p>1.6198562586</text:p>
          </table:table-cell>
          <table:table-cell office:value-type="float" office:value="0.364091781503" calcext:value-type="float">
            <text:p>0.3640917815</text:p>
          </table:table-cell>
          <table:table-cell office:value-type="float" office:value="-1.19630143915" calcext:value-type="float">
            <text:p>-1.1963014392</text:p>
          </table:table-cell>
          <table:table-cell office:value-type="float" office:value="-0.253347103136" calcext:value-type="float">
            <text:p>-0.2533471031</text:p>
          </table:table-cell>
          <table:table-cell office:value-type="float" office:value="0.0660118123758" calcext:value-type="float">
            <text:p>0.0660118124</text:p>
          </table:table-cell>
          <table:table-cell office:value-type="float" office:value="-1.09461757988" calcext:value-type="float">
            <text:p>-1.0946175799</text:p>
          </table:table-cell>
          <table:table-cell office:value-type="float" office:value="-1.04778680729" calcext:value-type="float">
            <text:p>-1.0477868073</text:p>
          </table:table-cell>
          <table:table-cell office:value-type="float" office:value="-0.91938403504" calcext:value-type="float">
            <text:p>-0.919384035</text:p>
          </table:table-cell>
          <table:table-cell office:value-type="float" office:value="0.450109372637" calcext:value-type="float">
            <text:p>0.4501093726</text:p>
          </table:table-cell>
          <table:table-cell office:value-type="float" office:value="-0.421097056991" calcext:value-type="float">
            <text:p>-0.421097057</text:p>
          </table:table-cell>
          <table:table-cell office:value-type="float" office:value="0.308246546191" calcext:value-type="float">
            <text:p>0.3082465462</text:p>
          </table:table-cell>
          <table:table-cell office:value-type="float" office:value="1.19630143915" calcext:value-type="float">
            <text:p>1.1963014392</text:p>
          </table:table-cell>
          <table:table-cell office:value-type="float" office:value="0.601708154439" calcext:value-type="float">
            <text:p>0.6017081544</text:p>
          </table:table-cell>
          <table:table-cell office:value-type="float" office:value="-0.733656863973" calcext:value-type="float">
            <text:p>-0.733656864</text:p>
          </table:table-cell>
          <table:table-cell office:value-type="float" office:value="-0.768643013705" calcext:value-type="float">
            <text:p>-0.7686430137</text:p>
          </table:table-cell>
          <table:table-cell office:value-type="float" office:value="-0.119015396428" calcext:value-type="float">
            <text:p>-0.1190153964</text:p>
          </table:table-cell>
          <table:table-cell office:value-type="float" office:value="0.841621233573" calcext:value-type="float">
            <text:p>0.8416212336</text:p>
          </table:table-cell>
          <table:table-cell office:value-type="float" office:value="-1.37729502537" calcext:value-type="float">
            <text:p>-1.3772950254</text:p>
          </table:table-cell>
          <table:table-cell office:value-type="float" office:value="-1.85807830824" calcext:value-type="float">
            <text:p>-1.8580783082</text:p>
          </table:table-cell>
          <table:table-cell office:value-type="float" office:value="-0.570378435191" calcext:value-type="float">
            <text:p>-0.5703784352</text:p>
          </table:table-cell>
          <table:table-cell office:value-type="float" office:value="-1.31213768074" calcext:value-type="float">
            <text:p>-1.3121376807</text:p>
          </table:table-cell>
          <table:table-cell office:value-type="float" office:value="-0.63364000078" calcext:value-type="float">
            <text:p>-0.6336400008</text:p>
          </table:table-cell>
          <table:table-cell office:value-type="float" office:value="-1.4488895818" calcext:value-type="float">
            <text:p>-1.4488895818</text:p>
          </table:table-cell>
          <table:table-cell office:value-type="float" office:value="-0.841621233573" calcext:value-type="float">
            <text:p>-0.8416212336</text:p>
          </table:table-cell>
          <table:table-cell office:value-type="float" office:value="1.4488895818" calcext:value-type="float">
            <text:p>1.4488895818</text:p>
          </table:table-cell>
          <table:table-cell office:value-type="float" office:value="0.226191306812" calcext:value-type="float">
            <text:p>0.2261913068</text:p>
          </table:table-cell>
          <table:table-cell office:value-type="float" office:value="-0.601708154439" calcext:value-type="float">
            <text:p>-0.6017081544</text:p>
          </table:table-cell>
          <table:table-cell office:value-type="float" office:value="0.63364000078" calcext:value-type="float">
            <text:p>0.6336400008</text:p>
          </table:table-cell>
          <table:table-cell office:value-type="float" office:value="-0.479505653331" calcext:value-type="float">
            <text:p>-0.4795056533</text:p>
          </table:table-cell>
          <table:table-cell office:value-type="float" office:value="-2.30703925939" calcext:value-type="float">
            <text:p>-2.3070392594</text:p>
          </table:table-cell>
          <table:table-cell office:value-type="float" office:value="-1.72676138414" calcext:value-type="float">
            <text:p>-1.7267613841</text:p>
          </table:table-cell>
          <table:table-cell office:value-type="float" office:value="2.30703925939" calcext:value-type="float">
            <text:p>2.3070392594</text:p>
          </table:table-cell>
          <table:table-cell office:value-type="float" office:value="-0.172355703139" calcext:value-type="float">
            <text:p>-0.1723557031</text:p>
          </table:table-cell>
          <table:table-cell office:value-type="float" office:value="0.733656863973" calcext:value-type="float">
            <text:p>0.733656864</text:p>
          </table:table-cell>
          <table:table-cell office:value-type="float" office:value="-0.0131931631155" calcext:value-type="float">
            <text:p>-0.0131931631</text:p>
          </table:table-cell>
          <table:table-cell office:value-type="float" office:value="0.539598887203" calcext:value-type="float">
            <text:p>0.5395988872</text:p>
          </table:table-cell>
          <table:table-cell office:value-type="float" office:value="-1.25211952027" calcext:value-type="float">
            <text:p>-1.2521195203</text:p>
          </table:table-cell>
          <table:table-cell office:value-type="float" office:value="0.253347103136" calcext:value-type="float">
            <text:p>0.2533471031</text:p>
          </table:table-cell>
          <table:table-cell office:value-type="float" office:value="2.03247825309" calcext:value-type="float">
            <text:p>2.0324782531</text:p>
          </table:table-cell>
          <table:table-cell office:value-type="float" office:value="-0.539598887203" calcext:value-type="float">
            <text:p>-0.5395988872</text:p>
          </table:table-cell>
          <table:table-cell office:value-type="float" office:value="0.570378435191" calcext:value-type="float">
            <text:p>0.5703784352</text:p>
          </table:table-cell>
          <table:table-cell office:value-type="float" office:value="0.509322319463" calcext:value-type="float">
            <text:p>0.5093223195</text:p>
          </table:table-cell>
          <table:table-cell office:value-type="float" office:value="-0.364091781503" calcext:value-type="float">
            <text:p>-0.3640917815</text:p>
          </table:table-cell>
          <table:table-cell office:value-type="float" office:value="1.37729502537" calcext:value-type="float">
            <text:p>1.3772950254</text:p>
          </table:table-cell>
          <table:table-cell office:value-type="float" office:value="1.31213768074" calcext:value-type="float">
            <text:p>1.3121376807</text:p>
          </table:table-cell>
          <table:table-cell office:value-type="float" office:value="-0.0660118123758" calcext:value-type="float">
            <text:p>-0.0660118124</text:p>
          </table:table-cell>
          <table:table-cell office:value-type="float" office:value="0.879837459796" calcext:value-type="float">
            <text:p>0.8798374598</text:p>
          </table:table-cell>
          <table:table-cell office:value-type="float" office:value="1.52879291447" calcext:value-type="float">
            <text:p>1.5287929145</text:p>
          </table:table-cell>
          <table:table-cell office:value-type="float" office:value="-1.14398084992" calcext:value-type="float">
            <text:p>-1.1439808499</text:p>
          </table:table-cell>
          <table:table-cell office:value-type="float" office:value="0.199201324789" calcext:value-type="float">
            <text:p>0.1992013248</text:p>
          </table:table-cell>
          <table:table-cell office:value-type="float" office:value="-0.0395886797303" calcext:value-type="float">
            <text:p>-0.0395886797</text:p>
          </table:table-cell>
          <table:table-cell office:value-type="float" office:value="-0.145633746273" calcext:value-type="float">
            <text:p>-0.1456337463</text:p>
          </table:table-cell>
          <table:table-cell office:value-type="float" office:value="0.768643013705" calcext:value-type="float">
            <text:p>0.7686430137</text:p>
          </table:table-cell>
          <table:table-cell office:value-type="float" office:value="0.0395886797303" calcext:value-type="float">
            <text:p>0.0395886797</text:p>
          </table:table-cell>
          <table:table-cell office:value-type="float" office:value="0.479505653331" calcext:value-type="float">
            <text:p>0.4795056533</text:p>
          </table:table-cell>
          <table:table-cell office:value-type="float" office:value="1.09461757988" calcext:value-type="float">
            <text:p>1.0946175799</text:p>
          </table:table-cell>
        </table:table-row>
      </table:table>
      <table:table table:name="pearson_calculation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angle_leaf_3_avg_gh204A_2013</text:p>
          </table:table-cell>
          <table:table-cell office:value-type="string" calcext:value-type="string">
            <text:p>angle_leaf_3_avg_gh204A_2013_normalized</text:p>
          </table:table-cell>
          <table:table-cell office:value-type="string" calcext:value-type="string">
            <text:p>angle_leaf_4_avg_gh204A_2013</text:p>
          </table:table-cell>
          <table:table-cell office:value-type="string" calcext:value-type="string">
            <text:p>angle_leaf_4_avg_gh204A_2013_normalized</text:p>
          </table:table-cell>
          <table:table-cell office:value-type="string" calcext:value-type="string">
            <text:p>angle_leaf_3_avg_csfield_2014_rep1</text:p>
          </table:table-cell>
          <table:table-cell office:value-type="string" calcext:value-type="string">
            <text:p>angle_leaf_3_avg_csfield_2014_rep1_normalized</text:p>
          </table:table-cell>
          <table:table-cell office:value-type="string" calcext:value-type="string">
            <text:p>angle_leaf_4_avg_csfield_2014_rep1</text:p>
          </table:table-cell>
          <table:table-cell office:value-type="string" calcext:value-type="string">
            <text:p>angle_leaf_4_avg_csfield_2014_rep1_normalized</text:p>
          </table:table-cell>
          <table:table-cell office:value-type="string" calcext:value-type="string">
            <text:p>angle_leaf_5_avg_csfield_2014_rep1</text:p>
          </table:table-cell>
          <table:table-cell office:value-type="string" calcext:value-type="string">
            <text:p>angle_leaf_5_avg_csfield_2014_rep1_normalized</text:p>
          </table:table-cell>
          <table:table-cell office:value-type="string" calcext:value-type="string">
            <text:p>angle_leaf_3_avg_csfield_2014_rep2</text:p>
          </table:table-cell>
          <table:table-cell office:value-type="string" calcext:value-type="string">
            <text:p>angle_leaf_3_avg_csfield_2014_rep2_normalized</text:p>
          </table:table-cell>
          <table:table-cell office:value-type="string" calcext:value-type="string">
            <text:p>angle_leaf_4_avg_csfield_2014_rep2</text:p>
          </table:table-cell>
          <table:table-cell office:value-type="string" calcext:value-type="string">
            <text:p>angle_leaf_4_avg_csfield_2014_rep2_normalized</text:p>
          </table:table-cell>
          <table:table-cell office:value-type="string" calcext:value-type="string">
            <text:p>angle_leaf_5_avg_csfield_2014_rep2</text:p>
          </table:table-cell>
          <table:table-cell office:value-type="string" calcext:value-type="string">
            <text:p>angle_leaf_5_avg_csfield_2014_rep2_normalized</text:p>
          </table:table-cell>
        </table:table-row>
        <table:table-row table:style-name="ro1">
          <table:table-cell office:value-type="string" calcext:value-type="string">
            <text:p>angle_leaf_3_avg_gh204A_2013</text:p>
          </table:table-cell>
          <table:table-cell table:formula="of:=CORREL([leaf_angle_phenotypes.$B$2:.$CQ$2];[leaf_angle_phenotypes.$B2:.$CQ2])" office:value-type="float" office:value="1" calcext:value-type="float">
            <text:p>1</text:p>
          </table:table-cell>
          <table:table-cell table:formula="of:=CORREL([leaf_angle_phenotypes.$B$2:.$CQ$2];[leaf_angle_phenotypes.$B3:.$CQ3])" office:value-type="float" office:value="0.970333341080908" calcext:value-type="float">
            <text:p>0.9703333411</text:p>
          </table:table-cell>
          <table:table-cell table:formula="of:=CORREL([leaf_angle_phenotypes.$B$4:.$CQ$4];[leaf_angle_phenotypes.$B2:.$CQ2])" office:value-type="float" office:value="0.65495581979426" calcext:value-type="float">
            <text:p>0.6549558198</text:p>
          </table:table-cell>
          <table:table-cell table:formula="of:=CORREL([leaf_angle_phenotypes.$B$5:.$CQ$5];[leaf_angle_phenotypes.$B2:.$CQ2])" office:value-type="float" office:value="0.663858956365215" calcext:value-type="float">
            <text:p>0.6638589564</text:p>
          </table:table-cell>
          <table:table-cell table:formula="of:=CORREL([leaf_angle_phenotypes.$B$6:.$CQ$6];[leaf_angle_phenotypes.$B2:.$CQ2])" office:value-type="float" office:value="0.17557584265161" calcext:value-type="float">
            <text:p>0.1755758427</text:p>
          </table:table-cell>
          <table:table-cell table:formula="of:=CORREL([leaf_angle_phenotypes.$B$7:.$CQ$7];[leaf_angle_phenotypes.$B2:.$CQ2])" office:value-type="float" office:value="0.196890930004336" calcext:value-type="float">
            <text:p>0.19689093</text:p>
          </table:table-cell>
          <table:table-cell table:formula="of:=CORREL([leaf_angle_phenotypes.$B$8:.$CQ$8];[leaf_angle_phenotypes.$B2:.$CQ2])" office:value-type="float" office:value="0.365845938911007" calcext:value-type="float">
            <text:p>0.3658459389</text:p>
          </table:table-cell>
          <table:table-cell table:formula="of:=CORREL([leaf_angle_phenotypes.$B$9:.$CQ$9];[leaf_angle_phenotypes.$B2:.$CQ2])" office:value-type="float" office:value="0.378100987294272" calcext:value-type="float">
            <text:p>0.3781009873</text:p>
          </table:table-cell>
          <table:table-cell table:formula="of:=CORREL([leaf_angle_phenotypes.$B$10:.$CQ$10];[leaf_angle_phenotypes.$B2:.$CQ2])" office:value-type="float" office:value="0.362230577547404" calcext:value-type="float">
            <text:p>0.3622305775</text:p>
          </table:table-cell>
          <table:table-cell table:formula="of:=CORREL([leaf_angle_phenotypes.$B$11:.$CQ$11];[leaf_angle_phenotypes.$B2:.$CQ2])" office:value-type="float" office:value="0.353872207509804" calcext:value-type="float">
            <text:p>0.3538722075</text:p>
          </table:table-cell>
          <table:table-cell table:formula="of:=CORREL([leaf_angle_phenotypes.$B$12:.$CQ$12];[leaf_angle_phenotypes.$B2:.$CQ2])" office:value-type="float" office:value="0.14771980894332" calcext:value-type="float">
            <text:p>0.1477198089</text:p>
          </table:table-cell>
          <table:table-cell table:formula="of:=CORREL([leaf_angle_phenotypes.$B$13:.$CQ$13];[leaf_angle_phenotypes.$B2:.$CQ2])" office:value-type="float" office:value="0.153478902950082" calcext:value-type="float">
            <text:p>0.153478903</text:p>
          </table:table-cell>
          <table:table-cell table:formula="of:=CORREL([leaf_angle_phenotypes.$B$14:.$CQ$14];[leaf_angle_phenotypes.$B2:.$CQ2])" office:value-type="float" office:value="0.121599633081267" calcext:value-type="float">
            <text:p>0.1215996331</text:p>
          </table:table-cell>
          <table:table-cell table:formula="of:=CORREL([leaf_angle_phenotypes.$B$15:.$CQ$15];[leaf_angle_phenotypes.$B2:.$CQ2])" office:value-type="float" office:value="0.139398450079307" calcext:value-type="float">
            <text:p>0.1393984501</text:p>
          </table:table-cell>
          <table:table-cell table:formula="of:=CORREL([leaf_angle_phenotypes.$B$16:.$CQ$16];[leaf_angle_phenotypes.$B2:.$CQ2])" office:value-type="float" office:value="0.106191789731459" calcext:value-type="float">
            <text:p>0.1061917897</text:p>
          </table:table-cell>
          <table:table-cell table:formula="of:=CORREL([leaf_angle_phenotypes.$B$17:.$CQ$17];[leaf_angle_phenotypes.$B2:.$CQ2])" office:value-type="float" office:value="0.140152880140303" calcext:value-type="float">
            <text:p>0.1401528801</text:p>
          </table:table-cell>
        </table:table-row>
        <table:table-row table:style-name="ro1">
          <table:table-cell office:value-type="string" calcext:value-type="string">
            <text:p>angle_leaf_3_avg_gh204A_2013_normalized</text:p>
          </table:table-cell>
          <table:table-cell table:formula="of:=CORREL([leaf_angle_phenotypes.$B$2:.$CQ$2];[leaf_angle_phenotypes.$B3:.$CQ3])" office:value-type="float" office:value="0.970333341080908" calcext:value-type="float">
            <text:p>0.9703333411</text:p>
          </table:table-cell>
          <table:table-cell table:formula="of:=CORREL([leaf_angle_phenotypes.$B$3:.$CQ$3];[leaf_angle_phenotypes.$B3:.$CQ3])" office:value-type="float" office:value="1" calcext:value-type="float">
            <text:p>1</text:p>
          </table:table-cell>
          <table:table-cell table:formula="of:=CORREL([leaf_angle_phenotypes.$B$4:.$CQ$4];[leaf_angle_phenotypes.$B3:.$CQ3])" office:value-type="float" office:value="0.662466656250646" calcext:value-type="float">
            <text:p>0.6624666563</text:p>
          </table:table-cell>
          <table:table-cell table:formula="of:=CORREL([leaf_angle_phenotypes.$B$5:.$CQ$5];[leaf_angle_phenotypes.$B3:.$CQ3])" office:value-type="float" office:value="0.680700760775804" calcext:value-type="float">
            <text:p>0.6807007608</text:p>
          </table:table-cell>
          <table:table-cell table:formula="of:=CORREL([leaf_angle_phenotypes.$B$6:.$CQ$6];[leaf_angle_phenotypes.$B3:.$CQ3])" office:value-type="float" office:value="0.152850651867499" calcext:value-type="float">
            <text:p>0.1528506519</text:p>
          </table:table-cell>
          <table:table-cell table:formula="of:=CORREL([leaf_angle_phenotypes.$B$7:.$CQ$7];[leaf_angle_phenotypes.$B3:.$CQ3])" office:value-type="float" office:value="0.181088389695785" calcext:value-type="float">
            <text:p>0.1810883897</text:p>
          </table:table-cell>
          <table:table-cell table:formula="of:=CORREL([leaf_angle_phenotypes.$B$8:.$CQ$8];[leaf_angle_phenotypes.$B3:.$CQ3])" office:value-type="float" office:value="0.33367809540114" calcext:value-type="float">
            <text:p>0.3336780954</text:p>
          </table:table-cell>
          <table:table-cell table:formula="of:=CORREL([leaf_angle_phenotypes.$B$9:.$CQ$9];[leaf_angle_phenotypes.$B3:.$CQ3])" office:value-type="float" office:value="0.361070003930091" calcext:value-type="float">
            <text:p>0.3610700039</text:p>
          </table:table-cell>
          <table:table-cell table:formula="of:=CORREL([leaf_angle_phenotypes.$B$10:.$CQ$10];[leaf_angle_phenotypes.$B3:.$CQ3])" office:value-type="float" office:value="0.348109327521084" calcext:value-type="float">
            <text:p>0.3481093275</text:p>
          </table:table-cell>
          <table:table-cell table:formula="of:=CORREL([leaf_angle_phenotypes.$B$11:.$CQ$11];[leaf_angle_phenotypes.$B3:.$CQ3])" office:value-type="float" office:value="0.346533276110754" calcext:value-type="float">
            <text:p>0.3465332761</text:p>
          </table:table-cell>
          <table:table-cell table:formula="of:=CORREL([leaf_angle_phenotypes.$B$12:.$CQ$12];[leaf_angle_phenotypes.$B3:.$CQ3])" office:value-type="float" office:value="0.174500540711663" calcext:value-type="float">
            <text:p>0.1745005407</text:p>
          </table:table-cell>
          <table:table-cell table:formula="of:=CORREL([leaf_angle_phenotypes.$B$13:.$CQ$13];[leaf_angle_phenotypes.$B3:.$CQ3])" office:value-type="float" office:value="0.187272447956071" calcext:value-type="float">
            <text:p>0.187272448</text:p>
          </table:table-cell>
          <table:table-cell table:formula="of:=CORREL([leaf_angle_phenotypes.$B$14:.$CQ$14];[leaf_angle_phenotypes.$B3:.$CQ3])" office:value-type="float" office:value="0.146060884542534" calcext:value-type="float">
            <text:p>0.1460608845</text:p>
          </table:table-cell>
          <table:table-cell table:formula="of:=CORREL([leaf_angle_phenotypes.$B$15:.$CQ$15];[leaf_angle_phenotypes.$B3:.$CQ3])" office:value-type="float" office:value="0.162380131403769" calcext:value-type="float">
            <text:p>0.1623801314</text:p>
          </table:table-cell>
          <table:table-cell table:formula="of:=CORREL([leaf_angle_phenotypes.$B$16:.$CQ$16];[leaf_angle_phenotypes.$B3:.$CQ3])" office:value-type="float" office:value="0.128505717750165" calcext:value-type="float">
            <text:p>0.1285057178</text:p>
          </table:table-cell>
          <table:table-cell table:formula="of:=CORREL([leaf_angle_phenotypes.$B$17:.$CQ$17];[leaf_angle_phenotypes.$B3:.$CQ3])" office:value-type="float" office:value="0.167844494557927" calcext:value-type="float">
            <text:p>0.1678444946</text:p>
          </table:table-cell>
        </table:table-row>
        <table:table-row table:style-name="ro1">
          <table:table-cell office:value-type="string" calcext:value-type="string">
            <text:p>angle_leaf_4_avg_gh204A_2013</text:p>
          </table:table-cell>
          <table:table-cell table:formula="of:=CORREL([leaf_angle_phenotypes.$B$2:.$CQ$2];[leaf_angle_phenotypes.$B4:.$CQ4])" office:value-type="float" office:value="0.65495581979426" calcext:value-type="float">
            <text:p>0.6549558198</text:p>
          </table:table-cell>
          <table:table-cell table:formula="of:=CORREL([leaf_angle_phenotypes.$B$3:.$CQ$3];[leaf_angle_phenotypes.$B4:.$CQ4])" office:value-type="float" office:value="0.662466656250646" calcext:value-type="float">
            <text:p>0.6624666563</text:p>
          </table:table-cell>
          <table:table-cell table:formula="of:=CORREL([leaf_angle_phenotypes.$B$4:.$CQ$4];[leaf_angle_phenotypes.$B4:.$CQ4])" office:value-type="float" office:value="1" calcext:value-type="float">
            <text:p>1</text:p>
          </table:table-cell>
          <table:table-cell table:formula="of:=CORREL([leaf_angle_phenotypes.$B$5:.$CQ$5];[leaf_angle_phenotypes.$B4:.$CQ4])" office:value-type="float" office:value="0.983350672618993" calcext:value-type="float">
            <text:p>0.9833506726</text:p>
          </table:table-cell>
          <table:table-cell table:formula="of:=CORREL([leaf_angle_phenotypes.$B$6:.$CQ$6];[leaf_angle_phenotypes.$B4:.$CQ4])" office:value-type="float" office:value="0.10945992364735" calcext:value-type="float">
            <text:p>0.1094599236</text:p>
          </table:table-cell>
          <table:table-cell table:formula="of:=CORREL([leaf_angle_phenotypes.$B$7:.$CQ$7];[leaf_angle_phenotypes.$B4:.$CQ4])" office:value-type="float" office:value="0.156761375485533" calcext:value-type="float">
            <text:p>0.1567613755</text:p>
          </table:table-cell>
          <table:table-cell table:formula="of:=CORREL([leaf_angle_phenotypes.$B$8:.$CQ$8];[leaf_angle_phenotypes.$B4:.$CQ4])" office:value-type="float" office:value="0.349766368920962" calcext:value-type="float">
            <text:p>0.3497663689</text:p>
          </table:table-cell>
          <table:table-cell table:formula="of:=CORREL([leaf_angle_phenotypes.$B$9:.$CQ$9];[leaf_angle_phenotypes.$B4:.$CQ4])" office:value-type="float" office:value="0.369133195640477" calcext:value-type="float">
            <text:p>0.3691331956</text:p>
          </table:table-cell>
          <table:table-cell table:formula="of:=CORREL([leaf_angle_phenotypes.$B$10:.$CQ$10];[leaf_angle_phenotypes.$B4:.$CQ4])" office:value-type="float" office:value="0.376753853345721" calcext:value-type="float">
            <text:p>0.3767538533</text:p>
          </table:table-cell>
          <table:table-cell table:formula="of:=CORREL([leaf_angle_phenotypes.$B$11:.$CQ$11];[leaf_angle_phenotypes.$B4:.$CQ4])" office:value-type="float" office:value="0.342397375744428" calcext:value-type="float">
            <text:p>0.3423973757</text:p>
          </table:table-cell>
          <table:table-cell table:formula="of:=CORREL([leaf_angle_phenotypes.$B$12:.$CQ$12];[leaf_angle_phenotypes.$B4:.$CQ4])" office:value-type="float" office:value="0.0100080446943998" calcext:value-type="float">
            <text:p>0.0100080447</text:p>
          </table:table-cell>
          <table:table-cell table:formula="of:=CORREL([leaf_angle_phenotypes.$B$13:.$CQ$13];[leaf_angle_phenotypes.$B4:.$CQ4])" office:value-type="float" office:value="0.0410561234185362" calcext:value-type="float">
            <text:p>0.0410561234</text:p>
          </table:table-cell>
          <table:table-cell table:formula="of:=CORREL([leaf_angle_phenotypes.$B$14:.$CQ$14];[leaf_angle_phenotypes.$B4:.$CQ4])" office:value-type="float" office:value="0.0382534517033842" calcext:value-type="float">
            <text:p>0.0382534517</text:p>
          </table:table-cell>
          <table:table-cell table:formula="of:=CORREL([leaf_angle_phenotypes.$B$15:.$CQ$15];[leaf_angle_phenotypes.$B4:.$CQ4])" office:value-type="float" office:value="0.064686803934804" calcext:value-type="float">
            <text:p>0.0646868039</text:p>
          </table:table-cell>
          <table:table-cell table:formula="of:=CORREL([leaf_angle_phenotypes.$B$16:.$CQ$16];[leaf_angle_phenotypes.$B4:.$CQ4])" office:value-type="float" office:value="-0.0244710693686423" calcext:value-type="float">
            <text:p>-0.0244710694</text:p>
          </table:table-cell>
          <table:table-cell table:formula="of:=CORREL([leaf_angle_phenotypes.$B$17:.$CQ$17];[leaf_angle_phenotypes.$B4:.$CQ4])" office:value-type="float" office:value="-0.00197939009050089" calcext:value-type="float">
            <text:p>-0.0019793901</text:p>
          </table:table-cell>
        </table:table-row>
        <table:table-row table:style-name="ro1">
          <table:table-cell office:value-type="string" calcext:value-type="string">
            <text:p>angle_leaf_4_avg_gh204A_2013_normalized</text:p>
          </table:table-cell>
          <table:table-cell table:formula="of:=CORREL([leaf_angle_phenotypes.$B$2:.$CQ$2];[leaf_angle_phenotypes.$B5:.$CQ5])" office:value-type="float" office:value="0.663858956365215" calcext:value-type="float">
            <text:p>0.6638589564</text:p>
          </table:table-cell>
          <table:table-cell table:formula="of:=CORREL([leaf_angle_phenotypes.$B$3:.$CQ$3];[leaf_angle_phenotypes.$B5:.$CQ5])" office:value-type="float" office:value="0.680700760775804" calcext:value-type="float">
            <text:p>0.6807007608</text:p>
          </table:table-cell>
          <table:table-cell table:formula="of:=CORREL([leaf_angle_phenotypes.$B$4:.$CQ$4];[leaf_angle_phenotypes.$B5:.$CQ5])" office:value-type="float" office:value="0.983350672618993" calcext:value-type="float">
            <text:p>0.9833506726</text:p>
          </table:table-cell>
          <table:table-cell table:formula="of:=CORREL([leaf_angle_phenotypes.$B$5:.$CQ$5];[leaf_angle_phenotypes.$B5:.$CQ5])" office:value-type="float" office:value="1" calcext:value-type="float">
            <text:p>1</text:p>
          </table:table-cell>
          <table:table-cell table:formula="of:=CORREL([leaf_angle_phenotypes.$B$6:.$CQ$6];[leaf_angle_phenotypes.$B5:.$CQ5])" office:value-type="float" office:value="0.156936474707396" calcext:value-type="float">
            <text:p>0.1569364747</text:p>
          </table:table-cell>
          <table:table-cell table:formula="of:=CORREL([leaf_angle_phenotypes.$B$7:.$CQ$7];[leaf_angle_phenotypes.$B5:.$CQ5])" office:value-type="float" office:value="0.206635435174667" calcext:value-type="float">
            <text:p>0.2066354352</text:p>
          </table:table-cell>
          <table:table-cell table:formula="of:=CORREL([leaf_angle_phenotypes.$B$8:.$CQ$8];[leaf_angle_phenotypes.$B5:.$CQ5])" office:value-type="float" office:value="0.386417558793069" calcext:value-type="float">
            <text:p>0.3864175588</text:p>
          </table:table-cell>
          <table:table-cell table:formula="of:=CORREL([leaf_angle_phenotypes.$B$9:.$CQ$9];[leaf_angle_phenotypes.$B5:.$CQ5])" office:value-type="float" office:value="0.411974493662629" calcext:value-type="float">
            <text:p>0.4119744937</text:p>
          </table:table-cell>
          <table:table-cell table:formula="of:=CORREL([leaf_angle_phenotypes.$B$10:.$CQ$10];[leaf_angle_phenotypes.$B5:.$CQ5])" office:value-type="float" office:value="0.383096416735541" calcext:value-type="float">
            <text:p>0.3830964167</text:p>
          </table:table-cell>
          <table:table-cell table:formula="of:=CORREL([leaf_angle_phenotypes.$B$11:.$CQ$11];[leaf_angle_phenotypes.$B5:.$CQ5])" office:value-type="float" office:value="0.365049761263841" calcext:value-type="float">
            <text:p>0.3650497613</text:p>
          </table:table-cell>
          <table:table-cell table:formula="of:=CORREL([leaf_angle_phenotypes.$B$12:.$CQ$12];[leaf_angle_phenotypes.$B5:.$CQ5])" office:value-type="float" office:value="0.0630071721260895" calcext:value-type="float">
            <text:p>0.0630071721</text:p>
          </table:table-cell>
          <table:table-cell table:formula="of:=CORREL([leaf_angle_phenotypes.$B$13:.$CQ$13];[leaf_angle_phenotypes.$B5:.$CQ5])" office:value-type="float" office:value="0.0961459452147713" calcext:value-type="float">
            <text:p>0.0961459452</text:p>
          </table:table-cell>
          <table:table-cell table:formula="of:=CORREL([leaf_angle_phenotypes.$B$14:.$CQ$14];[leaf_angle_phenotypes.$B5:.$CQ5])" office:value-type="float" office:value="0.0879647358528487" calcext:value-type="float">
            <text:p>0.0879647359</text:p>
          </table:table-cell>
          <table:table-cell table:formula="of:=CORREL([leaf_angle_phenotypes.$B$15:.$CQ$15];[leaf_angle_phenotypes.$B5:.$CQ5])" office:value-type="float" office:value="0.11350882778001" calcext:value-type="float">
            <text:p>0.1135088278</text:p>
          </table:table-cell>
          <table:table-cell table:formula="of:=CORREL([leaf_angle_phenotypes.$B$16:.$CQ$16];[leaf_angle_phenotypes.$B5:.$CQ5])" office:value-type="float" office:value="0.0299481869559325" calcext:value-type="float">
            <text:p>0.029948187</text:p>
          </table:table-cell>
          <table:table-cell table:formula="of:=CORREL([leaf_angle_phenotypes.$B$17:.$CQ$17];[leaf_angle_phenotypes.$B5:.$CQ5])" office:value-type="float" office:value="0.0524288645328032" calcext:value-type="float">
            <text:p>0.0524288645</text:p>
          </table:table-cell>
        </table:table-row>
        <table:table-row table:style-name="ro1">
          <table:table-cell office:value-type="string" calcext:value-type="string">
            <text:p>angle_leaf_3_avg_csfield_2014_rep1</text:p>
          </table:table-cell>
          <table:table-cell table:formula="of:=CORREL([leaf_angle_phenotypes.$B$2:.$CQ$2];[leaf_angle_phenotypes.$B6:.$CQ6])" office:value-type="float" office:value="0.17557584265161" calcext:value-type="float">
            <text:p>0.1755758427</text:p>
          </table:table-cell>
          <table:table-cell table:formula="of:=CORREL([leaf_angle_phenotypes.$B$3:.$CQ$3];[leaf_angle_phenotypes.$B6:.$CQ6])" office:value-type="float" office:value="0.152850651867499" calcext:value-type="float">
            <text:p>0.1528506519</text:p>
          </table:table-cell>
          <table:table-cell table:formula="of:=CORREL([leaf_angle_phenotypes.$B$4:.$CQ$4];[leaf_angle_phenotypes.$B6:.$CQ6])" office:value-type="float" office:value="0.10945992364735" calcext:value-type="float">
            <text:p>0.1094599236</text:p>
          </table:table-cell>
          <table:table-cell table:formula="of:=CORREL([leaf_angle_phenotypes.$B$5:.$CQ$5];[leaf_angle_phenotypes.$B6:.$CQ6])" office:value-type="float" office:value="0.156936474707396" calcext:value-type="float">
            <text:p>0.1569364747</text:p>
          </table:table-cell>
          <table:table-cell table:formula="of:=CORREL([leaf_angle_phenotypes.$B$6:.$CQ$6];[leaf_angle_phenotypes.$B6:.$CQ6])" office:value-type="float" office:value="1" calcext:value-type="float">
            <text:p>1</text:p>
          </table:table-cell>
          <table:table-cell table:formula="of:=CORREL([leaf_angle_phenotypes.$B$7:.$CQ$7];[leaf_angle_phenotypes.$B6:.$CQ6])" office:value-type="float" office:value="0.968381266970738" calcext:value-type="float">
            <text:p>0.968381267</text:p>
          </table:table-cell>
          <table:table-cell table:formula="of:=CORREL([leaf_angle_phenotypes.$B$8:.$CQ$8];[leaf_angle_phenotypes.$B6:.$CQ6])" office:value-type="float" office:value="0.66297071188466" calcext:value-type="float">
            <text:p>0.6629707119</text:p>
          </table:table-cell>
          <table:table-cell table:formula="of:=CORREL([leaf_angle_phenotypes.$B$9:.$CQ$9];[leaf_angle_phenotypes.$B6:.$CQ6])" office:value-type="float" office:value="0.669965701605547" calcext:value-type="float">
            <text:p>0.6699657016</text:p>
          </table:table-cell>
          <table:table-cell table:formula="of:=CORREL([leaf_angle_phenotypes.$B$10:.$CQ$10];[leaf_angle_phenotypes.$B6:.$CQ6])" office:value-type="float" office:value="0.502561612180163" calcext:value-type="float">
            <text:p>0.5025616122</text:p>
          </table:table-cell>
          <table:table-cell table:formula="of:=CORREL([leaf_angle_phenotypes.$B$11:.$CQ$11];[leaf_angle_phenotypes.$B6:.$CQ6])" office:value-type="float" office:value="0.54393576464707" calcext:value-type="float">
            <text:p>0.5439357646</text:p>
          </table:table-cell>
          <table:table-cell table:formula="of:=CORREL([leaf_angle_phenotypes.$B$12:.$CQ$12];[leaf_angle_phenotypes.$B6:.$CQ6])" office:value-type="float" office:value="0.193879749227442" calcext:value-type="float">
            <text:p>0.1938797492</text:p>
          </table:table-cell>
          <table:table-cell table:formula="of:=CORREL([leaf_angle_phenotypes.$B$13:.$CQ$13];[leaf_angle_phenotypes.$B6:.$CQ6])" office:value-type="float" office:value="0.311370324988726" calcext:value-type="float">
            <text:p>0.311370325</text:p>
          </table:table-cell>
          <table:table-cell table:formula="of:=CORREL([leaf_angle_phenotypes.$B$14:.$CQ$14];[leaf_angle_phenotypes.$B6:.$CQ6])" office:value-type="float" office:value="0.177993611678776" calcext:value-type="float">
            <text:p>0.1779936117</text:p>
          </table:table-cell>
          <table:table-cell table:formula="of:=CORREL([leaf_angle_phenotypes.$B$15:.$CQ$15];[leaf_angle_phenotypes.$B6:.$CQ6])" office:value-type="float" office:value="0.264829156406172" calcext:value-type="float">
            <text:p>0.2648291564</text:p>
          </table:table-cell>
          <table:table-cell table:formula="of:=CORREL([leaf_angle_phenotypes.$B$16:.$CQ$16];[leaf_angle_phenotypes.$B6:.$CQ6])" office:value-type="float" office:value="0.173501452195854" calcext:value-type="float">
            <text:p>0.1735014522</text:p>
          </table:table-cell>
          <table:table-cell table:formula="of:=CORREL([leaf_angle_phenotypes.$B$17:.$CQ$17];[leaf_angle_phenotypes.$B6:.$CQ6])" office:value-type="float" office:value="0.262718316129742" calcext:value-type="float">
            <text:p>0.2627183161</text:p>
          </table:table-cell>
        </table:table-row>
        <table:table-row table:style-name="ro1">
          <table:table-cell office:value-type="string" calcext:value-type="string">
            <text:p>angle_leaf_3_avg_csfield_2014_rep1_normalized</text:p>
          </table:table-cell>
          <table:table-cell table:formula="of:=CORREL([leaf_angle_phenotypes.$B$2:.$CQ$2];[leaf_angle_phenotypes.$B7:.$CQ7])" office:value-type="float" office:value="0.196890930004336" calcext:value-type="float">
            <text:p>0.19689093</text:p>
          </table:table-cell>
          <table:table-cell table:formula="of:=CORREL([leaf_angle_phenotypes.$B$3:.$CQ$3];[leaf_angle_phenotypes.$B7:.$CQ7])" office:value-type="float" office:value="0.181088389695785" calcext:value-type="float">
            <text:p>0.1810883897</text:p>
          </table:table-cell>
          <table:table-cell table:formula="of:=CORREL([leaf_angle_phenotypes.$B$4:.$CQ$4];[leaf_angle_phenotypes.$B7:.$CQ7])" office:value-type="float" office:value="0.156761375485533" calcext:value-type="float">
            <text:p>0.1567613755</text:p>
          </table:table-cell>
          <table:table-cell table:formula="of:=CORREL([leaf_angle_phenotypes.$B$5:.$CQ$5];[leaf_angle_phenotypes.$B7:.$CQ7])" office:value-type="float" office:value="0.206635435174667" calcext:value-type="float">
            <text:p>0.2066354352</text:p>
          </table:table-cell>
          <table:table-cell table:formula="of:=CORREL([leaf_angle_phenotypes.$B$6:.$CQ$6];[leaf_angle_phenotypes.$B7:.$CQ7])" office:value-type="float" office:value="0.968381266970738" calcext:value-type="float">
            <text:p>0.968381267</text:p>
          </table:table-cell>
          <table:table-cell table:formula="of:=CORREL([leaf_angle_phenotypes.$B$7:.$CQ$7];[leaf_angle_phenotypes.$B7:.$CQ7])" office:value-type="float" office:value="1" calcext:value-type="float">
            <text:p>1</text:p>
          </table:table-cell>
          <table:table-cell table:formula="of:=CORREL([leaf_angle_phenotypes.$B$8:.$CQ$8];[leaf_angle_phenotypes.$B7:.$CQ7])" office:value-type="float" office:value="0.666253216095629" calcext:value-type="float">
            <text:p>0.6662532161</text:p>
          </table:table-cell>
          <table:table-cell table:formula="of:=CORREL([leaf_angle_phenotypes.$B$9:.$CQ$9];[leaf_angle_phenotypes.$B7:.$CQ7])" office:value-type="float" office:value="0.692172106298132" calcext:value-type="float">
            <text:p>0.6921721063</text:p>
          </table:table-cell>
          <table:table-cell table:formula="of:=CORREL([leaf_angle_phenotypes.$B$10:.$CQ$10];[leaf_angle_phenotypes.$B7:.$CQ7])" office:value-type="float" office:value="0.501826589450071" calcext:value-type="float">
            <text:p>0.5018265895</text:p>
          </table:table-cell>
          <table:table-cell table:formula="of:=CORREL([leaf_angle_phenotypes.$B$11:.$CQ$11];[leaf_angle_phenotypes.$B7:.$CQ7])" office:value-type="float" office:value="0.557810497715904" calcext:value-type="float">
            <text:p>0.5578104977</text:p>
          </table:table-cell>
          <table:table-cell table:formula="of:=CORREL([leaf_angle_phenotypes.$B$12:.$CQ$12];[leaf_angle_phenotypes.$B7:.$CQ7])" office:value-type="float" office:value="0.229548688080961" calcext:value-type="float">
            <text:p>0.2295486881</text:p>
          </table:table-cell>
          <table:table-cell table:formula="of:=CORREL([leaf_angle_phenotypes.$B$13:.$CQ$13];[leaf_angle_phenotypes.$B7:.$CQ7])" office:value-type="float" office:value="0.351218007784562" calcext:value-type="float">
            <text:p>0.3512180078</text:p>
          </table:table-cell>
          <table:table-cell table:formula="of:=CORREL([leaf_angle_phenotypes.$B$14:.$CQ$14];[leaf_angle_phenotypes.$B7:.$CQ7])" office:value-type="float" office:value="0.207566816350231" calcext:value-type="float">
            <text:p>0.2075668164</text:p>
          </table:table-cell>
          <table:table-cell table:formula="of:=CORREL([leaf_angle_phenotypes.$B$15:.$CQ$15];[leaf_angle_phenotypes.$B7:.$CQ7])" office:value-type="float" office:value="0.300679837555405" calcext:value-type="float">
            <text:p>0.3006798376</text:p>
          </table:table-cell>
          <table:table-cell table:formula="of:=CORREL([leaf_angle_phenotypes.$B$16:.$CQ$16];[leaf_angle_phenotypes.$B7:.$CQ7])" office:value-type="float" office:value="0.188711101927287" calcext:value-type="float">
            <text:p>0.1887111019</text:p>
          </table:table-cell>
          <table:table-cell table:formula="of:=CORREL([leaf_angle_phenotypes.$B$17:.$CQ$17];[leaf_angle_phenotypes.$B7:.$CQ7])" office:value-type="float" office:value="0.285708825379688" calcext:value-type="float">
            <text:p>0.2857088254</text:p>
          </table:table-cell>
        </table:table-row>
        <table:table-row table:style-name="ro1">
          <table:table-cell office:value-type="string" calcext:value-type="string">
            <text:p>angle_leaf_4_avg_csfield_2014_rep1</text:p>
          </table:table-cell>
          <table:table-cell table:formula="of:=CORREL([leaf_angle_phenotypes.$B$2:.$CQ$2];[leaf_angle_phenotypes.$B8:.$CQ8])" office:value-type="float" office:value="0.365845938911007" calcext:value-type="float">
            <text:p>0.3658459389</text:p>
          </table:table-cell>
          <table:table-cell table:formula="of:=CORREL([leaf_angle_phenotypes.$B$3:.$CQ$3];[leaf_angle_phenotypes.$B8:.$CQ8])" office:value-type="float" office:value="0.33367809540114" calcext:value-type="float">
            <text:p>0.3336780954</text:p>
          </table:table-cell>
          <table:table-cell table:formula="of:=CORREL([leaf_angle_phenotypes.$B$4:.$CQ$4];[leaf_angle_phenotypes.$B8:.$CQ8])" office:value-type="float" office:value="0.349766368920962" calcext:value-type="float">
            <text:p>0.3497663689</text:p>
          </table:table-cell>
          <table:table-cell table:formula="of:=CORREL([leaf_angle_phenotypes.$B$5:.$CQ$5];[leaf_angle_phenotypes.$B8:.$CQ8])" office:value-type="float" office:value="0.386417558793069" calcext:value-type="float">
            <text:p>0.3864175588</text:p>
          </table:table-cell>
          <table:table-cell table:formula="of:=CORREL([leaf_angle_phenotypes.$B$6:.$CQ$6];[leaf_angle_phenotypes.$B8:.$CQ8])" office:value-type="float" office:value="0.66297071188466" calcext:value-type="float">
            <text:p>0.6629707119</text:p>
          </table:table-cell>
          <table:table-cell table:formula="of:=CORREL([leaf_angle_phenotypes.$B$7:.$CQ$7];[leaf_angle_phenotypes.$B8:.$CQ8])" office:value-type="float" office:value="0.666253216095629" calcext:value-type="float">
            <text:p>0.6662532161</text:p>
          </table:table-cell>
          <table:table-cell table:formula="of:=CORREL([leaf_angle_phenotypes.$B$8:.$CQ$8];[leaf_angle_phenotypes.$B8:.$CQ8])" office:value-type="float" office:value="1" calcext:value-type="float">
            <text:p>1</text:p>
          </table:table-cell>
          <table:table-cell table:formula="of:=CORREL([leaf_angle_phenotypes.$B$9:.$CQ$9];[leaf_angle_phenotypes.$B8:.$CQ8])" office:value-type="float" office:value="0.984613529893423" calcext:value-type="float">
            <text:p>0.9846135299</text:p>
          </table:table-cell>
          <table:table-cell table:formula="of:=CORREL([leaf_angle_phenotypes.$B$10:.$CQ$10];[leaf_angle_phenotypes.$B8:.$CQ8])" office:value-type="float" office:value="0.72933459899607" calcext:value-type="float">
            <text:p>0.729334599</text:p>
          </table:table-cell>
          <table:table-cell table:formula="of:=CORREL([leaf_angle_phenotypes.$B$11:.$CQ$11];[leaf_angle_phenotypes.$B8:.$CQ8])" office:value-type="float" office:value="0.790016684197758" calcext:value-type="float">
            <text:p>0.7900166842</text:p>
          </table:table-cell>
          <table:table-cell table:formula="of:=CORREL([leaf_angle_phenotypes.$B$12:.$CQ$12];[leaf_angle_phenotypes.$B8:.$CQ8])" office:value-type="float" office:value="0.230751327951901" calcext:value-type="float">
            <text:p>0.230751328</text:p>
          </table:table-cell>
          <table:table-cell table:formula="of:=CORREL([leaf_angle_phenotypes.$B$13:.$CQ$13];[leaf_angle_phenotypes.$B8:.$CQ8])" office:value-type="float" office:value="0.326956554507904" calcext:value-type="float">
            <text:p>0.3269565545</text:p>
          </table:table-cell>
          <table:table-cell table:formula="of:=CORREL([leaf_angle_phenotypes.$B$14:.$CQ$14];[leaf_angle_phenotypes.$B8:.$CQ8])" office:value-type="float" office:value="0.227779426270548" calcext:value-type="float">
            <text:p>0.2277794263</text:p>
          </table:table-cell>
          <table:table-cell table:formula="of:=CORREL([leaf_angle_phenotypes.$B$15:.$CQ$15];[leaf_angle_phenotypes.$B8:.$CQ8])" office:value-type="float" office:value="0.276323145582547" calcext:value-type="float">
            <text:p>0.2763231456</text:p>
          </table:table-cell>
          <table:table-cell table:formula="of:=CORREL([leaf_angle_phenotypes.$B$16:.$CQ$16];[leaf_angle_phenotypes.$B8:.$CQ8])" office:value-type="float" office:value="0.207326257143477" calcext:value-type="float">
            <text:p>0.2073262571</text:p>
          </table:table-cell>
          <table:table-cell table:formula="of:=CORREL([leaf_angle_phenotypes.$B$17:.$CQ$17];[leaf_angle_phenotypes.$B8:.$CQ8])" office:value-type="float" office:value="0.299555916801095" calcext:value-type="float">
            <text:p>0.2995559168</text:p>
          </table:table-cell>
        </table:table-row>
        <table:table-row table:style-name="ro1">
          <table:table-cell office:value-type="string" calcext:value-type="string">
            <text:p>angle_leaf_4_avg_csfield_2014_rep1_normalized</text:p>
          </table:table-cell>
          <table:table-cell table:formula="of:=CORREL([leaf_angle_phenotypes.$B$2:.$CQ$2];[leaf_angle_phenotypes.$B9:.$CQ9])" office:value-type="float" office:value="0.378100987294272" calcext:value-type="float">
            <text:p>0.3781009873</text:p>
          </table:table-cell>
          <table:table-cell table:formula="of:=CORREL([leaf_angle_phenotypes.$B$3:.$CQ$3];[leaf_angle_phenotypes.$B9:.$CQ9])" office:value-type="float" office:value="0.361070003930091" calcext:value-type="float">
            <text:p>0.3610700039</text:p>
          </table:table-cell>
          <table:table-cell table:formula="of:=CORREL([leaf_angle_phenotypes.$B$4:.$CQ$4];[leaf_angle_phenotypes.$B9:.$CQ9])" office:value-type="float" office:value="0.369133195640477" calcext:value-type="float">
            <text:p>0.3691331956</text:p>
          </table:table-cell>
          <table:table-cell table:formula="of:=CORREL([leaf_angle_phenotypes.$B$5:.$CQ$5];[leaf_angle_phenotypes.$B9:.$CQ9])" office:value-type="float" office:value="0.411974493662629" calcext:value-type="float">
            <text:p>0.4119744937</text:p>
          </table:table-cell>
          <table:table-cell table:formula="of:=CORREL([leaf_angle_phenotypes.$B$6:.$CQ$6];[leaf_angle_phenotypes.$B9:.$CQ9])" office:value-type="float" office:value="0.669965701605547" calcext:value-type="float">
            <text:p>0.6699657016</text:p>
          </table:table-cell>
          <table:table-cell table:formula="of:=CORREL([leaf_angle_phenotypes.$B$7:.$CQ$7];[leaf_angle_phenotypes.$B9:.$CQ9])" office:value-type="float" office:value="0.692172106298132" calcext:value-type="float">
            <text:p>0.6921721063</text:p>
          </table:table-cell>
          <table:table-cell table:formula="of:=CORREL([leaf_angle_phenotypes.$B$8:.$CQ$8];[leaf_angle_phenotypes.$B9:.$CQ9])" office:value-type="float" office:value="0.984613529893423" calcext:value-type="float">
            <text:p>0.9846135299</text:p>
          </table:table-cell>
          <table:table-cell table:formula="of:=CORREL([leaf_angle_phenotypes.$B$9:.$CQ$9];[leaf_angle_phenotypes.$B9:.$CQ9])" office:value-type="float" office:value="1" calcext:value-type="float">
            <text:p>1</text:p>
          </table:table-cell>
          <table:table-cell table:formula="of:=CORREL([leaf_angle_phenotypes.$B$10:.$CQ$10];[leaf_angle_phenotypes.$B9:.$CQ9])" office:value-type="float" office:value="0.726619526977515" calcext:value-type="float">
            <text:p>0.726619527</text:p>
          </table:table-cell>
          <table:table-cell table:formula="of:=CORREL([leaf_angle_phenotypes.$B$11:.$CQ$11];[leaf_angle_phenotypes.$B9:.$CQ9])" office:value-type="float" office:value="0.805140275078649" calcext:value-type="float">
            <text:p>0.8051402751</text:p>
          </table:table-cell>
          <table:table-cell table:formula="of:=CORREL([leaf_angle_phenotypes.$B$12:.$CQ$12];[leaf_angle_phenotypes.$B9:.$CQ9])" office:value-type="float" office:value="0.248314493822688" calcext:value-type="float">
            <text:p>0.2483144938</text:p>
          </table:table-cell>
          <table:table-cell table:formula="of:=CORREL([leaf_angle_phenotypes.$B$13:.$CQ$13];[leaf_angle_phenotypes.$B9:.$CQ9])" office:value-type="float" office:value="0.359189706005158" calcext:value-type="float">
            <text:p>0.359189706</text:p>
          </table:table-cell>
          <table:table-cell table:formula="of:=CORREL([leaf_angle_phenotypes.$B$14:.$CQ$14];[leaf_angle_phenotypes.$B9:.$CQ9])" office:value-type="float" office:value="0.236133430942077" calcext:value-type="float">
            <text:p>0.2361334309</text:p>
          </table:table-cell>
          <table:table-cell table:formula="of:=CORREL([leaf_angle_phenotypes.$B$15:.$CQ$15];[leaf_angle_phenotypes.$B9:.$CQ9])" office:value-type="float" office:value="0.297591830129675" calcext:value-type="float">
            <text:p>0.2975918301</text:p>
          </table:table-cell>
          <table:table-cell table:formula="of:=CORREL([leaf_angle_phenotypes.$B$16:.$CQ$16];[leaf_angle_phenotypes.$B9:.$CQ9])" office:value-type="float" office:value="0.215949076736847" calcext:value-type="float">
            <text:p>0.2159490767</text:p>
          </table:table-cell>
          <table:table-cell table:formula="of:=CORREL([leaf_angle_phenotypes.$B$17:.$CQ$17];[leaf_angle_phenotypes.$B9:.$CQ9])" office:value-type="float" office:value="0.327143348641249" calcext:value-type="float">
            <text:p>0.3271433486</text:p>
          </table:table-cell>
        </table:table-row>
        <table:table-row table:style-name="ro1">
          <table:table-cell office:value-type="string" calcext:value-type="string">
            <text:p>angle_leaf_5_avg_csfield_2014_rep1</text:p>
          </table:table-cell>
          <table:table-cell table:formula="of:=CORREL([leaf_angle_phenotypes.$B$2:.$CQ$2];[leaf_angle_phenotypes.$B10:.$CQ10])" office:value-type="float" office:value="0.362230577547404" calcext:value-type="float">
            <text:p>0.3622305775</text:p>
          </table:table-cell>
          <table:table-cell table:formula="of:=CORREL([leaf_angle_phenotypes.$B$3:.$CQ$3];[leaf_angle_phenotypes.$B10:.$CQ10])" office:value-type="float" office:value="0.348109327521084" calcext:value-type="float">
            <text:p>0.3481093275</text:p>
          </table:table-cell>
          <table:table-cell table:formula="of:=CORREL([leaf_angle_phenotypes.$B$4:.$CQ$4];[leaf_angle_phenotypes.$B10:.$CQ10])" office:value-type="float" office:value="0.376753853345721" calcext:value-type="float">
            <text:p>0.3767538533</text:p>
          </table:table-cell>
          <table:table-cell table:formula="of:=CORREL([leaf_angle_phenotypes.$B$5:.$CQ$5];[leaf_angle_phenotypes.$B10:.$CQ10])" office:value-type="float" office:value="0.383096416735541" calcext:value-type="float">
            <text:p>0.3830964167</text:p>
          </table:table-cell>
          <table:table-cell table:formula="of:=CORREL([leaf_angle_phenotypes.$B$6:.$CQ$6];[leaf_angle_phenotypes.$B10:.$CQ10])" office:value-type="float" office:value="0.502561612180163" calcext:value-type="float">
            <text:p>0.5025616122</text:p>
          </table:table-cell>
          <table:table-cell table:formula="of:=CORREL([leaf_angle_phenotypes.$B$7:.$CQ$7];[leaf_angle_phenotypes.$B10:.$CQ10])" office:value-type="float" office:value="0.501826589450071" calcext:value-type="float">
            <text:p>0.5018265895</text:p>
          </table:table-cell>
          <table:table-cell table:formula="of:=CORREL([leaf_angle_phenotypes.$B$8:.$CQ$8];[leaf_angle_phenotypes.$B10:.$CQ10])" office:value-type="float" office:value="0.72933459899607" calcext:value-type="float">
            <text:p>0.729334599</text:p>
          </table:table-cell>
          <table:table-cell table:formula="of:=CORREL([leaf_angle_phenotypes.$B$9:.$CQ$9];[leaf_angle_phenotypes.$B10:.$CQ10])" office:value-type="float" office:value="0.726619526977515" calcext:value-type="float">
            <text:p>0.726619527</text:p>
          </table:table-cell>
          <table:table-cell table:formula="of:=CORREL([leaf_angle_phenotypes.$B$10:.$CQ$10];[leaf_angle_phenotypes.$B10:.$CQ10])" office:value-type="float" office:value="1" calcext:value-type="float">
            <text:p>1</text:p>
          </table:table-cell>
          <table:table-cell table:formula="of:=CORREL([leaf_angle_phenotypes.$B$11:.$CQ$11];[leaf_angle_phenotypes.$B10:.$CQ10])" office:value-type="float" office:value="0.951955251634305" calcext:value-type="float">
            <text:p>0.9519552516</text:p>
          </table:table-cell>
          <table:table-cell table:formula="of:=CORREL([leaf_angle_phenotypes.$B$12:.$CQ$12];[leaf_angle_phenotypes.$B10:.$CQ10])" office:value-type="float" office:value="0.232932760298982" calcext:value-type="float">
            <text:p>0.2329327603</text:p>
          </table:table-cell>
          <table:table-cell table:formula="of:=CORREL([leaf_angle_phenotypes.$B$13:.$CQ$13];[leaf_angle_phenotypes.$B10:.$CQ10])" office:value-type="float" office:value="0.29927892451699" calcext:value-type="float">
            <text:p>0.2992789245</text:p>
          </table:table-cell>
          <table:table-cell table:formula="of:=CORREL([leaf_angle_phenotypes.$B$14:.$CQ$14];[leaf_angle_phenotypes.$B10:.$CQ10])" office:value-type="float" office:value="0.250319280842747" calcext:value-type="float">
            <text:p>0.2503192808</text:p>
          </table:table-cell>
          <table:table-cell table:formula="of:=CORREL([leaf_angle_phenotypes.$B$15:.$CQ$15];[leaf_angle_phenotypes.$B10:.$CQ10])" office:value-type="float" office:value="0.299365491075368" calcext:value-type="float">
            <text:p>0.2993654911</text:p>
          </table:table-cell>
          <table:table-cell table:formula="of:=CORREL([leaf_angle_phenotypes.$B$16:.$CQ$16];[leaf_angle_phenotypes.$B10:.$CQ10])" office:value-type="float" office:value="0.22929663724715" calcext:value-type="float">
            <text:p>0.2292966372</text:p>
          </table:table-cell>
          <table:table-cell table:formula="of:=CORREL([leaf_angle_phenotypes.$B$17:.$CQ$17];[leaf_angle_phenotypes.$B10:.$CQ10])" office:value-type="float" office:value="0.297823447184136" calcext:value-type="float">
            <text:p>0.2978234472</text:p>
          </table:table-cell>
        </table:table-row>
        <table:table-row table:style-name="ro1">
          <table:table-cell office:value-type="string" calcext:value-type="string">
            <text:p>angle_leaf_5_avg_csfield_2014_rep1_normalized</text:p>
          </table:table-cell>
          <table:table-cell table:formula="of:=CORREL([leaf_angle_phenotypes.$B$2:.$CQ$2];[leaf_angle_phenotypes.$B11:.$CQ11])" office:value-type="float" office:value="0.353872207509804" calcext:value-type="float">
            <text:p>0.3538722075</text:p>
          </table:table-cell>
          <table:table-cell table:formula="of:=CORREL([leaf_angle_phenotypes.$B$3:.$CQ$3];[leaf_angle_phenotypes.$B11:.$CQ11])" office:value-type="float" office:value="0.346533276110754" calcext:value-type="float">
            <text:p>0.3465332761</text:p>
          </table:table-cell>
          <table:table-cell table:formula="of:=CORREL([leaf_angle_phenotypes.$B$4:.$CQ$4];[leaf_angle_phenotypes.$B11:.$CQ11])" office:value-type="float" office:value="0.342397375744428" calcext:value-type="float">
            <text:p>0.3423973757</text:p>
          </table:table-cell>
          <table:table-cell table:formula="of:=CORREL([leaf_angle_phenotypes.$B$5:.$CQ$5];[leaf_angle_phenotypes.$B11:.$CQ11])" office:value-type="float" office:value="0.365049761263841" calcext:value-type="float">
            <text:p>0.3650497613</text:p>
          </table:table-cell>
          <table:table-cell table:formula="of:=CORREL([leaf_angle_phenotypes.$B$6:.$CQ$6];[leaf_angle_phenotypes.$B11:.$CQ11])" office:value-type="float" office:value="0.54393576464707" calcext:value-type="float">
            <text:p>0.5439357646</text:p>
          </table:table-cell>
          <table:table-cell table:formula="of:=CORREL([leaf_angle_phenotypes.$B$7:.$CQ$7];[leaf_angle_phenotypes.$B11:.$CQ11])" office:value-type="float" office:value="0.557810497715904" calcext:value-type="float">
            <text:p>0.5578104977</text:p>
          </table:table-cell>
          <table:table-cell table:formula="of:=CORREL([leaf_angle_phenotypes.$B$8:.$CQ$8];[leaf_angle_phenotypes.$B11:.$CQ11])" office:value-type="float" office:value="0.790016684197758" calcext:value-type="float">
            <text:p>0.7900166842</text:p>
          </table:table-cell>
          <table:table-cell table:formula="of:=CORREL([leaf_angle_phenotypes.$B$9:.$CQ$9];[leaf_angle_phenotypes.$B11:.$CQ11])" office:value-type="float" office:value="0.805140275078649" calcext:value-type="float">
            <text:p>0.8051402751</text:p>
          </table:table-cell>
          <table:table-cell table:formula="of:=CORREL([leaf_angle_phenotypes.$B$10:.$CQ$10];[leaf_angle_phenotypes.$B11:.$CQ11])" office:value-type="float" office:value="0.951955251634305" calcext:value-type="float">
            <text:p>0.9519552516</text:p>
          </table:table-cell>
          <table:table-cell table:formula="of:=CORREL([leaf_angle_phenotypes.$B$11:.$CQ$11];[leaf_angle_phenotypes.$B11:.$CQ11])" office:value-type="float" office:value="1" calcext:value-type="float">
            <text:p>1</text:p>
          </table:table-cell>
          <table:table-cell table:formula="of:=CORREL([leaf_angle_phenotypes.$B$12:.$CQ$12];[leaf_angle_phenotypes.$B11:.$CQ11])" office:value-type="float" office:value="0.226678864552678" calcext:value-type="float">
            <text:p>0.2266788646</text:p>
          </table:table-cell>
          <table:table-cell table:formula="of:=CORREL([leaf_angle_phenotypes.$B$13:.$CQ$13];[leaf_angle_phenotypes.$B11:.$CQ11])" office:value-type="float" office:value="0.30394203438949" calcext:value-type="float">
            <text:p>0.3039420344</text:p>
          </table:table-cell>
          <table:table-cell table:formula="of:=CORREL([leaf_angle_phenotypes.$B$14:.$CQ$14];[leaf_angle_phenotypes.$B11:.$CQ11])" office:value-type="float" office:value="0.231812064413234" calcext:value-type="float">
            <text:p>0.2318120644</text:p>
          </table:table-cell>
          <table:table-cell table:formula="of:=CORREL([leaf_angle_phenotypes.$B$15:.$CQ$15];[leaf_angle_phenotypes.$B11:.$CQ11])" office:value-type="float" office:value="0.286602392988295" calcext:value-type="float">
            <text:p>0.286602393</text:p>
          </table:table-cell>
          <table:table-cell table:formula="of:=CORREL([leaf_angle_phenotypes.$B$16:.$CQ$16];[leaf_angle_phenotypes.$B11:.$CQ11])" office:value-type="float" office:value="0.223644456616042" calcext:value-type="float">
            <text:p>0.2236444566</text:p>
          </table:table-cell>
          <table:table-cell table:formula="of:=CORREL([leaf_angle_phenotypes.$B$17:.$CQ$17];[leaf_angle_phenotypes.$B11:.$CQ11])" office:value-type="float" office:value="0.302723676571655" calcext:value-type="float">
            <text:p>0.3027236766</text:p>
          </table:table-cell>
        </table:table-row>
        <table:table-row table:style-name="ro1">
          <table:table-cell office:value-type="string" calcext:value-type="string">
            <text:p>angle_leaf_3_avg_csfield_2014_rep2</text:p>
          </table:table-cell>
          <table:table-cell table:formula="of:=CORREL([leaf_angle_phenotypes.$B$2:.$CQ$2];[leaf_angle_phenotypes.$B12:.$CQ12])" office:value-type="float" office:value="0.14771980894332" calcext:value-type="float">
            <text:p>0.1477198089</text:p>
          </table:table-cell>
          <table:table-cell table:formula="of:=CORREL([leaf_angle_phenotypes.$B$3:.$CQ$3];[leaf_angle_phenotypes.$B12:.$CQ12])" office:value-type="float" office:value="0.174500540711663" calcext:value-type="float">
            <text:p>0.1745005407</text:p>
          </table:table-cell>
          <table:table-cell table:formula="of:=CORREL([leaf_angle_phenotypes.$B$4:.$CQ$4];[leaf_angle_phenotypes.$B12:.$CQ12])" office:value-type="float" office:value="0.0100080446943998" calcext:value-type="float">
            <text:p>0.0100080447</text:p>
          </table:table-cell>
          <table:table-cell table:formula="of:=CORREL([leaf_angle_phenotypes.$B$5:.$CQ$5];[leaf_angle_phenotypes.$B12:.$CQ12])" office:value-type="float" office:value="0.0630071721260895" calcext:value-type="float">
            <text:p>0.0630071721</text:p>
          </table:table-cell>
          <table:table-cell table:formula="of:=CORREL([leaf_angle_phenotypes.$B$6:.$CQ$6];[leaf_angle_phenotypes.$B12:.$CQ12])" office:value-type="float" office:value="0.193879749227442" calcext:value-type="float">
            <text:p>0.1938797492</text:p>
          </table:table-cell>
          <table:table-cell table:formula="of:=CORREL([leaf_angle_phenotypes.$B$7:.$CQ$7];[leaf_angle_phenotypes.$B12:.$CQ12])" office:value-type="float" office:value="0.229548688080961" calcext:value-type="float">
            <text:p>0.2295486881</text:p>
          </table:table-cell>
          <table:table-cell table:formula="of:=CORREL([leaf_angle_phenotypes.$B$8:.$CQ$8];[leaf_angle_phenotypes.$B12:.$CQ12])" office:value-type="float" office:value="0.230751327951901" calcext:value-type="float">
            <text:p>0.230751328</text:p>
          </table:table-cell>
          <table:table-cell table:formula="of:=CORREL([leaf_angle_phenotypes.$B$9:.$CQ$9];[leaf_angle_phenotypes.$B12:.$CQ12])" office:value-type="float" office:value="0.248314493822688" calcext:value-type="float">
            <text:p>0.2483144938</text:p>
          </table:table-cell>
          <table:table-cell table:formula="of:=CORREL([leaf_angle_phenotypes.$B$10:.$CQ$10];[leaf_angle_phenotypes.$B12:.$CQ12])" office:value-type="float" office:value="0.232932760298982" calcext:value-type="float">
            <text:p>0.2329327603</text:p>
          </table:table-cell>
          <table:table-cell table:formula="of:=CORREL([leaf_angle_phenotypes.$B$11:.$CQ$11];[leaf_angle_phenotypes.$B12:.$CQ12])" office:value-type="float" office:value="0.226678864552678" calcext:value-type="float">
            <text:p>0.2266788646</text:p>
          </table:table-cell>
          <table:table-cell table:formula="of:=CORREL([leaf_angle_phenotypes.$B$12:.$CQ$12];[leaf_angle_phenotypes.$B12:.$CQ12])" office:value-type="float" office:value="1" calcext:value-type="float">
            <text:p>1</text:p>
          </table:table-cell>
          <table:table-cell table:formula="of:=CORREL([leaf_angle_phenotypes.$B$13:.$CQ$13];[leaf_angle_phenotypes.$B12:.$CQ12])" office:value-type="float" office:value="0.92880869726355" calcext:value-type="float">
            <text:p>0.9288086973</text:p>
          </table:table-cell>
          <table:table-cell table:formula="of:=CORREL([leaf_angle_phenotypes.$B$14:.$CQ$14];[leaf_angle_phenotypes.$B12:.$CQ12])" office:value-type="float" office:value="0.952799914369089" calcext:value-type="float">
            <text:p>0.9527999144</text:p>
          </table:table-cell>
          <table:table-cell table:formula="of:=CORREL([leaf_angle_phenotypes.$B$15:.$CQ$15];[leaf_angle_phenotypes.$B12:.$CQ12])" office:value-type="float" office:value="0.882831169657569" calcext:value-type="float">
            <text:p>0.8828311697</text:p>
          </table:table-cell>
          <table:table-cell table:formula="of:=CORREL([leaf_angle_phenotypes.$B$16:.$CQ$16];[leaf_angle_phenotypes.$B12:.$CQ12])" office:value-type="float" office:value="0.948703342577748" calcext:value-type="float">
            <text:p>0.9487033426</text:p>
          </table:table-cell>
          <table:table-cell table:formula="of:=CORREL([leaf_angle_phenotypes.$B$17:.$CQ$17];[leaf_angle_phenotypes.$B12:.$CQ12])" office:value-type="float" office:value="0.884373226699359" calcext:value-type="float">
            <text:p>0.8843732267</text:p>
          </table:table-cell>
        </table:table-row>
        <table:table-row table:style-name="ro1">
          <table:table-cell office:value-type="string" calcext:value-type="string">
            <text:p>angle_leaf_3_avg_csfield_2014_rep2_normalized</text:p>
          </table:table-cell>
          <table:table-cell table:formula="of:=CORREL([leaf_angle_phenotypes.$B$2:.$CQ$2];[leaf_angle_phenotypes.$B13:.$CQ13])" office:value-type="float" office:value="0.153478902950082" calcext:value-type="float">
            <text:p>0.153478903</text:p>
          </table:table-cell>
          <table:table-cell table:formula="of:=CORREL([leaf_angle_phenotypes.$B$3:.$CQ$3];[leaf_angle_phenotypes.$B13:.$CQ13])" office:value-type="float" office:value="0.187272447956071" calcext:value-type="float">
            <text:p>0.187272448</text:p>
          </table:table-cell>
          <table:table-cell table:formula="of:=CORREL([leaf_angle_phenotypes.$B$4:.$CQ$4];[leaf_angle_phenotypes.$B13:.$CQ13])" office:value-type="float" office:value="0.0410561234185362" calcext:value-type="float">
            <text:p>0.0410561234</text:p>
          </table:table-cell>
          <table:table-cell table:formula="of:=CORREL([leaf_angle_phenotypes.$B$5:.$CQ$5];[leaf_angle_phenotypes.$B13:.$CQ13])" office:value-type="float" office:value="0.0961459452147713" calcext:value-type="float">
            <text:p>0.0961459452</text:p>
          </table:table-cell>
          <table:table-cell table:formula="of:=CORREL([leaf_angle_phenotypes.$B$6:.$CQ$6];[leaf_angle_phenotypes.$B13:.$CQ13])" office:value-type="float" office:value="0.311370324988726" calcext:value-type="float">
            <text:p>0.311370325</text:p>
          </table:table-cell>
          <table:table-cell table:formula="of:=CORREL([leaf_angle_phenotypes.$B$7:.$CQ$7];[leaf_angle_phenotypes.$B13:.$CQ13])" office:value-type="float" office:value="0.351218007784562" calcext:value-type="float">
            <text:p>0.3512180078</text:p>
          </table:table-cell>
          <table:table-cell table:formula="of:=CORREL([leaf_angle_phenotypes.$B$8:.$CQ$8];[leaf_angle_phenotypes.$B13:.$CQ13])" office:value-type="float" office:value="0.326956554507904" calcext:value-type="float">
            <text:p>0.3269565545</text:p>
          </table:table-cell>
          <table:table-cell table:formula="of:=CORREL([leaf_angle_phenotypes.$B$9:.$CQ$9];[leaf_angle_phenotypes.$B13:.$CQ13])" office:value-type="float" office:value="0.359189706005158" calcext:value-type="float">
            <text:p>0.359189706</text:p>
          </table:table-cell>
          <table:table-cell table:formula="of:=CORREL([leaf_angle_phenotypes.$B$10:.$CQ$10];[leaf_angle_phenotypes.$B13:.$CQ13])" office:value-type="float" office:value="0.29927892451699" calcext:value-type="float">
            <text:p>0.2992789245</text:p>
          </table:table-cell>
          <table:table-cell table:formula="of:=CORREL([leaf_angle_phenotypes.$B$11:.$CQ$11];[leaf_angle_phenotypes.$B13:.$CQ13])" office:value-type="float" office:value="0.30394203438949" calcext:value-type="float">
            <text:p>0.3039420344</text:p>
          </table:table-cell>
          <table:table-cell table:formula="of:=CORREL([leaf_angle_phenotypes.$B$12:.$CQ$12];[leaf_angle_phenotypes.$B13:.$CQ13])" office:value-type="float" office:value="0.92880869726355" calcext:value-type="float">
            <text:p>0.9288086973</text:p>
          </table:table-cell>
          <table:table-cell table:formula="of:=CORREL([leaf_angle_phenotypes.$B$13:.$CQ$13];[leaf_angle_phenotypes.$B13:.$CQ13])" office:value-type="float" office:value="1" calcext:value-type="float">
            <text:p>1</text:p>
          </table:table-cell>
          <table:table-cell table:formula="of:=CORREL([leaf_angle_phenotypes.$B$14:.$CQ$14];[leaf_angle_phenotypes.$B13:.$CQ13])" office:value-type="float" office:value="0.888247332479387" calcext:value-type="float">
            <text:p>0.8882473325</text:p>
          </table:table-cell>
          <table:table-cell table:formula="of:=CORREL([leaf_angle_phenotypes.$B$15:.$CQ$15];[leaf_angle_phenotypes.$B13:.$CQ13])" office:value-type="float" office:value="0.933774821769592" calcext:value-type="float">
            <text:p>0.9337748218</text:p>
          </table:table-cell>
          <table:table-cell table:formula="of:=CORREL([leaf_angle_phenotypes.$B$16:.$CQ$16];[leaf_angle_phenotypes.$B13:.$CQ13])" office:value-type="float" office:value="0.863832572293408" calcext:value-type="float">
            <text:p>0.8638325723</text:p>
          </table:table-cell>
          <table:table-cell table:formula="of:=CORREL([leaf_angle_phenotypes.$B$17:.$CQ$17];[leaf_angle_phenotypes.$B13:.$CQ13])" office:value-type="float" office:value="0.935719133096863" calcext:value-type="float">
            <text:p>0.9357191331</text:p>
          </table:table-cell>
        </table:table-row>
        <table:table-row table:style-name="ro1">
          <table:table-cell office:value-type="string" calcext:value-type="string">
            <text:p>angle_leaf_4_avg_csfield_2014_rep2</text:p>
          </table:table-cell>
          <table:table-cell table:formula="of:=CORREL([leaf_angle_phenotypes.$B$2:.$CQ$2];[leaf_angle_phenotypes.$B14:.$CQ14])" office:value-type="float" office:value="0.121599633081267" calcext:value-type="float">
            <text:p>0.1215996331</text:p>
          </table:table-cell>
          <table:table-cell table:formula="of:=CORREL([leaf_angle_phenotypes.$B$3:.$CQ$3];[leaf_angle_phenotypes.$B14:.$CQ14])" office:value-type="float" office:value="0.146060884542534" calcext:value-type="float">
            <text:p>0.1460608845</text:p>
          </table:table-cell>
          <table:table-cell table:formula="of:=CORREL([leaf_angle_phenotypes.$B$4:.$CQ$4];[leaf_angle_phenotypes.$B14:.$CQ14])" office:value-type="float" office:value="0.0382534517033842" calcext:value-type="float">
            <text:p>0.0382534517</text:p>
          </table:table-cell>
          <table:table-cell table:formula="of:=CORREL([leaf_angle_phenotypes.$B$5:.$CQ$5];[leaf_angle_phenotypes.$B14:.$CQ14])" office:value-type="float" office:value="0.0879647358528487" calcext:value-type="float">
            <text:p>0.0879647359</text:p>
          </table:table-cell>
          <table:table-cell table:formula="of:=CORREL([leaf_angle_phenotypes.$B$6:.$CQ$6];[leaf_angle_phenotypes.$B14:.$CQ14])" office:value-type="float" office:value="0.177993611678776" calcext:value-type="float">
            <text:p>0.1779936117</text:p>
          </table:table-cell>
          <table:table-cell table:formula="of:=CORREL([leaf_angle_phenotypes.$B$7:.$CQ$7];[leaf_angle_phenotypes.$B14:.$CQ14])" office:value-type="float" office:value="0.207566816350231" calcext:value-type="float">
            <text:p>0.2075668164</text:p>
          </table:table-cell>
          <table:table-cell table:formula="of:=CORREL([leaf_angle_phenotypes.$B$8:.$CQ$8];[leaf_angle_phenotypes.$B14:.$CQ14])" office:value-type="float" office:value="0.227779426270548" calcext:value-type="float">
            <text:p>0.2277794263</text:p>
          </table:table-cell>
          <table:table-cell table:formula="of:=CORREL([leaf_angle_phenotypes.$B$9:.$CQ$9];[leaf_angle_phenotypes.$B14:.$CQ14])" office:value-type="float" office:value="0.236133430942077" calcext:value-type="float">
            <text:p>0.2361334309</text:p>
          </table:table-cell>
          <table:table-cell table:formula="of:=CORREL([leaf_angle_phenotypes.$B$10:.$CQ$10];[leaf_angle_phenotypes.$B14:.$CQ14])" office:value-type="float" office:value="0.250319280842747" calcext:value-type="float">
            <text:p>0.2503192808</text:p>
          </table:table-cell>
          <table:table-cell table:formula="of:=CORREL([leaf_angle_phenotypes.$B$11:.$CQ$11];[leaf_angle_phenotypes.$B14:.$CQ14])" office:value-type="float" office:value="0.231812064413234" calcext:value-type="float">
            <text:p>0.2318120644</text:p>
          </table:table-cell>
          <table:table-cell table:formula="of:=CORREL([leaf_angle_phenotypes.$B$12:.$CQ$12];[leaf_angle_phenotypes.$B14:.$CQ14])" office:value-type="float" office:value="0.952799914369089" calcext:value-type="float">
            <text:p>0.9527999144</text:p>
          </table:table-cell>
          <table:table-cell table:formula="of:=CORREL([leaf_angle_phenotypes.$B$13:.$CQ$13];[leaf_angle_phenotypes.$B14:.$CQ14])" office:value-type="float" office:value="0.888247332479387" calcext:value-type="float">
            <text:p>0.8882473325</text:p>
          </table:table-cell>
          <table:table-cell table:formula="of:=CORREL([leaf_angle_phenotypes.$B$14:.$CQ$14];[leaf_angle_phenotypes.$B14:.$CQ14])" office:value-type="float" office:value="1" calcext:value-type="float">
            <text:p>1</text:p>
          </table:table-cell>
          <table:table-cell table:formula="of:=CORREL([leaf_angle_phenotypes.$B$15:.$CQ$15];[leaf_angle_phenotypes.$B14:.$CQ14])" office:value-type="float" office:value="0.930867578780669" calcext:value-type="float">
            <text:p>0.9308675788</text:p>
          </table:table-cell>
          <table:table-cell table:formula="of:=CORREL([leaf_angle_phenotypes.$B$16:.$CQ$16];[leaf_angle_phenotypes.$B14:.$CQ14])" office:value-type="float" office:value="0.951205765593071" calcext:value-type="float">
            <text:p>0.9512057656</text:p>
          </table:table-cell>
          <table:table-cell table:formula="of:=CORREL([leaf_angle_phenotypes.$B$17:.$CQ$17];[leaf_angle_phenotypes.$B14:.$CQ14])" office:value-type="float" office:value="0.894571410514951" calcext:value-type="float">
            <text:p>0.8945714105</text:p>
          </table:table-cell>
        </table:table-row>
        <table:table-row table:style-name="ro1">
          <table:table-cell office:value-type="string" calcext:value-type="string">
            <text:p>angle_leaf_4_avg_csfield_2014_rep2_normalized</text:p>
          </table:table-cell>
          <table:table-cell table:formula="of:=CORREL([leaf_angle_phenotypes.$B$2:.$CQ$2];[leaf_angle_phenotypes.$B15:.$CQ15])" office:value-type="float" office:value="0.139398450079307" calcext:value-type="float">
            <text:p>0.1393984501</text:p>
          </table:table-cell>
          <table:table-cell table:formula="of:=CORREL([leaf_angle_phenotypes.$B$3:.$CQ$3];[leaf_angle_phenotypes.$B15:.$CQ15])" office:value-type="float" office:value="0.162380131403769" calcext:value-type="float">
            <text:p>0.1623801314</text:p>
          </table:table-cell>
          <table:table-cell table:formula="of:=CORREL([leaf_angle_phenotypes.$B$4:.$CQ$4];[leaf_angle_phenotypes.$B15:.$CQ15])" office:value-type="float" office:value="0.064686803934804" calcext:value-type="float">
            <text:p>0.0646868039</text:p>
          </table:table-cell>
          <table:table-cell table:formula="of:=CORREL([leaf_angle_phenotypes.$B$5:.$CQ$5];[leaf_angle_phenotypes.$B15:.$CQ15])" office:value-type="float" office:value="0.11350882778001" calcext:value-type="float">
            <text:p>0.1135088278</text:p>
          </table:table-cell>
          <table:table-cell table:formula="of:=CORREL([leaf_angle_phenotypes.$B$6:.$CQ$6];[leaf_angle_phenotypes.$B15:.$CQ15])" office:value-type="float" office:value="0.264829156406172" calcext:value-type="float">
            <text:p>0.2648291564</text:p>
          </table:table-cell>
          <table:table-cell table:formula="of:=CORREL([leaf_angle_phenotypes.$B$7:.$CQ$7];[leaf_angle_phenotypes.$B15:.$CQ15])" office:value-type="float" office:value="0.300679837555405" calcext:value-type="float">
            <text:p>0.3006798376</text:p>
          </table:table-cell>
          <table:table-cell table:formula="of:=CORREL([leaf_angle_phenotypes.$B$8:.$CQ$8];[leaf_angle_phenotypes.$B15:.$CQ15])" office:value-type="float" office:value="0.276323145582547" calcext:value-type="float">
            <text:p>0.2763231456</text:p>
          </table:table-cell>
          <table:table-cell table:formula="of:=CORREL([leaf_angle_phenotypes.$B$9:.$CQ$9];[leaf_angle_phenotypes.$B15:.$CQ15])" office:value-type="float" office:value="0.297591830129675" calcext:value-type="float">
            <text:p>0.2975918301</text:p>
          </table:table-cell>
          <table:table-cell table:formula="of:=CORREL([leaf_angle_phenotypes.$B$10:.$CQ$10];[leaf_angle_phenotypes.$B15:.$CQ15])" office:value-type="float" office:value="0.299365491075368" calcext:value-type="float">
            <text:p>0.2993654911</text:p>
          </table:table-cell>
          <table:table-cell table:formula="of:=CORREL([leaf_angle_phenotypes.$B$11:.$CQ$11];[leaf_angle_phenotypes.$B15:.$CQ15])" office:value-type="float" office:value="0.286602392988295" calcext:value-type="float">
            <text:p>0.286602393</text:p>
          </table:table-cell>
          <table:table-cell table:formula="of:=CORREL([leaf_angle_phenotypes.$B$12:.$CQ$12];[leaf_angle_phenotypes.$B15:.$CQ15])" office:value-type="float" office:value="0.882831169657569" calcext:value-type="float">
            <text:p>0.8828311697</text:p>
          </table:table-cell>
          <table:table-cell table:formula="of:=CORREL([leaf_angle_phenotypes.$B$13:.$CQ$13];[leaf_angle_phenotypes.$B15:.$CQ15])" office:value-type="float" office:value="0.933774821769592" calcext:value-type="float">
            <text:p>0.9337748218</text:p>
          </table:table-cell>
          <table:table-cell table:formula="of:=CORREL([leaf_angle_phenotypes.$B$14:.$CQ$14];[leaf_angle_phenotypes.$B15:.$CQ15])" office:value-type="float" office:value="0.930867578780669" calcext:value-type="float">
            <text:p>0.9308675788</text:p>
          </table:table-cell>
          <table:table-cell table:formula="of:=CORREL([leaf_angle_phenotypes.$B$15:.$CQ$15];[leaf_angle_phenotypes.$B15:.$CQ15])" office:value-type="float" office:value="1" calcext:value-type="float">
            <text:p>1</text:p>
          </table:table-cell>
          <table:table-cell table:formula="of:=CORREL([leaf_angle_phenotypes.$B$16:.$CQ$16];[leaf_angle_phenotypes.$B15:.$CQ15])" office:value-type="float" office:value="0.860432594755019" calcext:value-type="float">
            <text:p>0.8604325948</text:p>
          </table:table-cell>
          <table:table-cell table:formula="of:=CORREL([leaf_angle_phenotypes.$B$17:.$CQ$17];[leaf_angle_phenotypes.$B15:.$CQ15])" office:value-type="float" office:value="0.938952353094315" calcext:value-type="float">
            <text:p>0.9389523531</text:p>
          </table:table-cell>
        </table:table-row>
        <table:table-row table:style-name="ro1">
          <table:table-cell office:value-type="string" calcext:value-type="string">
            <text:p>angle_leaf_5_avg_csfield_2014_rep2</text:p>
          </table:table-cell>
          <table:table-cell table:formula="of:=CORREL([leaf_angle_phenotypes.$B$2:.$CQ$2];[leaf_angle_phenotypes.$B16:.$CQ16])" office:value-type="float" office:value="0.106191789731459" calcext:value-type="float">
            <text:p>0.1061917897</text:p>
          </table:table-cell>
          <table:table-cell table:formula="of:=CORREL([leaf_angle_phenotypes.$B$3:.$CQ$3];[leaf_angle_phenotypes.$B16:.$CQ16])" office:value-type="float" office:value="0.128505717750165" calcext:value-type="float">
            <text:p>0.1285057178</text:p>
          </table:table-cell>
          <table:table-cell table:formula="of:=CORREL([leaf_angle_phenotypes.$B$4:.$CQ$4];[leaf_angle_phenotypes.$B16:.$CQ16])" office:value-type="float" office:value="-0.0244710693686423" calcext:value-type="float">
            <text:p>-0.0244710694</text:p>
          </table:table-cell>
          <table:table-cell table:formula="of:=CORREL([leaf_angle_phenotypes.$B$5:.$CQ$5];[leaf_angle_phenotypes.$B16:.$CQ16])" office:value-type="float" office:value="0.0299481869559325" calcext:value-type="float">
            <text:p>0.029948187</text:p>
          </table:table-cell>
          <table:table-cell table:formula="of:=CORREL([leaf_angle_phenotypes.$B$6:.$CQ$6];[leaf_angle_phenotypes.$B16:.$CQ16])" office:value-type="float" office:value="0.173501452195854" calcext:value-type="float">
            <text:p>0.1735014522</text:p>
          </table:table-cell>
          <table:table-cell table:formula="of:=CORREL([leaf_angle_phenotypes.$B$7:.$CQ$7];[leaf_angle_phenotypes.$B16:.$CQ16])" office:value-type="float" office:value="0.188711101927287" calcext:value-type="float">
            <text:p>0.1887111019</text:p>
          </table:table-cell>
          <table:table-cell table:formula="of:=CORREL([leaf_angle_phenotypes.$B$8:.$CQ$8];[leaf_angle_phenotypes.$B16:.$CQ16])" office:value-type="float" office:value="0.207326257143477" calcext:value-type="float">
            <text:p>0.2073262571</text:p>
          </table:table-cell>
          <table:table-cell table:formula="of:=CORREL([leaf_angle_phenotypes.$B$9:.$CQ$9];[leaf_angle_phenotypes.$B16:.$CQ16])" office:value-type="float" office:value="0.215949076736847" calcext:value-type="float">
            <text:p>0.2159490767</text:p>
          </table:table-cell>
          <table:table-cell table:formula="of:=CORREL([leaf_angle_phenotypes.$B$10:.$CQ$10];[leaf_angle_phenotypes.$B16:.$CQ16])" office:value-type="float" office:value="0.22929663724715" calcext:value-type="float">
            <text:p>0.2292966372</text:p>
          </table:table-cell>
          <table:table-cell table:formula="of:=CORREL([leaf_angle_phenotypes.$B$11:.$CQ$11];[leaf_angle_phenotypes.$B16:.$CQ16])" office:value-type="float" office:value="0.223644456616042" calcext:value-type="float">
            <text:p>0.2236444566</text:p>
          </table:table-cell>
          <table:table-cell table:formula="of:=CORREL([leaf_angle_phenotypes.$B$12:.$CQ$12];[leaf_angle_phenotypes.$B16:.$CQ16])" office:value-type="float" office:value="0.948703342577748" calcext:value-type="float">
            <text:p>0.9487033426</text:p>
          </table:table-cell>
          <table:table-cell table:formula="of:=CORREL([leaf_angle_phenotypes.$B$13:.$CQ$13];[leaf_angle_phenotypes.$B16:.$CQ16])" office:value-type="float" office:value="0.863832572293408" calcext:value-type="float">
            <text:p>0.8638325723</text:p>
          </table:table-cell>
          <table:table-cell table:formula="of:=CORREL([leaf_angle_phenotypes.$B$14:.$CQ$14];[leaf_angle_phenotypes.$B16:.$CQ16])" office:value-type="float" office:value="0.951205765593071" calcext:value-type="float">
            <text:p>0.9512057656</text:p>
          </table:table-cell>
          <table:table-cell table:formula="of:=CORREL([leaf_angle_phenotypes.$B$15:.$CQ$15];[leaf_angle_phenotypes.$B16:.$CQ16])" office:value-type="float" office:value="0.860432594755019" calcext:value-type="float">
            <text:p>0.8604325948</text:p>
          </table:table-cell>
          <table:table-cell table:formula="of:=CORREL([leaf_angle_phenotypes.$B$16:.$CQ$16];[leaf_angle_phenotypes.$B16:.$CQ16])" office:value-type="float" office:value="1" calcext:value-type="float">
            <text:p>1</text:p>
          </table:table-cell>
          <table:table-cell table:formula="of:=CORREL([leaf_angle_phenotypes.$B$17:.$CQ$17];[leaf_angle_phenotypes.$B16:.$CQ16])" office:value-type="float" office:value="0.900638959021633" calcext:value-type="float">
            <text:p>0.900638959</text:p>
          </table:table-cell>
        </table:table-row>
        <table:table-row table:style-name="ro1">
          <table:table-cell office:value-type="string" calcext:value-type="string">
            <text:p>angle_leaf_5_avg_csfield_2014_rep2_normalized</text:p>
          </table:table-cell>
          <table:table-cell table:formula="of:=CORREL([leaf_angle_phenotypes.$B$2:.$CQ$2];[leaf_angle_phenotypes.$B17:.$CQ17])" office:value-type="float" office:value="0.140152880140303" calcext:value-type="float">
            <text:p>0.1401528801</text:p>
          </table:table-cell>
          <table:table-cell table:formula="of:=CORREL([leaf_angle_phenotypes.$B$3:.$CQ$3];[leaf_angle_phenotypes.$B17:.$CQ17])" office:value-type="float" office:value="0.167844494557927" calcext:value-type="float">
            <text:p>0.1678444946</text:p>
          </table:table-cell>
          <table:table-cell table:formula="of:=CORREL([leaf_angle_phenotypes.$B$4:.$CQ$4];[leaf_angle_phenotypes.$B17:.$CQ17])" office:value-type="float" office:value="-0.00197939009050089" calcext:value-type="float">
            <text:p>-0.0019793901</text:p>
          </table:table-cell>
          <table:table-cell table:formula="of:=CORREL([leaf_angle_phenotypes.$B$5:.$CQ$5];[leaf_angle_phenotypes.$B17:.$CQ17])" office:value-type="float" office:value="0.0524288645328032" calcext:value-type="float">
            <text:p>0.0524288645</text:p>
          </table:table-cell>
          <table:table-cell table:formula="of:=CORREL([leaf_angle_phenotypes.$B$6:.$CQ$6];[leaf_angle_phenotypes.$B17:.$CQ17])" office:value-type="float" office:value="0.262718316129742" calcext:value-type="float">
            <text:p>0.2627183161</text:p>
          </table:table-cell>
          <table:table-cell table:formula="of:=CORREL([leaf_angle_phenotypes.$B$7:.$CQ$7];[leaf_angle_phenotypes.$B17:.$CQ17])" office:value-type="float" office:value="0.285708825379688" calcext:value-type="float">
            <text:p>0.2857088254</text:p>
          </table:table-cell>
          <table:table-cell table:formula="of:=CORREL([leaf_angle_phenotypes.$B$8:.$CQ$8];[leaf_angle_phenotypes.$B17:.$CQ17])" office:value-type="float" office:value="0.299555916801095" calcext:value-type="float">
            <text:p>0.2995559168</text:p>
          </table:table-cell>
          <table:table-cell table:formula="of:=CORREL([leaf_angle_phenotypes.$B$9:.$CQ$9];[leaf_angle_phenotypes.$B17:.$CQ17])" office:value-type="float" office:value="0.327143348641249" calcext:value-type="float">
            <text:p>0.3271433486</text:p>
          </table:table-cell>
          <table:table-cell table:formula="of:=CORREL([leaf_angle_phenotypes.$B$10:.$CQ$10];[leaf_angle_phenotypes.$B17:.$CQ17])" office:value-type="float" office:value="0.297823447184136" calcext:value-type="float">
            <text:p>0.2978234472</text:p>
          </table:table-cell>
          <table:table-cell table:formula="of:=CORREL([leaf_angle_phenotypes.$B$11:.$CQ$11];[leaf_angle_phenotypes.$B17:.$CQ17])" office:value-type="float" office:value="0.302723676571655" calcext:value-type="float">
            <text:p>0.3027236766</text:p>
          </table:table-cell>
          <table:table-cell table:formula="of:=CORREL([leaf_angle_phenotypes.$B$12:.$CQ$12];[leaf_angle_phenotypes.$B17:.$CQ17])" office:value-type="float" office:value="0.884373226699359" calcext:value-type="float">
            <text:p>0.8843732267</text:p>
          </table:table-cell>
          <table:table-cell table:formula="of:=CORREL([leaf_angle_phenotypes.$B$13:.$CQ$13];[leaf_angle_phenotypes.$B17:.$CQ17])" office:value-type="float" office:value="0.935719133096863" calcext:value-type="float">
            <text:p>0.9357191331</text:p>
          </table:table-cell>
          <table:table-cell table:formula="of:=CORREL([leaf_angle_phenotypes.$B$14:.$CQ$14];[leaf_angle_phenotypes.$B17:.$CQ17])" office:value-type="float" office:value="0.894571410514951" calcext:value-type="float">
            <text:p>0.8945714105</text:p>
          </table:table-cell>
          <table:table-cell table:formula="of:=CORREL([leaf_angle_phenotypes.$B$15:.$CQ$15];[leaf_angle_phenotypes.$B17:.$CQ17])" office:value-type="float" office:value="0.938952353094315" calcext:value-type="float">
            <text:p>0.9389523531</text:p>
          </table:table-cell>
          <table:table-cell table:formula="of:=CORREL([leaf_angle_phenotypes.$B$16:.$CQ$16];[leaf_angle_phenotypes.$B17:.$CQ17])" office:value-type="float" office:value="0.900638959021633" calcext:value-type="float">
            <text:p>0.900638959</text:p>
          </table:table-cell>
          <table:table-cell table:formula="of:=CORREL([leaf_angle_phenotypes.$B$17:.$CQ$17];[leaf_angle_phenotypes.$B17:.$CQ17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currency-style style:name="N127">
      <number:currency-symbol number:language="en" number:country="US">$</number:currency-symbol>
      <number:text> </number:text>
      <number:number number:decimal-places="0" number:min-integer-digits="1" number:grouping="true"/>
    </number:currency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8">
      <number:number number:decimal-places="0" number:min-integer-digits="5"/>
    </number:number-style>
    <number:number-style style:name="N149">
      <number:number number:decimal-places="1" number:min-integer-digits="1"/>
    </number:number-style>
    <number:number-style style:name="N150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Warning_20_Text" style:display-name="Excel_BuiltIn_Warning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 style:data-style-name="N2" text:time-value="13:58:01.805966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1:18:49.980291679</meta:creation-date>
    <dc:date>2015-07-24T14:14:29.429955379</dc:date>
    <meta:editing-duration>P3DT18M40S</meta:editing-duration>
    <meta:editing-cycles>9</meta:editing-cycles>
    <meta:generator>LibreOffice/4.2.7.2$Linux_X86_64 LibreOffice_project/420m0$Build-2</meta:generator>
    <meta:document-statistic meta:table-count="3" meta:cell-count="1992" meta:object-count="0"/>
  </office:meta>
</office:document-meta>
</file>